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Brodway" svg:font-family="Brodway, 'Times New 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cm" fo:margin-right="0.3cm" fo:margin-top="0cm" fo:margin-bottom="0cm" loext:contextual-spacing="false" fo:text-indent="1cm" style:auto-text-indent="false"/>
      <style:text-properties style:text-position="18% 100%" style:font-name="DejaVu Sans" fo:font-size="11pt" style:font-size-asian="11pt" style:font-name-complex="Times New Roman" style:font-size-complex="11pt"/>
    </style:style>
    <style:style style:name="P2" style:family="paragraph" style:parent-style-name="ALINTI">
      <style:paragraph-properties fo:margin-left="0cm" fo:margin-right="0.3cm" fo:margin-top="0cm" fo:margin-bottom="0cm" loext:contextual-spacing="false" fo:text-indent="1cm" style:auto-text-indent="false"/>
      <style:text-properties fo:color="#ff0000" style:text-position="18% 100%" style:font-name="DejaVu Sans" fo:font-size="11pt" style:font-size-asian="11pt" style:font-name-complex="Times New Roman" style:font-size-complex="11pt"/>
    </style:style>
    <style:style style:name="P3" style:family="paragraph" style:parent-style-name="ALINTI">
      <style:paragraph-properties fo:margin-left="0cm" fo:margin-right="0.3cm" fo:margin-top="0cm" fo:margin-bottom="0cm" loext:contextual-spacing="false" fo:text-indent="1cm" style:auto-text-indent="false"/>
      <style:text-properties style:font-name="DejaVu Sans"/>
    </style:style>
    <style:style style:name="P4" style:family="paragraph" style:parent-style-name="ALINTI">
      <style:paragraph-properties fo:margin-left="0cm" fo:margin-right="0.3cm" fo:margin-top="0cm" fo:margin-bottom="0cm" loext:contextual-spacing="false" fo:text-indent="1cm" style:auto-text-indent="false"/>
      <style:text-properties style:font-name="DejaVu Sans" fo:font-size="11pt" style:font-size-asian="11pt" style:font-name-complex="Times New Roman" style:font-size-complex="11pt"/>
    </style:style>
    <style:style style:name="P5" style:family="paragraph" style:parent-style-name="ANA_20_METIN">
      <style:paragraph-properties fo:margin-left="0cm" fo:margin-right="0.3cm" fo:line-height="0.564cm" fo:text-indent="1cm" style:auto-text-indent="false"/>
      <style:text-properties fo:color="#ff0000" style:font-name="DejaVu Sans" fo:font-size="18pt" fo:letter-spacing="0.485cm" fo:font-weight="bold" style:font-size-asian="18pt" style:font-weight-asian="bold" style:font-name-complex="Times New Roman" style:font-size-complex="11pt"/>
    </style:style>
    <style:style style:name="P6" style:family="paragraph" style:parent-style-name="ANA_20_METIN">
      <style:paragraph-properties fo:margin-left="0cm" fo:margin-right="0.3cm" fo:line-height="0.564cm" fo:text-indent="1cm" style:auto-text-indent="false"/>
      <style:text-properties fo:color="#ff0000" style:font-name="DejaVu Sans" fo:font-size="18pt" fo:letter-spacing="0.22cm" fo:font-weight="bold" style:font-size-asian="18pt" style:font-weight-asian="bold" style:font-name-complex="Times New Roman" style:font-size-complex="11pt"/>
    </style:style>
    <style:style style:name="P7" style:family="paragraph" style:parent-style-name="ANA_20_METIN">
      <style:paragraph-properties fo:margin-left="0cm" fo:margin-right="0.3cm" fo:line-height="0.564cm" fo:text-indent="1cm" style:auto-text-indent="false"/>
      <style:text-properties fo:color="#ff0000" style:font-name="DejaVu Sans" fo:font-size="18pt" fo:letter-spacing="0.45cm" fo:font-weight="bold" style:font-size-asian="18pt" style:font-weight-asian="bold" style:font-name-complex="Times New Roman" style:font-size-complex="11pt"/>
    </style:style>
    <style:style style:name="P8" style:family="paragraph" style:parent-style-name="ANA_20_METIN">
      <style:paragraph-properties fo:margin-left="0cm" fo:margin-right="0.3cm" fo:line-height="0.564cm" fo:text-indent="1cm" style:auto-text-indent="false"/>
      <style:text-properties fo:color="#ff0000" style:font-name="DejaVu Sans" fo:letter-spacing="0.485cm" fo:font-weight="bold" style:font-weight-asian="bold" style:font-name-complex="Times New Roman" style:font-size-complex="11pt"/>
    </style:style>
    <style:style style:name="P9" style:family="paragraph" style:parent-style-name="ANA_20_METIN">
      <style:paragraph-properties fo:margin-left="0cm" fo:margin-right="0.3cm" fo:line-height="0.564cm" fo:text-indent="1cm" style:auto-text-indent="false"/>
      <style:text-properties fo:color="#ff0000" style:font-name="DejaVu Sans" fo:letter-spacing="0.22cm" fo:font-weight="bold" style:font-weight-asian="bold" style:font-name-complex="Times New Roman" style:font-size-complex="11pt"/>
    </style:style>
    <style:style style:name="P10" style:family="paragraph" style:parent-style-name="ANA_20_METIN">
      <style:paragraph-properties fo:margin-left="0cm" fo:margin-right="0.3cm" fo:line-height="0.564cm" fo:text-indent="1cm" style:auto-text-indent="false"/>
      <style:text-properties fo:color="#ff0000" style:font-name="DejaVu Sans" fo:letter-spacing="0.45cm" fo:font-weight="bold" style:font-weight-asian="bold" style:font-name-complex="Times New Roman" style:font-size-complex="11pt"/>
    </style:style>
    <style:style style:name="P11" style:family="paragraph" style:parent-style-name="ANA_20_METIN">
      <style:paragraph-properties fo:margin-left="0cm" fo:margin-right="0.3cm" fo:line-height="100%" fo:text-align="center" style:justify-single-word="false" fo:text-indent="1cm" style:auto-text-indent="false"/>
      <style:text-properties fo:color="#000000" style:font-name="DejaVu Sans" fo:font-size="18pt" fo:letter-spacing="0.22cm" fo:font-weight="bold" style:font-size-asian="18pt" style:font-weight-asian="bold" style:font-name-complex="Times New Roman" style:font-size-complex="18pt"/>
    </style:style>
    <style:style style:name="P12" style:family="paragraph" style:parent-style-name="ANA_20_METIN">
      <style:paragraph-properties fo:margin-left="0cm" fo:margin-right="0.3cm" fo:line-height="0.564cm" fo:text-indent="1cm" style:auto-text-indent="false"/>
      <style:text-properties style:font-name="DejaVu Sans"/>
    </style:style>
    <style:style style:name="P13" style:family="paragraph" style:parent-style-name="ANA_20_METIN">
      <style:paragraph-properties fo:margin-left="0cm" fo:margin-right="0.3cm" fo:line-height="0.564cm" fo:text-indent="1cm" style:auto-text-indent="false"/>
      <style:text-properties style:font-name="DejaVu Sans" style:font-name-complex="Times New Roman" style:font-size-complex="11pt"/>
    </style:style>
    <style:style style:name="P14" style:family="paragraph" style:parent-style-name="ANA_20_METIN">
      <style:paragraph-properties fo:margin-left="0cm" fo:margin-right="0.3cm" fo:line-height="0.564cm" fo:text-indent="1cm" style:auto-text-indent="false"/>
      <style:text-properties style:font-name="DejaVu Sans" fo:font-size="11pt" fo:font-weight="bold" style:font-size-asian="11pt" style:font-weight-asian="bold" style:font-name-complex="Times New Roman" style:font-size-complex="11pt"/>
    </style:style>
    <style:style style:name="P15" style:family="paragraph" style:parent-style-name="ANA_20_METIN">
      <style:paragraph-properties fo:margin-left="0cm" fo:margin-right="0.3cm" fo:line-height="0.564cm" fo:text-indent="1cm" style:auto-text-indent="false"/>
      <style:text-properties style:font-name="DejaVu Sans" fo:font-size="11pt" fo:letter-spacing="-0.009cm" fo:font-weight="bold" style:font-size-asian="11pt" style:font-weight-asian="bold" style:font-name-complex="Times New Roman" style:font-size-complex="11pt"/>
    </style:style>
    <style:style style:name="P16" style:family="paragraph" style:parent-style-name="ANA_20_METIN">
      <style:paragraph-properties fo:margin-left="0cm" fo:margin-right="0.3cm" fo:line-height="0.564cm" fo:text-indent="1cm" style:auto-text-indent="false"/>
      <style:text-properties style:font-name="DejaVu Sans" fo:font-size="11pt" fo:letter-spacing="-0.009cm" style:font-size-asian="11pt" style:font-name-complex="Times New Roman" style:font-size-complex="11pt"/>
    </style:style>
    <style:style style:name="P17" style:family="paragraph" style:parent-style-name="ANA_20_METIN">
      <style:paragraph-properties fo:margin-left="0cm" fo:margin-right="0.3cm" fo:line-height="0.564cm" fo:text-indent="1cm" style:auto-text-indent="false"/>
      <style:text-properties style:font-name="DejaVu Sans" fo:font-size="11pt" fo:letter-spacing="0.018cm" fo:font-weight="bold" style:font-size-asian="11pt" style:font-weight-asian="bold" style:font-name-complex="Times New Roman" style:font-size-complex="11pt"/>
    </style:style>
    <style:style style:name="P18" style:family="paragraph" style:parent-style-name="ANA_20_METIN">
      <style:paragraph-properties fo:margin-left="0cm" fo:margin-right="0.3cm" fo:line-height="0.564cm" fo:text-indent="1cm" style:auto-text-indent="false"/>
      <style:text-properties style:font-name="DejaVu Sans" fo:font-size="18pt" fo:letter-spacing="0.132cm" style:font-size-asian="18pt" style:font-name-complex="Times New Roman" style:font-size-complex="11pt"/>
    </style:style>
    <style:style style:name="P19" style:family="paragraph" style:parent-style-name="ANA_20_METIN">
      <style:paragraph-properties fo:margin-left="0cm" fo:margin-right="0.3cm" fo:line-height="0.564cm" fo:text-indent="1cm" style:auto-text-indent="false"/>
      <style:text-properties style:font-name="DejaVu Sans" fo:font-size="16pt" fo:letter-spacing="0.132cm" style:font-size-asian="16pt" style:font-name-complex="Times New Roman" style:font-size-complex="11pt"/>
    </style:style>
    <style:style style:name="P20" style:family="paragraph" style:parent-style-name="ANA_20_METIN">
      <style:paragraph-properties fo:margin-left="0cm" fo:margin-right="0.3cm" fo:line-height="0.564cm" fo:text-indent="1cm" style:auto-text-indent="false"/>
      <style:text-properties style:font-name="DejaVu Sans" fo:font-size="16pt" fo:letter-spacing="0.132cm" fo:font-weight="bold" style:font-size-asian="16pt" style:font-weight-asian="bold" style:font-name-complex="Times New Roman" style:font-size-complex="11pt"/>
    </style:style>
    <style:style style:name="P21" style:family="paragraph" style:parent-style-name="ANA_20_METIN">
      <style:paragraph-properties fo:margin-left="0cm" fo:margin-right="0.3cm" fo:line-height="0.564cm" fo:text-indent="1cm" style:auto-text-indent="false"/>
      <style:text-properties style:font-name="DejaVu Sans" fo:font-size="16pt" fo:letter-spacing="0.159cm" style:font-size-asian="16pt" style:font-name-complex="Times New Roman" style:font-size-complex="11pt"/>
    </style:style>
    <style:style style:name="P22" style:family="paragraph" style:parent-style-name="ANA_20_METIN">
      <style:paragraph-properties fo:margin-left="0cm" fo:margin-right="0.3cm" fo:line-height="0.564cm" fo:text-indent="1cm" style:auto-text-indent="false"/>
      <style:text-properties style:font-name="DejaVu Sans" fo:font-size="16pt" fo:letter-spacing="-0.009cm" style:font-size-asian="16pt" style:font-name-complex="Times New Roman" style:font-size-complex="11pt"/>
    </style:style>
    <style:style style:name="P23" style:family="paragraph" style:parent-style-name="ANA_20_METIN">
      <style:paragraph-properties fo:margin-left="0cm" fo:margin-right="0.3cm" fo:line-height="100%" fo:text-indent="1cm" style:auto-text-indent="false"/>
      <style:text-properties style:font-name="DejaVu Sans" fo:font-size="16pt" fo:letter-spacing="0.018cm" fo:font-weight="bold" style:font-size-asian="16pt" style:font-weight-asian="bold" style:font-name-complex="Times New Roman" style:font-size-complex="16pt"/>
    </style:style>
    <style:style style:name="P24" style:family="paragraph" style:parent-style-name="ANA_20_METIN">
      <style:paragraph-properties fo:margin-left="0cm" fo:margin-right="0.3cm" fo:line-height="0.564cm" fo:text-indent="1cm" style:auto-text-indent="false"/>
      <style:text-properties style:font-name="DejaVu Sans" fo:font-size="16pt" style:font-size-asian="16pt" style:font-name-complex="Times New Roman" style:font-size-complex="11pt"/>
    </style:style>
    <style:style style:name="P25" style:family="paragraph" style:parent-style-name="ANA_20_METIN">
      <style:paragraph-properties fo:margin-left="0cm" fo:margin-right="0.3cm" fo:line-height="0.564cm" fo:text-indent="1cm" style:auto-text-indent="false"/>
      <style:text-properties style:font-name="DejaVu Sans" fo:letter-spacing="-0.009cm" style:font-name-complex="Times New Roman" style:font-size-complex="11pt"/>
    </style:style>
    <style:style style:name="P26" style:family="paragraph" style:parent-style-name="ANA_20_METIN">
      <style:paragraph-properties fo:margin-left="0cm" fo:margin-right="0.3cm" fo:line-height="100%" fo:text-align="center" style:justify-single-word="false" fo:text-indent="1cm" style:auto-text-indent="false" fo:break-before="page"/>
      <style:text-properties fo:color="#000000" style:font-name="DejaVu Sans" fo:font-size="18pt" fo:letter-spacing="0.22cm" fo:font-weight="bold" style:font-size-asian="18pt" style:font-weight-asian="bold" style:font-name-complex="Times New Roman" style:font-size-complex="18pt"/>
    </style:style>
    <style:style style:name="P27" style:family="paragraph" style:parent-style-name="ANA_20_METIN">
      <style:paragraph-properties fo:margin-left="0cm" fo:margin-right="0.3cm" fo:line-height="100%" fo:text-indent="1cm" style:auto-text-indent="false" fo:break-before="page"/>
      <style:text-properties style:font-name="DejaVu Sans" fo:font-size="16pt" fo:letter-spacing="0.018cm" fo:font-weight="bold" style:font-size-asian="16pt" style:font-weight-asian="bold" style:font-name-complex="Times New Roman" style:font-size-complex="16pt"/>
    </style:style>
    <style:style style:name="P28" style:family="paragraph" style:parent-style-name="ANA_20_METIN">
      <style:paragraph-properties fo:margin-left="0cm" fo:margin-right="0.3cm" fo:line-height="100%" fo:text-indent="0cm" style:auto-text-indent="false" fo:break-before="page"/>
      <style:text-properties style:font-name="DejaVu Sans" fo:font-size="18pt" fo:letter-spacing="-0.009cm" fo:font-weight="bold" style:font-size-asian="18pt" style:font-weight-asian="bold" style:font-name-complex="Times New Roman" style:font-size-complex="18pt"/>
    </style:style>
    <style:style style:name="P29" style:family="paragraph" style:parent-style-name="ANA_20_METIN">
      <style:paragraph-properties fo:margin-left="0cm" fo:margin-right="0.3cm" fo:line-height="0.564cm" fo:text-indent="0cm" style:auto-text-indent="false"/>
      <style:text-properties style:font-name="DejaVu Sans" fo:font-size="18pt" fo:letter-spacing="-0.009cm" fo:font-weight="bold" style:font-size-asian="18pt" style:font-weight-asian="bold" style:font-name-complex="Times New Roman" style:font-size-complex="11pt"/>
    </style:style>
    <style:style style:name="P30" style:family="paragraph" style:parent-style-name="ANA_20_METIN">
      <style:paragraph-properties fo:margin-left="0cm" fo:margin-right="0.3cm" fo:line-height="0.564cm" fo:text-indent="0cm" style:auto-text-indent="false"/>
      <style:text-properties style:font-name="DejaVu Sans" fo:letter-spacing="-0.009cm" style:font-name-complex="Times New Roman" style:font-size-complex="11pt"/>
    </style:style>
    <style:style style:name="P31" style:family="paragraph" style:parent-style-name="ANA_20_METIN">
      <style:paragraph-properties fo:margin-left="0cm" fo:margin-right="0.3cm" fo:line-height="0.564cm" fo:text-indent="0cm" style:auto-text-indent="false"/>
      <style:text-properties style:font-name="DejaVu Sans"/>
    </style:style>
    <style:style style:name="P32"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33"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text-underline-style="solid" style:text-underline-width="auto" style:text-underline-color="font-color" style:font-size-asian="11pt" style:font-name-complex="Times New Roman" style:font-size-complex="11pt"/>
    </style:style>
    <style:style style:name="P34"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letter-spacing="-0.009cm" fo:font-weight="normal" style:font-size-asian="11pt" style:font-weight-asian="normal" style:font-name-complex="Times New Roman" style:font-size-complex="11pt"/>
    </style:style>
    <style:style style:name="P35"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letter-spacing="-0.009cm" style:font-size-asian="11pt" style:font-name-complex="Times New Roman" style:font-size-complex="11pt"/>
    </style:style>
    <style:style style:name="P36"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font-weight="normal" style:font-size-asian="11pt" style:font-weight-asian="normal" style:font-name-complex="Times New Roman" style:font-size-complex="11pt"/>
    </style:style>
    <style:style style:name="P37" style:family="paragraph" style:parent-style-name="ARA_20_BASLIK">
      <style:paragraph-properties fo:margin-left="0cm" fo:margin-right="0.3cm" fo:margin-top="0cm" fo:margin-bottom="0cm" loext:contextual-spacing="false" fo:line-height="100%" fo:text-align="justify" style:justify-single-word="false" fo:text-indent="1cm" style:auto-text-indent="false"/>
      <style:text-properties style:font-name="DejaVu Sans"/>
    </style:style>
    <style:style style:name="P38" style:family="paragraph" style:parent-style-name="ARA_20_BASLIK">
      <style:paragraph-properties fo:margin-left="0cm" fo:margin-right="0.3cm" fo:margin-top="0cm" fo:margin-bottom="0cm" loext:contextual-spacing="false" fo:line-height="100%" fo:text-align="justify" style:justify-single-word="false" fo:text-indent="1cm" style:auto-text-indent="false"/>
      <style:text-properties style:font-name="DejaVu Sans" fo:font-size="16pt" style:font-size-asian="16pt" style:font-name-complex="Times New Roman" style:font-size-complex="16pt"/>
    </style:style>
    <style:style style:name="P39" style:family="paragraph" style:parent-style-name="ARA_20_BASLIK">
      <style:paragraph-properties fo:margin-left="0cm" fo:margin-right="0.3cm" fo:margin-top="0cm" fo:margin-bottom="0cm" loext:contextual-spacing="false" fo:line-height="100%" fo:text-align="justify" style:justify-single-word="false" fo:text-indent="1cm" style:auto-text-indent="false"/>
      <style:text-properties style:font-name="DejaVu Sans" fo:font-size="16pt" fo:letter-spacing="-0.009cm" style:font-size-asian="16pt" style:font-name-complex="Times New Roman" style:font-size-complex="16pt"/>
    </style:style>
    <style:style style:name="P40"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4pt" style:font-size-asian="14pt" style:font-name-complex="Times New Roman" style:font-size-complex="14pt"/>
    </style:style>
    <style:style style:name="P41"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4pt" fo:letter-spacing="normal" style:font-size-asian="14pt" style:font-name-complex="Times New Roman" style:font-size-complex="14pt"/>
    </style:style>
    <style:style style:name="P42" style:family="paragraph" style:parent-style-name="ARA_20_BASLIK">
      <style:paragraph-properties fo:margin-left="0cm" fo:margin-right="0.3cm" fo:margin-top="0cm" fo:margin-bottom="0cm" loext:contextual-spacing="false" fo:line-height="100%" fo:text-align="justify" style:justify-single-word="false" fo:text-indent="1cm" style:auto-text-indent="false" fo:break-before="page"/>
      <style:text-properties style:font-name="DejaVu Sans" fo:font-size="16pt" style:font-size-asian="16pt" style:font-name-complex="Times New Roman" style:font-size-complex="16pt"/>
    </style:style>
    <style:style style:name="P43"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style:style>
    <style:style style:name="P44"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font-weight="bold" style:font-size-asian="11pt" style:font-weight-asian="bold" style:font-name-complex="Times New Roman" style:font-size-complex="11pt"/>
    </style:style>
    <style:style style:name="P45" style:family="paragraph" style:parent-style-name="AYET">
      <style:paragraph-properties fo:margin-left="0cm" fo:margin-right="0.3cm" fo:margin-top="0cm" fo:margin-bottom="0cm" loext:contextual-spacing="false" fo:line-height="0.564cm" fo:text-align="center"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46"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47"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etter-spacing="0.018cm" fo:font-weight="bold" style:font-size-asian="11pt" style:font-weight-asian="bold" style:font-name-complex="Times New Roman" style:font-size-complex="11pt"/>
    </style:style>
    <style:style style:name="P48"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etter-spacing="0.018cm" style:font-size-asian="11pt" style:font-name-complex="Times New Roman" style:font-size-complex="11pt"/>
    </style:style>
    <style:style style:name="P49"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etter-spacing="-0.009cm" style:font-size-asian="11pt" style:font-name-complex="Times New Roman" style:font-size-complex="11pt"/>
    </style:style>
    <style:style style:name="P50"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etter-spacing="-0.009cm" fo:font-weight="bold" style:font-size-asian="11pt" style:font-weight-asian="bold" style:font-name-complex="Times New Roman" style:font-size-complex="11pt"/>
    </style:style>
    <style:style style:name="P51"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etter-spacing="0.009cm" style:font-size-asian="11pt" style:font-name-complex="Times New Roman" style:font-size-complex="11pt"/>
    </style:style>
    <style:style style:name="P52"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etter-spacing="0.009cm" fo:font-weight="bold" style:font-size-asian="11pt" style:font-weight-asian="bold" style:font-name-complex="Times New Roman" style:font-size-complex="11pt"/>
    </style:style>
    <style:style style:name="P53"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54" style:family="paragraph" style:parent-style-name="AYET">
      <style:paragraph-properties fo:margin-left="0cm" fo:margin-right="0.3cm" fo:margin-top="0cm" fo:margin-bottom="0cm" loext:contextual-spacing="false" fo:line-height="0.564cm" fo:text-indent="0cm" style:auto-text-indent="false" fo:break-before="page"/>
      <style:text-properties style:font-name="DejaVu Sans"/>
    </style:style>
    <style:style style:name="P55" style:family="paragraph" style:parent-style-name="AYET_20_ALT">
      <style:paragraph-properties fo:margin-left="0cm" fo:margin-right="0.3cm" fo:margin-top="0cm" fo:margin-bottom="0cm" loext:contextual-spacing="false" fo:line-height="0.564cm" fo:text-indent="1cm" style:auto-text-indent="false"/>
      <style:text-properties style:font-name="DejaVu Sans" fo:font-size="11pt" fo:letter-spacing="-0.009cm" style:font-size-asian="11pt" style:font-name-complex="Times New Roman" style:font-size-complex="11pt"/>
    </style:style>
    <style:style style:name="P56" style:family="paragraph" style:parent-style-name="AYET_20_ÜST">
      <style:paragraph-properties fo:margin-left="0cm" fo:margin-right="0.3cm" fo:margin-top="0cm" fo:margin-bottom="0cm" loext:contextual-spacing="false" fo:line-height="0.564cm" fo:text-indent="1cm" style:auto-text-indent="false"/>
      <style:text-properties style:font-name="DejaVu Sans" fo:font-size="11pt" fo:letter-spacing="-0.009cm" style:font-size-asian="11pt" style:font-name-complex="Times New Roman" style:font-size-complex="11pt"/>
    </style:style>
    <style:style style:name="P57" style:family="paragraph" style:parent-style-name="Heading_20_1">
      <style:text-properties style:font-name="DejaVu Sans" fo:font-size="11pt" fo:letter-spacing="normal" fo:font-weight="normal" style:font-size-asian="11pt" style:font-weight-asian="normal" style:font-name-complex="Times New Roman" style:font-size-complex="11pt"/>
    </style:style>
    <style:style style:name="P58" style:family="paragraph" style:parent-style-name="Heading_20_1">
      <style:paragraph-properties fo:margin-left="0cm" fo:margin-right="0.3cm" fo:text-indent="1cm" style:auto-text-indent="false" fo:break-before="page"/>
      <style:text-properties style:font-name="DejaVu Sans"/>
    </style:style>
    <style:style style:name="P59" style:family="paragraph" style:parent-style-name="Heading_20_2">
      <style:paragraph-properties fo:margin-left="0cm" fo:margin-right="0.3cm" fo:line-height="100%" fo:text-align="justify" style:justify-single-word="false" fo:text-indent="1cm" style:auto-text-indent="false" fo:break-before="page"/>
      <style:text-properties style:font-name="DejaVu Sans" fo:font-size="11pt" fo:letter-spacing="0.22cm" fo:font-weight="bold" style:font-size-asian="11pt" style:font-weight-asian="bold" style:font-name-complex="Times New Roman" style:font-size-complex="11pt"/>
    </style:style>
    <style:style style:name="P60" style:family="paragraph" style:parent-style-name="Heading_20_2">
      <style:paragraph-properties fo:margin-left="0cm" fo:margin-right="0.3cm" fo:line-height="100%" fo:text-align="justify" style:justify-single-word="false" fo:text-indent="1cm" style:auto-text-indent="false"/>
      <style:text-properties style:font-name="DejaVu Sans" fo:font-size="18pt" fo:font-weight="bold" style:font-size-asian="18pt" style:font-weight-asian="bold" style:font-name-complex="Times New Roman" style:font-size-complex="18pt"/>
    </style:style>
    <style:style style:name="P61" style:family="paragraph" style:parent-style-name="Heading_20_2">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62" style:family="paragraph" style:parent-style-name="Heading_20_2">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63" style:family="paragraph" style:parent-style-name="Heading_20_4">
      <style:paragraph-properties fo:margin-left="0cm" fo:margin-right="0.3cm" fo:text-indent="1cm" style:auto-text-indent="false" fo:break-before="page"/>
      <style:text-properties fo:color="#000000" style:font-name="DejaVu Sans" fo:font-size="18pt" style:font-size-asian="18pt" style:font-name-complex="Times New Roman" style:font-size-complex="18pt"/>
    </style:style>
    <style:style style:name="P64" style:family="paragraph" style:parent-style-name="Standard">
      <style:text-properties style:font-name="DejaVu Sans"/>
    </style:style>
    <style:style style:name="P65" style:family="paragraph" style:parent-style-name="Standard">
      <style:paragraph-properties fo:margin-left="0cm" fo:margin-right="0.3cm" fo:line-height="0.564cm" fo:text-align="justify" style:justify-single-word="false" fo:text-indent="0cm" style:auto-text-indent="false"/>
      <style:text-properties style:font-name="DejaVu Sans"/>
    </style:style>
    <style:style style:name="P66" style:family="paragraph" style:parent-style-name="Standard">
      <style:paragraph-properties fo:margin-left="0cm" fo:margin-right="0.3cm" fo:line-height="0.564cm" fo:text-align="center" style:justify-single-word="false" fo:text-indent="1cm" style:auto-text-indent="false" fo:keep-with-next="always"/>
      <style:text-properties style:font-name="DejaVu Sans" fo:font-size="11pt" fo:letter-spacing="0.22cm" fo:font-weight="bold" style:font-size-asian="11pt" style:font-weight-asian="bold" style:font-name-complex="Times New Roman" style:font-size-complex="11pt"/>
    </style:style>
    <style:style style:name="P67" style:family="paragraph" style:parent-style-name="Standard">
      <style:paragraph-properties fo:margin-left="0cm" fo:margin-right="0.3cm" fo:text-align="center" style:justify-single-word="false" fo:text-indent="1cm" style:auto-text-indent="false" fo:keep-with-next="always"/>
      <style:text-properties style:font-name="DejaVu Sans" fo:font-size="36pt" fo:letter-spacing="0.22cm" fo:font-weight="bold" style:font-size-asian="36pt" style:font-weight-asian="bold" style:font-name-complex="Times New Roman" style:font-size-complex="36pt"/>
    </style:style>
    <style:style style:name="P68" style:family="paragraph" style:parent-style-name="Standard">
      <style:paragraph-properties fo:margin-left="0cm" fo:margin-right="0.3cm" fo:text-align="center" style:justify-single-word="false" fo:text-indent="1cm" style:auto-text-indent="false" fo:keep-with-next="always"/>
      <style:text-properties style:font-name="DejaVu Sans" fo:font-size="18pt" fo:letter-spacing="0.494cm" fo:font-weight="bold" style:font-size-asian="18pt" style:font-weight-asian="bold" style:font-name-complex="Times New Roman" style:font-size-complex="18pt"/>
    </style:style>
    <style:style style:name="P69"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font-weight="bold" style:font-size-asian="11pt" style:font-weight-asian="bold" style:font-name-complex="Times New Roman" style:font-size-complex="11pt"/>
    </style:style>
    <style:style style:name="P70"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 style:font-size-complex="11pt"/>
    </style:style>
    <style:style style:name="P71"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72" style:family="paragraph" style:parent-style-name="Standard">
      <style:paragraph-properties fo:margin-left="0cm" fo:margin-right="0.3cm" fo:text-align="center" style:justify-single-word="false" fo:text-indent="1cm" style:auto-text-indent="false"/>
      <style:text-properties style:font-name="DejaVu Sans" fo:font-size="11pt" style:font-size-asian="11pt" style:font-name-complex="Times New Roman" style:font-size-complex="11pt"/>
    </style:style>
    <style:style style:name="P73"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style="italic" style:font-size-asian="11pt" style:font-style-asian="italic" style:font-name-complex="Times New Roman" style:font-size-complex="11pt"/>
    </style:style>
    <style:style style:name="P74" style:family="paragraph" style:parent-style-name="Standard">
      <style:paragraph-properties fo:margin-left="0cm" fo:margin-right="0.3cm" fo:line-height="0.564cm" fo:text-align="center" style:justify-single-word="false" fo:text-indent="1cm" style:auto-text-indent="false"/>
      <style:text-properties style:font-name="DejaVu Sans" fo:font-size="11pt" fo:letter-spacing="0.071cm" fo:font-weight="bold" style:font-size-asian="11pt" style:font-weight-asian="bold" style:font-name-complex="Times New Roman" style:font-size-complex="11pt"/>
    </style:style>
    <style:style style:name="P75"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76"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text-underline-style="solid" style:text-underline-width="auto" style:text-underline-color="font-color" style:font-size-asian="11pt" style:font-name-complex="Times New Roman" style:font-size-complex="11pt"/>
    </style:style>
    <style:style style:name="P77" style:family="paragraph" style:parent-style-name="Standard">
      <style:paragraph-properties fo:margin-left="0cm" fo:margin-right="0.3cm" fo:text-align="center" style:justify-single-word="false" fo:text-indent="1cm" style:auto-text-indent="false"/>
      <style:text-properties style:font-name="DejaVu Sans" fo:font-size="26pt" fo:font-weight="bold" style:font-size-asian="26pt" style:font-weight-asian="bold" style:font-name-complex="Times New Roman" style:font-size-complex="26pt"/>
    </style:style>
    <style:style style:name="P78" style:family="paragraph" style:parent-style-name="Standard">
      <style:paragraph-properties fo:margin-left="0cm" fo:margin-right="0.3cm" fo:text-align="center" style:justify-single-word="false" fo:text-indent="1cm" style:auto-text-indent="false"/>
      <style:text-properties style:font-name="DejaVu Sans"/>
    </style:style>
    <style:style style:name="P79"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80" style:family="paragraph" style:parent-style-name="Standard">
      <style:paragraph-properties fo:margin-left="0cm" fo:margin-right="0.3cm" fo:line-height="0.564cm" fo:text-align="justify" style:justify-single-word="false" fo:text-indent="1cm" style:auto-text-indent="false"/>
      <style:text-properties style:font-name="DejaVu Sans" fo:font-size="18pt" fo:font-weight="bold" style:font-size-asian="18pt" style:font-weight-asian="bold" style:font-name-complex="Times New Roman" style:font-size-complex="18pt"/>
    </style:style>
    <style:style style:name="P81" style:family="paragraph" style:parent-style-name="Standard">
      <style:paragraph-properties fo:margin-left="0cm" fo:margin-right="0.3cm" fo:line-height="0.564cm" fo:text-align="justify" style:justify-single-word="false" fo:text-indent="1cm" style:auto-text-indent="false"/>
      <style:text-properties style:font-name="DejaVu Sans" style:font-name-complex="Times New Roman"/>
    </style:style>
    <style:style style:name="P82" style:family="paragraph" style:parent-style-name="Standard">
      <style:paragraph-properties fo:margin-left="0cm" fo:margin-right="0.3cm" fo:text-align="center" style:justify-single-word="false" fo:text-indent="1cm" style:auto-text-indent="false" fo:break-before="page"/>
      <style:text-properties style:font-name="DejaVu Sans" fo:font-size="11pt" fo:font-weight="bold" style:font-size-asian="11pt" style:font-weight-asian="bold" style:font-name-complex="Times New Roman" style:font-size-complex="11pt"/>
    </style:style>
    <style:style style:name="P83"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84" style:family="paragraph" style:parent-style-name="Standard">
      <style:paragraph-properties fo:margin-left="0cm" fo:margin-right="0.3cm"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85" style:family="paragraph" style:parent-style-name="Standard" style:master-page-name="Standard">
      <style:paragraph-properties fo:margin-left="0cm" fo:margin-right="0.3cm" fo:line-height="0.564cm" fo:text-align="center" style:justify-single-word="false" fo:text-indent="1cm" style:auto-text-indent="false" style:page-number="auto" fo:keep-with-next="always"/>
      <style:text-properties style:font-name="DejaVu Sans" fo:font-size="11pt" fo:letter-spacing="0.22cm" fo:font-weight="bold" style:font-size-asian="11pt" style:font-weight-asian="bold" style:font-name-complex="Times New Roman" style:font-size-complex="11pt"/>
    </style:style>
    <style:style style:name="P86" style:family="paragraph" style:parent-style-name="Standard">
      <style:paragraph-properties fo:margin-left="0cm" fo:margin-right="0.3cm" fo:text-align="center" style:justify-single-word="false" fo:text-indent="1.27cm" style:auto-text-indent="false" fo:keep-with-next="always"/>
      <style:text-properties style:font-name="DejaVu Sans" fo:font-size="36pt" fo:letter-spacing="0.494cm" fo:font-weight="bold" style:font-size-asian="36pt" style:font-weight-asian="bold" style:font-name-complex="Times New Roman" style:font-size-complex="36pt"/>
    </style:style>
    <style:style style:name="P87" style:family="paragraph" style:parent-style-name="Standard">
      <style:paragraph-properties fo:text-align="center" style:justify-single-word="false" fo:break-before="page"/>
      <style:text-properties style:font-name="DejaVu Sans" fo:font-size="18pt" fo:font-weight="bold" style:font-size-asian="18pt" style:font-weight-asian="bold" style:font-name-complex="Times New Roman" style:font-size-complex="18pt"/>
    </style:style>
    <style:style style:name="P88" style:family="paragraph" style:parent-style-name="Standard">
      <style:paragraph-properties fo:text-align="center" style:justify-single-word="false" fo:break-before="page"/>
      <style:text-properties style:font-name="DejaVu Sans" fo:font-size="18pt" fo:font-weight="bold" style:font-size-asian="18pt" style:font-weight-asian="bold" style:font-size-complex="18pt"/>
    </style:style>
    <style:style style:name="P89" style:family="paragraph" style:parent-style-name="Standard">
      <style:paragraph-properties fo:text-align="center" style:justify-single-word="false" fo:break-before="page"/>
      <style:text-properties style:font-name="DejaVu Sans"/>
    </style:style>
    <style:style style:name="P90" style:family="paragraph" style:parent-style-name="Standard">
      <style:paragraph-properties fo:margin-left="1cm" fo:margin-right="0cm" fo:text-indent="0cm" style:auto-text-indent="false" fo:break-before="page"/>
      <style:text-properties style:font-name="DejaVu Sans" fo:font-size="18pt" fo:font-weight="bold" style:font-size-asian="18pt" style:font-weight-asian="bold" style:font-name-complex="Times New Roman" style:font-size-complex="18pt"/>
    </style:style>
    <style:style style:name="T1" style:family="text">
      <style:text-properties fo:font-weight="bold" style:font-weight-asian="bold"/>
    </style:style>
    <style:style style:name="T2" style:family="text">
      <style:text-properties fo:font-weight="bold" style:font-weight-asian="bold" style:font-name-complex="Times New Roman" style:font-size-complex="11pt"/>
    </style:style>
    <style:style style:name="T3" style:family="text">
      <style:text-properties fo:letter-spacing="0.22cm"/>
    </style:style>
    <style:style style:name="T4" style:family="text">
      <style:text-properties style:font-name="Times New Roman" fo:font-size="36pt" fo:letter-spacing="0.22cm" fo:font-weight="bold" style:font-size-asian="36pt" style:font-weight-asian="bold" style:font-name-complex="Times New Roman" style:font-size-complex="36pt"/>
    </style:style>
    <style:style style:name="T5" style:family="text">
      <style:text-properties style:font-name="Times New Roman" fo:font-size="36pt" style:font-size-asian="36pt" style:font-name-complex="Times New Roman" style:font-size-complex="36pt"/>
    </style:style>
    <style:style style:name="T6" style:family="text">
      <style:text-properties style:font-name="Times New Roman" style:font-name-complex="Times New Roman"/>
    </style:style>
    <style:style style:name="T7" style:family="text">
      <style:text-properties style:font-name="Times New Roman" style:font-name-complex="Times New Roman" style:font-size-complex="11pt"/>
    </style:style>
    <style:style style:name="T8" style:family="text">
      <style:text-properties style:font-name="Times New Roman" fo:font-size="18pt" style:font-size-asian="18pt" style:font-name-complex="Times New Roman" style:font-size-complex="18pt"/>
    </style:style>
    <style:style style:name="T9" style:family="text">
      <style:text-properties style:font-name="Times New Roman" fo:font-size="18pt" fo:letter-spacing="0.15cm" fo:font-weight="bold" style:font-size-asian="18pt" style:font-weight-asian="bold" style:font-name-complex="Times New Roman" style:font-size-complex="18pt"/>
    </style:style>
    <style:style style:name="T10" style:family="text">
      <style:text-properties style:font-name="Times New Roman" fo:font-size="18pt" fo:font-weight="bold" style:font-size-asian="18pt" style:font-weight-asian="bold" style:font-name-complex="Times New Roman" style:font-size-complex="18pt"/>
    </style:style>
    <style:style style:name="T11" style:family="text">
      <style:text-properties style:font-name="Times New Roman" fo:font-size="11pt" style:font-size-asian="11pt" style:font-name-complex="Times New Roman" style:font-size-complex="11pt"/>
    </style:style>
    <style:style style:name="T12" style:family="text">
      <style:text-properties style:font-name="Times New Roman" fo:font-size="11pt" fo:letter-spacing="normal" fo:font-weight="bold" style:font-size-asian="11pt" style:font-weight-asian="bold" style:font-name-complex="Times New Roman" style:font-size-complex="11pt"/>
    </style:style>
    <style:style style:name="T13" style:family="text">
      <style:text-properties style:font-name="Times New Roman" fo:font-size="11pt" fo:letter-spacing="normal" style:font-size-asian="11pt" style:font-name-complex="Times New Roman" style:font-size-complex="11pt"/>
    </style:style>
    <style:style style:name="T14" style:family="text">
      <style:text-properties style:font-name="Times New Roman" fo:font-size="11pt" fo:letter-spacing="normal" fo:font-style="italic" style:font-size-asian="11pt" style:font-style-asian="italic" style:font-name-complex="Times New Roman" style:font-size-complex="11pt"/>
    </style:style>
    <style:style style:name="T15" style:family="text">
      <style:text-properties style:font-name="Times New Roman" fo:font-size="11pt" fo:font-weight="bold" style:font-size-asian="11pt" style:font-weight-asian="bold" style:font-name-complex="Times New Roman" style:font-size-complex="11pt"/>
    </style:style>
    <style:style style:name="T16" style:family="text">
      <style:text-properties style:font-name="Times New Roman" fo:font-size="11pt" fo:font-style="italic" style:font-size-asian="11pt" style:font-style-asian="italic" style:font-name-complex="Times New Roman" style:font-size-complex="11pt"/>
    </style:style>
    <style:style style:name="T17" style:family="text">
      <style:text-properties style:font-name="Times New Roman" fo:font-size="11pt" fo:letter-spacing="-0.009cm" style:font-size-asian="11pt" style:font-name-complex="Times New Roman" style:font-size-complex="11pt"/>
    </style:style>
    <style:style style:name="T18" style:family="text">
      <style:text-properties style:font-name="Times New Roman" fo:font-size="11pt" fo:letter-spacing="-0.009cm" fo:font-weight="bold" style:font-size-asian="11pt" style:font-weight-asian="bold" style:font-name-complex="Times New Roman" style:font-size-complex="11pt"/>
    </style:style>
    <style:style style:name="T19" style:family="text">
      <style:text-properties style:font-name="Times New Roman" fo:font-size="11pt" fo:letter-spacing="0.009cm" fo:font-weight="bold" style:font-size-asian="11pt" style:font-weight-asian="bold" style:font-name-complex="Times New Roman" style:font-size-complex="11pt"/>
    </style:style>
    <style:style style:name="T20" style:family="text">
      <style:text-properties style:font-name="Times New Roman" fo:font-size="26pt" fo:font-weight="bold" style:font-size-asian="26pt" style:font-weight-asian="bold" style:font-name-complex="Times New Roman" style:font-size-complex="26pt"/>
    </style:style>
    <style:style style:name="T21" style:family="text">
      <style:text-properties style:font-name="Times New Roman" fo:font-style="italic" style:font-style-asian="italic" style:font-name-complex="Times New Roman" style:font-size-complex="11pt"/>
    </style:style>
    <style:style style:name="T22" style:family="text">
      <style:text-properties style:font-name="Times New Roman" fo:font-weight="bold" style:font-weight-asian="bold" style:font-name-complex="Times New Roman" style:font-size-complex="11pt"/>
    </style:style>
    <style:style style:name="T23" style:family="text">
      <style:text-properties style:font-name="Times New Roman" fo:letter-spacing="0.132cm" style:font-name-complex="Times New Roman" style:font-size-complex="11pt"/>
    </style:style>
    <style:style style:name="T24" style:family="text">
      <style:text-properties style:font-name="Times New Roman" fo:font-size="16pt" style:font-size-asian="16pt" style:font-name-complex="Times New Roman" style:font-size-complex="16pt"/>
    </style:style>
    <style:style style:name="T25" style:family="text">
      <style:text-properties style:font-name="Times New Roman" fo:font-size="16pt" fo:letter-spacing="0.018cm" fo:font-weight="bold" style:font-size-asian="16pt" style:font-weight-asian="bold" style:font-name-complex="Times New Roman" style:font-size-complex="16pt"/>
    </style:style>
    <style:style style:name="T26" style:family="text">
      <style:text-properties style:font-name="Times New Roman" fo:letter-spacing="-0.009cm" style:font-name-complex="Times New Roman" style:font-size-complex="11pt"/>
    </style:style>
    <style:style style:name="T27" style:family="text">
      <style:text-properties style:font-name="Times New Roman" fo:letter-spacing="-0.009cm" fo:font-style="italic" style:font-style-asian="italic" style:font-name-complex="Times New Roman" style:font-size-complex="11pt"/>
    </style:style>
    <style:style style:name="T28" style:family="text">
      <style:text-properties style:font-name="Times New Roman" fo:letter-spacing="0.159cm" style:font-name-complex="Times New Roman" style:font-size-complex="11pt"/>
    </style:style>
    <style:style style:name="T29" style:family="text">
      <style:text-properties style:font-name="Times New Roman" fo:font-size="14pt" style:font-size-asian="14pt" style:font-name-complex="Times New Roman" style:font-size-complex="14pt"/>
    </style:style>
    <style:style style:name="T30" style:family="text">
      <style:text-properties style:font-name-complex="Times New Roman"/>
    </style:style>
    <style:style style:name="T31" style:family="text">
      <style:text-properties style:font-name-complex="Times New Roman" style:font-size-complex="11pt"/>
    </style:style>
    <style:style style:name="T32" style:family="text">
      <style:text-properties fo:font-size="18pt" fo:letter-spacing="0.15cm" fo:font-weight="bold" style:font-size-asian="18pt" style:font-weight-asian="bold" style:font-name-complex="Times New Roman" style:font-size-complex="18pt"/>
    </style:style>
    <style:style style:name="T33" style:family="text">
      <style:text-properties fo:font-size="18pt" style:font-size-asian="18pt" style:font-name-complex="Times New Roman" style:font-size-complex="18pt"/>
    </style:style>
    <style:style style:name="T34" style:family="text">
      <style:text-properties fo:font-size="18pt" fo:font-weight="bold" style:font-size-asian="18pt" style:font-weight-asian="bold" style:font-name-complex="Times New Roman" style:font-size-complex="18pt"/>
    </style:style>
    <style:style style:name="T35" style:family="text">
      <style:text-properties fo:font-size="11pt" style:font-size-asian="11pt"/>
    </style:style>
    <style:style style:name="T36" style:family="text">
      <style:text-properties fo:font-size="11pt" style:font-size-asian="11pt" style:font-name-complex="Times New Roman" style:font-size-complex="11pt"/>
    </style:style>
    <style:style style:name="T37" style:family="text">
      <style:text-properties fo:font-size="11pt" fo:letter-spacing="normal" style:font-size-asian="11pt" style:font-name-complex="Times New Roman" style:font-size-complex="11pt"/>
    </style:style>
    <style:style style:name="T38" style:family="text">
      <style:text-properties fo:font-size="11pt" fo:letter-spacing="normal" fo:font-style="italic" style:font-size-asian="11pt" style:font-style-asian="italic" style:font-name-complex="Times New Roman" style:font-size-complex="11pt"/>
    </style:style>
    <style:style style:name="T39" style:family="text">
      <style:text-properties fo:font-size="11pt" fo:font-weight="bold" style:font-size-asian="11pt" style:font-weight-asian="bold"/>
    </style:style>
    <style:style style:name="T40" style:family="text">
      <style:text-properties fo:font-size="11pt" fo:font-weight="bold" style:font-size-asian="11pt" style:font-weight-asian="bold" style:font-name-complex="Times New Roman" style:font-size-complex="11pt"/>
    </style:style>
    <style:style style:name="T41" style:family="text">
      <style:text-properties fo:font-size="11pt" fo:font-style="italic" style:font-size-asian="11pt" style:font-style-asian="italic" style:font-name-complex="Times New Roman" style:font-size-complex="11pt"/>
    </style:style>
    <style:style style:name="T42" style:family="text">
      <style:text-properties fo:font-size="11pt" fo:letter-spacing="-0.009cm" style:font-size-asian="11pt" style:font-name-complex="Times New Roman" style:font-size-complex="11pt"/>
    </style:style>
    <style:style style:name="T43" style:family="text">
      <style:text-properties fo:font-size="11pt" fo:letter-spacing="0.009cm" fo:font-weight="bold" style:font-size-asian="11pt" style:font-weight-asian="bold" style:font-name-complex="Times New Roman" style:font-size-complex="11pt"/>
    </style:style>
    <style:style style:name="T44" style:family="text">
      <style:text-properties fo:font-style="italic" style:font-style-asian="italic" style:font-name-complex="Times New Roman" style:font-size-complex="11pt"/>
    </style:style>
    <style:style style:name="T45" style:family="text">
      <style:text-properties fo:color="#ff0000"/>
    </style:style>
    <style:style style:name="T46" style:family="text">
      <style:text-properties fo:color="#ff0000" style:font-name="Times New Roman" fo:letter-spacing="0.485cm" fo:font-weight="bold" style:font-weight-asian="bold" style:font-name-complex="Times New Roman" style:font-size-complex="11pt"/>
    </style:style>
    <style:style style:name="T47" style:family="text">
      <style:text-properties fo:color="#ff0000" style:font-name="Times New Roman" fo:letter-spacing="0.22cm" fo:font-weight="bold" style:font-weight-asian="bold" style:font-name-complex="Times New Roman" style:font-size-complex="11pt"/>
    </style:style>
    <style:style style:name="T48" style:family="text">
      <style:text-properties fo:color="#ff0000" style:font-name="Times New Roman" fo:letter-spacing="0.45cm" fo:font-weight="bold" style:font-weight-asian="bold" style:font-name-complex="Times New Roman" style:font-size-complex="11pt"/>
    </style:style>
    <style:style style:name="T49" style:family="text">
      <style:text-properties fo:color="#ff0000" style:font-name="Times New Roman" style:font-name-complex="Times New Roman" style:font-size-complex="11pt"/>
    </style:style>
    <style:style style:name="T50" style:family="text">
      <style:text-properties fo:color="#ff0000" style:font-name="Times New Roman" fo:font-size="11pt" style:font-size-asian="11pt" style:font-name-complex="Times New Roman" style:font-size-complex="11pt"/>
    </style:style>
    <style:style style:name="T51" style:family="text">
      <style:text-properties fo:color="#ff0000" fo:letter-spacing="0.485cm" fo:font-weight="bold" style:font-weight-asian="bold" style:font-name-complex="Times New Roman" style:font-size-complex="11pt"/>
    </style:style>
    <style:style style:name="T52" style:family="text">
      <style:text-properties fo:color="#ff0000" fo:letter-spacing="0.22cm" fo:font-weight="bold" style:font-weight-asian="bold" style:font-name-complex="Times New Roman" style:font-size-complex="11pt"/>
    </style:style>
    <style:style style:name="T53" style:family="text">
      <style:text-properties fo:color="#ff0000" fo:letter-spacing="0.45cm" fo:font-weight="bold" style:font-weight-asian="bold" style:font-name-complex="Times New Roman" style:font-size-complex="11pt"/>
    </style:style>
    <style:style style:name="T54" style:family="text">
      <style:text-properties style:text-position="27% 100%" style:font-name="Times New Roman" style:font-name-complex="Times New Roman" style:font-size-complex="11pt"/>
    </style:style>
    <style:style style:name="T55" style:family="text">
      <style:text-properties style:text-position="27% 100%" style:font-name="Times New Roman" fo:font-size="11pt" style:font-size-asian="11pt" style:font-name-complex="Times New Roman" style:font-size-complex="11pt"/>
    </style:style>
    <style:style style:name="T56" style:family="text">
      <style:text-properties style:text-position="27% 100%" style:font-name="Times New Roman" fo:font-size="11pt" fo:letter-spacing="-0.009cm" style:font-size-asian="11pt" style:font-name-complex="Times New Roman" style:font-size-complex="11pt"/>
    </style:style>
    <style:style style:name="T57" style:family="text">
      <style:text-properties style:text-position="27% 100%" fo:font-size="11pt" style:font-size-asian="11pt" style:font-name-complex="Times New Roman" style:font-size-complex="11pt"/>
    </style:style>
    <style:style style:name="T58" style:family="text">
      <style:text-properties style:text-position="27% 100%" fo:font-size="11pt" fo:letter-spacing="-0.009cm" style:font-size-asian="11pt" style:font-name-complex="Times New Roman" style:font-size-complex="11pt"/>
    </style:style>
    <style:style style:name="T59" style:family="text">
      <style:text-properties style:text-position="27% 100%" style:font-name-complex="Times New Roman" style:font-size-complex="11pt"/>
    </style:style>
    <style:style style:name="T60" style:family="text">
      <style:text-properties fo:letter-spacing="0.132cm" style:font-name-complex="Times New Roman" style:font-size-complex="11pt"/>
    </style:style>
    <style:style style:name="T61" style:family="text">
      <style:text-properties fo:font-size="16pt" style:font-size-asian="16pt" style:font-name-complex="Times New Roman" style:font-size-complex="16pt"/>
    </style:style>
    <style:style style:name="T62" style:family="text">
      <style:text-properties fo:letter-spacing="-0.009cm"/>
    </style:style>
    <style:style style:name="T63" style:family="text">
      <style:text-properties fo:letter-spacing="-0.009cm" style:font-name-complex="Times New Roman" style:font-size-complex="11pt"/>
    </style:style>
    <style:style style:name="T64" style:family="text">
      <style:text-properties fo:letter-spacing="-0.009cm" fo:font-style="italic" style:font-style-asian="italic" style:font-name-complex="Times New Roman" style:font-size-complex="11pt"/>
    </style:style>
    <style:style style:name="T65" style:family="text">
      <style:text-properties fo:letter-spacing="0.159cm" style:font-name-complex="Times New Roman" style:font-size-complex="11pt"/>
    </style:style>
    <style:style style:name="T66" style:family="text">
      <style:text-properties fo:color="#000000" style:font-name="Times New Roman" fo:font-size="18pt" fo:letter-spacing="0.22cm" fo:font-weight="bold" style:font-size-asian="18pt" style:font-weight-asian="bold" style:font-name-complex="Times New Roman" style:font-size-complex="18pt"/>
    </style:style>
    <style:style style:name="T67" style:family="text">
      <style:text-properties fo:color="#000000" style:font-name="Times New Roman" fo:font-size="11pt" style:text-underline-style="solid" style:text-underline-width="auto" style:text-underline-color="font-color" style:font-size-asian="11pt" style:font-name-complex="Times New Roman" style:font-size-complex="11pt"/>
    </style:style>
    <style:style style:name="T68" style:family="text">
      <style:text-properties fo:color="#000000" fo:font-size="11pt" style:text-underline-style="solid" style:text-underline-width="auto" style:text-underline-color="font-color" style:font-size-asian="11pt" style:font-name-complex="Times New Roman" style:font-size-complex="11pt"/>
    </style:style>
    <style:style style:name="T69" style:family="text">
      <style:text-properties style:text-underline-style="solid" style:text-underline-width="auto" style:text-underline-color="font-color"/>
    </style:style>
    <style:style style:name="T70" style:family="text">
      <style:text-properties style:text-position="18% 100%"/>
    </style:style>
    <style:style style:name="T71" style:family="text">
      <style:text-properties style:text-position="18% 100%" fo:font-size="11pt" fo:letter-spacing="normal" style:font-size-asian="11pt" style:font-name-complex="Times New Roman" style:font-size-complex="11pt"/>
    </style:style>
    <style:style style:name="T72" style:family="text">
      <style:text-properties style:text-position="18% 100%" fo:font-size="11pt" style:font-size-asian="11pt" style:font-name-complex="Times New Roman" style:font-size-complex="11pt"/>
    </style:style>
    <style:style style:name="T73" style:family="text">
      <style:text-properties style:text-position="18% 100%" style:font-name="Times New Roman" fo:font-size="11pt" fo:letter-spacing="normal" style:font-size-asian="11pt" style:font-name-complex="Times New Roman" style:font-size-complex="11pt"/>
    </style:style>
    <style:style style:name="T74" style:family="text">
      <style:text-properties style:text-position="18% 100%" style:font-name="Times New Roman" fo:font-size="11pt" style:font-size-asian="11pt" style:font-name-complex="Times New Roman" style:font-size-complex="11pt"/>
    </style:style>
    <style:style style:name="T75" style:family="text">
      <style:text-properties style:text-position="18% 100%" style:font-name="Times New Roman" style:font-name-complex="Times New Roman" style:font-size-complex="11pt"/>
    </style:style>
    <style:style style:name="T76" style:family="text">
      <style:text-properties style:text-position="18% 100%" style:font-name-complex="Times New Roman" style:font-size-complex="11pt"/>
    </style:style>
    <style:style style:name="T77" style:family="text">
      <style:text-properties fo:font-size="14pt" style:font-size-asian="14pt"/>
    </style:style>
    <style:style style:name="T78" style:family="text">
      <style:text-properties fo:font-size="14pt" style:font-size-asian="14pt" style:font-name-complex="Times New Roman" style:font-size-complex="14pt"/>
    </style:style>
    <style:style style:name="T79" style:family="text">
      <style:text-properties fo:font-size="14pt" fo:letter-spacing="normal" style:font-size-asian="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66"/>
      <text:p text:style-name="P66"/>
      <text:p text:style-name="P66"/>
      <text:p text:style-name="P66"/>
      <text:p text:style-name="P66"/>
      <text:p text:style-name="P67"/>
      <text:p text:style-name="P67">THE</text:p>
      <text:p text:style-name="P68"/>
      <text:p text:style-name="P86">DARK CLAN</text:p>
      <text:p text:style-name="P70"/>
      <text:p text:style-name="P70"/>
      <text:p text:style-name="P70"/>
      <text:p text:style-name="P70"/>
      <text:p text:style-name="P45">'Ad were arrogant in the land, without any right, saying, </text:p>
      <text:p text:style-name="P45">"Who has greater strength than us?" </text:p>
      <text:p text:style-name="P45">Did they not see that Allah, Who created them, </text:p>
      <text:p text:style-name="P45">had greater strength than them? But they renounced Our Signs.</text:p>
      <text:p text:style-name="P45">(Qur'an, 41: 15)</text:p>
      <text:h text:style-name="P57" text:outline-level="1"/>
      <text:p text:style-name="P64"/>
      <text:p text:style-name="P64"/>
      <text:p text:style-name="P64"/>
      <text:p text:style-name="P64"/>
      <text:p text:style-name="P77">HARUN YAHYA</text:p>
      <text:p text:style-name="P77"/>
      <text:p text:style-name="P77"/>
      <text:p text:style-name="P82"/>
      <text:p text:style-name="P72"/>
      <text:p text:style-name="P72"/>
      <text:p text:style-name="P72"/>
      <text:p text:style-name="P72"/>
      <text:p text:style-name="P72"/>
      <text:p text:style-name="P72"/>
      <text:p text:style-name="P72"/>
      <text:p text:style-name="P72"/>
      <text:p text:style-name="P72"/>
      <text:p text:style-name="P78"><text:span text:style-name="T36">First published in Turkish in March 2003</text:span></text:p>
      <text:p text:style-name="P70">Millat Book Center, July 2003</text:p>
      <text:p text:style-name="P70"/>
      <text:p text:style-name="P70"/>
      <text:p text:style-name="P70">Distributed by</text:p>
      <text:p text:style-name="P70">Millat Center</text:p>
      <text:p text:style-name="P70"/>
      <text:p text:style-name="P70"/>
      <text:p text:style-name="P70">All translations from the Qur'an are from</text:p>
      <text:p text:style-name="P73">The Noble Qur'an: a New Rendering of its Meaning in English</text:p>
      <text:p text:style-name="P70">by Hajj Abdalhaqq and Aisha Bewley, published by Bookwork, Norwich, UK. 1420 CE/1999 AH.</text:p>
      <text:p text:style-name="P70"/>
      <text:p text:style-name="P70"/>
      <text:p text:style-name="P70">Website: http: // www.harunyahya.com</text:p>
      <text:p text:style-name="P70">E-mail: info@harunyahya.com</text:p>
      <text:p text:style-name="P70"/>
      <text:p text:style-name="P70">Translated by:Yasar Kutukcu</text:p>
      <text:p text:style-name="P70">Edited by: Uthman Ibrahim Morrison</text:p>
      <text:p text:style-name="P70"/>
      <text:p text:style-name="P70"/>
      <text:p text:style-name="P70">ISBN: 81-88273-78-3</text:p>
      <text:p text:style-name="P70"/>
      <text:p text:style-name="P70">Printed in India</text:p>
      <text:p text:style-name="P70"/>
      <text:p text:style-name="P74">www.harunyahya.com</text:p>
      <text:p text:style-name="P75"/>
      <text:h text:style-name="P59" text:outline-level="2"/>
      <text:h text:style-name="P60" text:outline-level="2">CONTENTS</text:h>
      <text:h text:style-name="P61" text:outline-level="2"/>
      <text:h text:style-name="P62" text:outline-level="2"/>
      <text:h text:style-name="P62" text:outline-level="2">Introduction<text:tab/><text:tab/><text:tab/><text:tab/><text:tab/></text:h>
      <text:p text:style-name="P71"/>
      <text:p text:style-name="P71">The Domain Of The Dark Clan<text:tab/><text:tab/></text:p>
      <text:p text:style-name="P71"/>
      <text:p text:style-name="P71">Social Darwinism And The Dark Clan<text:tab/></text:p>
      <text:p text:style-name="P71"/>
      <text:p text:style-name="P71">The Structure Of The Dark Clan<text:tab/><text:tab/></text:p>
      <text:p text:style-name="P71"/>
      <text:p text:style-name="P71">The Battle Tactics Of The Dark Clan<text:tab/><text:tab/></text:p>
      <text:p text:style-name="P71"/>
      <text:p text:style-name="P71">The End Of The Dark Clan And The Bright </text:p>
      <text:p text:style-name="P71">Future Of The World<text:tab/><text:tab/><text:tab/><text:tab/><text:tab/></text:p>
      <text:p text:style-name="P71"/>
      <text:p text:style-name="P71">Conclusion: Invitation To The Truth<text:tab/><text:tab/></text:p>
      <text:p text:style-name="P71"/>
      <text:p text:style-name="P71">The Deception of Evolution<text:tab/><text:tab/><text:tab/><text:tab/></text:p>
      <text:p text:style-name="P83"><text:span text:style-name="T32">ABOUT THE AUTHOR</text:span></text:p>
      <text:p text:style-name="P71"/>
      <text:p text:style-name="P71"/>
      <text:p text:style-name="P71">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79"><text:span text:style-name="T36">His pen-name is a composite of the names </text:span><text:span text:style-name="T41">Harun</text:span><text:span text:style-name="T36"> (Aaron) and </text:span><text:span text:style-name="T41">Yahya</text:span><text:span text:style-name="T36"> (John), in memory of the two esteemed Prophets who fought against their people's lack of faith. The Prophet's seal on the his books' covers is symbolic and is linked to the their contents. It represents the Qur'an (the final scripture) and the Prophet Muhammad (peace be upon him),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span></text:p>
      <text:p text:style-name="P71">All of Harun Yahya's works share one single goal: to convey the Qur' an's message, encourage readers to consider basic faith-related issues such as God's Existence and Unity and the hereafter; and to expose godless systems' feeble foundations and perverted ideologies. </text:p>
      <text:p text:style-name="P71">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p>
      <text:p text:style-name="P71">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s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71"><text:soft-page-break/>This is no doubt a result of the Qur'an's wisdom and lucidity. The author modestly intends to serve as a means in humanity's search for God's right path. No material gain is sought in the publication of these works.</text:p>
      <text:p text:style-name="P71">Those who encourage others to read these books, to open their minds and hearts and guide them to become more devoted servants of God, render an invaluable service. </text:p>
      <text:p text:style-name="P71">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s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71">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71">In this effort, the books of Harun Yahya assume a leading role. By the will of God, these books will be a means through which people in the twentyfirst century will attain the peace, justice, and happiness promised in the Qur'an.</text:p>
      <text:p text:style-name="P71"/>
      <text:h text:style-name="P58" text:outline-level="1"><text:span text:style-name="T33">TO THE READER</text:span></text:h>
      <text:p text:style-name="P71"/>
      <text:p text:style-name="P71"/>
      <text:p text:style-name="P71">A special chapter is assigned to the collapse of the theory of evolution because this theory constitutes the basis of all anti-spiritual philosophies. Since Darwinism rejects the fact of creation—and therefore, God's Existence—over the last 140 years it has caused many people to abandon their faith or fall into doubt. It is therefore an imperative service, a very important duty to show everyone that this theory is a deception. Since some readers may find the chance to read only one of our book, we think it appropriate to devote a chapter to summarise this subject. </text:p>
      <text:p text:style-name="P71"/>
      <text:p text:style-name="P71">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a one sitting. Even those who rigorously reject spirituality are influenced by the facts these books document and cannot refute the truthfulness of their contents. </text:p>
      <text:p text:style-name="P71"/>
      <text:p text:style-name="P71">This and all the other books by the author can be read individually, or discussed in a group. Readers eager to profit from the books will find discussion very useful, letting them relate their reflections and experiences to one another. </text:p>
      <text:p text:style-name="P71"/>
      <text:p text:style-name="P71">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p>
      <text:p text:style-name="P71"/>
      <text:p text:style-name="P71">We hope the reader will look through the reviews of his other books at the back of this book. His rich source material on faith-related issues is very useful, and a pleasure to read. </text:p>
      <text:p text:style-name="P71"/>
      <text:p text:style-name="P71">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71"/>
      <text:p text:style-name="P75"/>
      <text:h text:style-name="P61" text:outline-level="2"><text:soft-page-break/></text:h>
      <text:p text:style-name="P71"/>
      <text:p text:style-name="P90">INTRODUCTION</text:p>
      <text:p text:style-name="P5"/>
      <text:p text:style-name="P8"/>
      <text:p text:style-name="P12">In<text:span text:style-name="T31"> the world we live in a problem exists that is threatening social peace and harmony in every nation big or small: moral degeneration. In other words, people have forsaken moral qualities like being good, righteous, honest, forgiving, just, compassionate and honourable, in exchange for immorality and have chosen amorality as a life philosophy. How this problem (at the bottom of which lies egotism, greed, ruthlessness and carelessness) will be solved represents one of the biggest issues of the twenty-first century.</text:span></text:p>
      <text:p text:style-name="P13">Actually, many people are aware of the existence of this problem without having a solution for it. Family values are championed in most countries as an important source of morality and there are efforts being made to protect the young, who are the most affected section of society, from decadence.</text:p>
      <text:p text:style-name="P13">Education projects, seminars and campaigns, run by either the state or various non-governmental organizations aim to curb the effect of moral degeneration. However, these efforts have mostly failed to have a lasting effect. Moral degeneration is gaining momentum by the day because solutions are being sought in the wrong places and therefore these efforts end up in a vicious circle.</text:p>
      <text:p text:style-name="P13">The most important reason for this vicious circle is that those groups or individuals seeking to combat decadence fail to appreciate the degree to which it is being purposely encouraged and directed. The common view, which is true to some extent, that moral degeneration is an inevitable occurrence caused by the bad living conditions prevailing in society, does not provide a clear picture in relation to the causes and solutions to the problem because it fails to take into account a fundamental reality. It views social collapse as an independent phenomenon governed by its own internal processes, whereas the moral degeneration experienced in many countries of the world is deliberately directed and supported by a powerful body of people held together by a complex network of intricate relations and nefarious connections. These people use every means of propaganda, which is particularly effective in societies where spiritual values are weak and where lifestyles are not underpinned by religious morality. It even manages to infiltrate state bureaucracies (some Latin American countries present a shocking example of this as will be seen in the chapters to follow).</text:p>
      <text:p text:style-name="P12"><text:span text:style-name="T31">This powerful network consists of hundreds even thousands of people of all nations, languages and professions connected to one another by greed. Apart from relationships based on illegal or immoral gains, the common characteristics of the members of this group are their animosity towards religious values, their perverse philosophy and their corrupt way of life. It is possible to liken this large community to a clan which has been dispersed to the four corners of the earth. The dictionary definition of the word clan is either a group of people of common ancestry or, without having necessarily biological </text:span><text:soft-page-break/><text:span text:style-name="T31">bonds, a group of people adhering to one totem accepted as the symbol of the group. The famous anthropologist and sociologist L.H. Morgan says in his book </text:span><text:span text:style-name="T44">Ancient Society</text:span><text:span text:style-name="T31"> that we find an example of clan life in the existing bond between chiefs and members within the clan and in matters of wars, feuds and the sharing and communal working of the land.</text:span><text:span text:style-name="T59">1</text:span><text:span text:style-name="T31"> Research reveals that each clan has its own specific rules and taboos. The French historian Georges Dumézil says in one of his articles on totems and clans that each clan has its own secret taboos, unknown to the other clans and that what may be sacred in one may be unimportant and of no consequence in another.</text:span><text:span text:style-name="T59">2</text:span><text:span text:style-name="T31"> The word clan defines this community which stands at the forefront of moral degeneration, very well.</text:span></text:p>
      <text:p text:style-name="P13">The most important feature of a clan is the solidarity between its members. Even if the clan members live in different places, the bonds linking them are rock solid. They have a spirit of unity and solidarity and they protect and defend one another under all circumstances, but it needs to be stated that this solidarity is based on self-interest. The importance of the clan's protection is described in various sources as follows:</text:p>
      <text:p text:style-name="P3"><text:span text:style-name="T36">… The principle maxim is the clan/tribe not the individual as well as in matters of land, food, commerce, taboos, law, water resources, hunting grounds etc… At the head of the clan is "Big Man." He is the clan's most experienced individual, the best hunter, the best warrior… He is obeyed and respected but clan decisions are taken communally between the clan members… Against an external enemy, clans unite quickly and resist as one body…</text:span><text:span text:style-name="T57">3</text:span><text:span text:style-name="T36"><text:tab/></text:span></text:p>
      <text:p text:style-name="P12"><text:span text:style-name="T31">The purpose behind choosing the term </text:span><text:span text:style-name="T2">"dark clan"</text:span><text:span text:style-name="T31"> is to convey the sense of a web-like structure with offshoots in every country, orchestrating the moral degeneration of today's world. Even though it presents itself as highly modern, its structural design is reminiscent of the historical totemic clans. This dark clan is to be found behind all kinds of despicable deeds, corruption and perversion. It controls drug-trafficking operations, prostitution rings and promotes immorality. The members of this clan manage to portray themselves in a positive light through their collaborators in the media. They enjoy the de facto protection of their collaborators in the security forces and succeed in using the law to their own advantage through their collaborators in departments of justice. They also display a powerful unity against those perceived as enemies. Their greatest enemies are the believers who want to destroy their corrupt business networks, who struggle to make morality, harmony and justice dominant in the world and who strive tirelessly on the ideological battlefield to bring seriousness of the situation to people's attention. </text:span></text:p>
      <text:p text:style-name="P13">In order to better understand this it is useful to remind ourselves of the situation of some Latin American countries. The corruption and social collapse experienced there is a consequence of the clan's activities. Another notable feature of those countries is the clan's constant determination to undermine the church in its support for devoted Christians, innocent people and those who stand up to its tyranny. This is an important indicator of the dark clan's attitude towards people who live according to religious morality.</text:p>
      <text:p text:style-name="P12"><text:soft-page-break/><text:span text:style-name="T31">Another important fact to bear in mind when reading this book is that the dark clan is not a structure emerging from recent history. There always were and always will be, until the Day of Judgment, clan-like organizations and units orchestrating evil, diverting people to denial and degeneration, creating chaos and anarchy and destroying harmony and security. The battle between good and evil has been fought throughout history. Opposite every believer communicating God's religion and virtue, there always stood a similar group, labouring to undermine the believers and to prevent the spread of morality. This is a reality God revealed to us in the Qur'an. It is possible that the Qur'anic expression, </text:span><text:span text:style-name="T2">"ruling elite of society" (7:88)</text:span><text:span text:style-name="T31"> indicates the people who are the brains behind these clans (God knows best). In the chapter of the Qur'an entitled Al-An'am, God says: </text:span></text:p>
      <text:p text:style-name="P46"/>
      <text:p text:style-name="P44">And likewise in every city We set up its greatest wrongdoers to plot in it. They plot against themselves alone, but they are not aware of it. (Qur'an, 6: 123)</text:p>
      <text:p text:style-name="P14"/>
      <text:p text:style-name="P13">God reveals the unifying force bringing them together: </text:p>
      <text:p text:style-name="P46"/>
      <text:p text:style-name="P44">… The satans inspire their friends to dispute with you… (Qur'an, 6: 121)</text:p>
      <text:p text:style-name="P13">It is Satan who brings the dark clan together, organises them against the believers and determines their strategy. However, Satan and his adherents are definitely doomed in the end. God says in the Qur'an: </text:p>
      <text:p text:style-name="P46"/>
      <text:p text:style-name="P44">Say to those who disbelieve: 'You will be overwhelmed and crowded into Hell. What an evil resting-place!' (Qur'an, 3: 12)</text:p>
      <text:p text:style-name="P44"/>
      <text:p text:style-name="P84">THE DOMAIN OF THE DARK CLAN</text:p>
      <text:p text:style-name="P80"/>
      <text:p text:style-name="P81"/>
      <text:p text:style-name="P71">Comments such as, "big fish eat small fish" suggest that injustices between people are quite natural and common. Suggestions like, "don't even trust your dad" or "don't ever be soft on anyone" push people into a pitiless individualism. There are many everyday expressions circulating which openly or surreptitiously suggest that qualities like patience, devotion, and modesty are signs of naivety.</text:p>
      <text:p text:style-name="P13">Careful investigation of one's environment will reveal that these kinds of suggestions are incessantly and systematically circulated in many countries of the world via the press, TV stations, advertising, films, books, comics, and other cultural channels. The same messages are constantly being pushed and reiterated. The architects of this propaganda disregard the truths and values which religious morality brings to human society, and promote an anti-religious and immoral world-view instead. Behind this universal propaganda lies the dark clan, the subject matter of this book. The theorists of the clan are working away on the elaboration of a world independent of religion. Primarily they are trying to destroy belief in God and deter people from values taught by religious wisdom. They also seek to encourage sins and perversions such as adultery and homosexuality, and strive to create a social environment where these are seen as natural, legitimate and tolerable. This social setting is the environment they need to live the murky and degenerate life they seek to establish.</text:p>
      <text:p text:style-name="P13">A large proportion of society, even though unaware of the full extent of the clan's immorality, is greatly disturbed by the prevailing situation and knows neither how to thwart nor how to destroy the perversions introduced by the clan. Therefore, the majority of people turn away instead of fighting it and its dark philosophy, remaining content to steer clear if possible, of the wave which threatens to engulf them. The clan has cunning policies, employs frightening methods and is pitiless. But as God says in the Qur'an: </text:p>
      <text:p text:style-name="P44"/>
      <text:p text:style-name="P44">…The misguided cannot harm you as long as you are guided… (Qur'an, 5: 105) </text:p>
      <text:p text:style-name="P14"/>
      <text:p text:style-name="P13">In other words, those who follow the righteous path are under God's protection and their efforts for the good will be rewarded with success by Him.</text:p>
      <text:p text:style-name="P13">As will be seen in greater detail over the following pages the dark clan exerts a greater influence than is generally suspected over people, an influence that can only be eliminated by exposing the clan's activities and destroying its organisational foundations and its ideologies on an intellectual level. For this reason, what needs to be done firstly is to examine the clan a little more closely and to reveal its mentality, its practices and its plans.</text:p>
      <text:p text:style-name="P71"><text:soft-page-break/></text:p>
      <text:p text:style-name="P32"/>
      <text:p text:style-name="P37"><text:span text:style-name="T33">THE IMMORAL WORLD OF THE DARK CLAN</text:span></text:p>
      <text:p text:style-name="P18"/>
      <text:p text:style-name="P12"><text:span text:style-name="T60">W</text:span><text:span text:style-name="T31">hen listing the characteristics of the clan, moral degeneration and an unsavoury way of life were mentioned as the main unifying qualities. Looking at the world it can clearly be observed that this degenerate structure is held together by an international ring. There is a reason why certain newspapers and TV channels constantly seek to portray immorality as modernity and progress. A popular culture is being created which rewards immorality with fame and publicity. Hence, people renowned only for the outrageousness of their behaviour constantly feature in the news. This is because immorality constitutes one of the most important sources of income for the clan. </text:span></text:p>
      <text:p text:style-name="P13">The key slogans of today's immorality propaganda are modernity, progress, daring, and freedom. No doubt, to have a modern world-view, to be abreast of current affairs and to be open-minded are good qualities, but the objective of the clan behind these fancy slogans is to present all kinds of immorality and perversion to people as if harmless and commonplace. This is why young people, who are largely unaware of the deliberate nature of their exposure to the persistent suggestions of the clan, think of immorality as a prerequisite to progress. Many people today perceive as normal attitudes and behaviour which as recently as ten years ago they would definitely not have tolerated. Not only that, any criticism of this conduct is now believed to be unacceptable. The increase in these attitudes is an indicator of the effectiveness of the clan's propaganda on ignorant people. In most countries, the content of certain TV and popular magazines display how widespread immorality is in the form of adultery, prostitution, homosexuality, gambling, corruption, and wastefulness, thereby creating in the minds of impressionable people the desire for similar lifestyles.</text:p>
      <text:p text:style-name="P13">In most countries of the world, a well-proven technique is to use well-known people in order to promote decadence and disseminate immorality in society. Personalities of limited intellect with psychological problems, living in decadence and lacking the faculty of comprehension, are portrayed by exemplifying their immoralities as progressive, exciting and daring. The underlying message for the viewer being that this is what it takes if you too want to be progressive and "cool". On foreign music channels radical band members wearing outrageous costumes and make-up are given incessant airtime. Deranged people from the margins of society, holding satanist and similar beliefs are frequently invited onto talk shows and projected as rather quaint or interesting rather than being subjected to any form of serious critical scrutiny. All these serve the same purpose. </text:p>
      <text:p text:style-name="P13">Prostitutes, thieves and drug users are the most valuable "assets" of this propaganda machine and are therefore resolutely shielded and watched over. People thought to have gone too far are subjected to mock criticism, but the signal this <text:soft-page-break/>transmits to the sub-consciousness of society is to the contrary. These people are used by the clan to entice new "sources of profit" and in return they can continue to be outrageously decadent in the belief that the clan will take care of them under all circumstances, and that no harm will come their way provided they abide by the clan's rules.</text:p>
      <text:p text:style-name="P13">The negative effect of this alliance across the world becomes apparent when statistics are studied. The illegal drugs trade, one of the main money-spinners for the dark clan, is the cause for the daily increasing numbers of people falling into the trap of addiction. Research reveals that the use, especially among youth, of illegal substances has been increasing steadily over the past ten years and that the starting age has dropped to secondary school levels. An inquiry into drug abuse conducted in 1992 revealed that in England 50% of youth were using drugs of which 30 % were addicts. Today, these numbers are significantly higher.</text:p>
      <text:p text:style-name="P12"><text:span text:style-name="T31">Americans spent 57.3 billion dollars on drugs between 1988 and 1995. UN research in the late nineties set the number of drug users, aged 15 or more, at 200 million, suggesting that 5% of the world's population consumes drugs. The same research suggested that in the nineties 134 countries were faced by drug problems. In Pakistan, in the early eighties, drug use was negligible but by the nineties the number of drug users had jumped to 1.5 million.</text:span><text:span text:style-name="T59">4</text:span><text:span text:style-name="T31"> </text:span></text:p>
      <text:p text:style-name="P12"><text:span text:style-name="T31">Prostitution, another source of income for the clan, is also on the rise as a form of immorality. Today, in many countries across the world, children, girls as well as boys, are forced by their own families into prostitution for money. Instead of the world uniting to save these children from being used as sex objects at an age when they need to be taken care of and protected, the countries where child prostitution is widespread become sought-after destinations for tourists. In 1995, 60% of the Thai government's budget was financed by prostitution and the number of prostitutes in India was 8 million.</text:span><text:span text:style-name="T59">5</text:span><text:span text:style-name="T31"> Every year huge numbers of sex tourists from around the world flood these parts of the world for this reason. It is estimated that there are 100,000 child prostitutes in the US and the penitentiaries are home to 300,000-600,000 children convicted of prostitution.</text:span><text:span text:style-name="T59">6</text:span><text:span text:style-name="T31"> It is further estimated that 2 million youth sleep rough on the streets in the US and that the majority resort to prostitution.</text:span><text:span text:style-name="T59">7</text:span><text:span text:style-name="T31"> Accordingly, fornication is on the rise too, adultery is commonplace and children born outside wedlock constitute a serious social problem.</text:span></text:p>
      <text:p text:style-name="P13">Furthermore, other important indicators of social degeneration like bribery, corruption, loan-sharking, fraud, wastefulness and the collapse of the justice system are backed by the clan. In some countries, this rot can reach a stage where the whole system, including the country's leadership, comes under the total control of the clan. Dominance over the legislature as well as law-enforcement agencies is common for the clan. Some Latin American countries are a shocking example of this where degeneration and social collapse have reached a stage where the state itself is engaged in drug-<text:soft-page-break/>trafficking. Unresolved assassinations take place almost daily and drug cartels and other organised crime syndicates have reached a point where they are able to use and manipulate state security forces as they please. Whilst the clan profits from this state of affairs, society suffers economically as well as psychologically.</text:p>
      <text:p text:style-name="P13">This system is in total contrast to the morality of the Qur'an, and its damaging effects can only be eradicated by society adopting the standards offered to people by the ethics of religion. God in the Qur'an states clearly that the immoral acts so encouraged by the clan are forbidden:</text:p>
      <text:p text:style-name="P46"/>
      <text:p text:style-name="P44">And do not go near to fornication. It is an indecent act, an evil way. Do not kill any person God has made inviolate, except with the right to do so... (Qur'an, 17:32-33) </text:p>
      <text:p text:style-name="P44"/>
      <text:p text:style-name="P44">Do not go near the property of orphans before they reach maturity, except in a good way. Fulfil your contracts. Contracts will be asked about. Give full measure when you measure and weigh with a level balance. That is better and gives the best result. Do not pursue what you have no knowledge of. Hearing, sight and hearts will all be questioned. Do not strut arrogantly about the earth. You will certainly never split the earth apart nor will you ever rival the mountains in height. All of that is evil action and hateful in the sight of your Lord. (Qur'an, 17: 34-38)</text:p>
      <text:p text:style-name="P14"/>
      <text:p text:style-name="P13">As seen, the way of life, essential for the existence of this clan-like group is defended by them and is in total opposition to the morals of religion.</text:p>
      <text:p text:style-name="P13">Religious morality demands loyalty, honesty, fairness, devotion, to be just and to uphold and defend the truth no matter what. The dark clan on the other hand, requires people to be egotistic, ruthless, greedy, cheating and deceitful because this is how its system perpetuates itself. Each member of the clan has found his place in this rotten structure and can only survive in this way. Some profit and live by the proceeds of bribery and corruption, others by exploiting the labour and resources of the innocent, and others by the income generated by the prostitution and drugs trade. The continuity of their system requires the presence of people in their environment who can be bribed or who can bribe others, people who can be coerced into prostitution, drug use and drug dealing, but most importantly, that no one dares to fight these injustices and sickening practices on an intellectual level. Religious morality destroys this corruption and leads to the rise of a people who will put up a strong ideological fight against evil, which in turn would mean the collapse of the dark clan.</text:p>
      <text:p text:style-name="P76"/>
      <text:p text:style-name="P33"/>
      <text:p text:style-name="P37"><text:soft-page-break/><text:span text:style-name="T61">ADVICE TO BUSINESSMEN FROM WITHIN THE CLAN</text:span></text:p>
      <text:p text:style-name="P19"/>
      <text:p text:style-name="P12"><text:span text:style-name="T60">O</text:span><text:span text:style-name="T31">n occasion, people who have witnessed the activities of the clan from within have articulated what has been so far outlined about the system of the dark clan. One of these "confessions" is the book </text:span><text:span text:style-name="T44">Genc Bir Isadamina</text:span><text:span text:style-name="T31"> (To A Young Businessman) which raised a few eyebrows when it was first published. The author had been in business for many years but eventually became disillusioned by the clan's immorality and withdrew to lead a simpler life. He writes about the things which needed to be done to become a successful businessman in the clan. Obviously, it would be wrong to judge every businessman by the information contained in this book, there are many businessmen who have become very successful in their own spheres, without compromising on honesty and ethics. By the same token, however, there exists an interest group that would prefer the immoral practices mentioned in that book to become common practice.</text:span></text:p>
      <text:p text:style-name="P12"><text:span text:style-name="T31">The business environment described in </text:span><text:span text:style-name="T44">To A Young Businessman</text:span><text:span text:style-name="T31"> is a smaller scale model of the system envisaged by the dark clan. According to the book, the first thing a businessman must do is to sell his soul and silence his conscience:</text:span></text:p>
      <text:p text:style-name="P3"><text:span text:style-name="T36">Sell your soul. Do it straight away and be rid of it. Where and how? Don't worry, the marketplace will find you and the rest is easy enough.</text:span><text:span text:style-name="T57">8</text:span><text:span text:style-name="T36"> </text:span></text:p>
      <text:p text:style-name="P4">Conscience; you will cross oceans but get stuck in your conscience and become food for psychiatrists; you'll seek refuge in Indian philosophies and travel to distant lands. You will do charity like building schools and hospitals…. No. No. No. But don't be afraid and persist. In time, you will learn to cheat your conscience… That's how the mantra of the businessman goes who is trying in reality to convince his own conscience. </text:p>
      <text:p text:style-name="P3"><text:span text:style-name="T36">Conscience. The conscience, which sees what others don't, a pair of eyes in your heart. Don't think on the day you sold your soul you are also rid of your conscience. You must slowly and bit by bit strangle your conscience as you would strangle a puppy...</text:span><text:span text:style-name="T57">9</text:span></text:p>
      <text:p text:style-name="P13">But why would a businessman of the dark clan have to sell his soul and murder his conscience? Because the dark clan's world of business only requires deceit, fraud, ruthlessness and selfishness. Here are some of the character traits described in the same book:</text:p>
      <text:p text:style-name="P3"><text:span text:style-name="T36">You must be a liar and twofaced. In order to make others believe the contrary you must first convince yourself. A businessman playing to the top must sell his soul irrevocably.</text:span><text:span text:style-name="T57">10</text:span><text:span text:style-name="T36"> </text:span></text:p>
      <text:p text:style-name="P3"><text:span text:style-name="T42">Envy is a first class emotion like aggression, lust or pride…. Make it one of your most trusted. Feed it, nurture it. Don't become estranged to aggression, ambition and envy because it's these emotions that drive your career. Distance yourself from gentle feelings like compassion, love, and longing.</text:span><text:span text:style-name="T58">11</text:span></text:p>
      <text:p text:style-name="P12"><text:soft-page-break/><text:span text:style-name="T31">According to this same book, entry into this dark world is firstly conditional on "denying the existence and unity of God."</text:span><text:span text:style-name="T59">12</text:span><text:span text:style-name="T31"> According to the author, those wishing to enter this dark world must desert their souls, conscience, and belief in God.</text:span></text:p>
      <text:p text:style-name="P13">This is because people, who believe in God, consider themselves to be answerable to Him and thus refrain from transgression, tyranny and other immoral deeds, but the survival of the clan's dark world, as it was with the corrupt nations of the past, depends on the denial of God and His religion.</text:p>
      <text:p text:style-name="P13">For this reason, the gradual weakening and eventual destruction of the belief in God is top priority for the dark clan around the world. Most clan members opt for ignorance, to live thoughtlessly and to ignore the countless signs of God's existence. However, the higher level theorists of the dark clan are well aware of the desperate necessity to have theories and philosophies for the purpose of concealing the signs of God's existence. This perceived necessity forms the basis for the relationship between the dark clan and Darwinism.</text:p>
      <text:p text:style-name="P13"/>
      <text:p text:style-name="P87">SOCIAL DARWINISM AND THE DARK CLAN</text:p>
      <text:p text:style-name="P75"/>
      <text:p text:style-name="P71"/>
      <text:p text:style-name="P12"><text:span text:style-name="T31">It has been established that the dark clan's system is antireligious and aims to eliminate religious morality from society. Particular targets are the monotheistic religions like Islam, Judaism, and Christianity, even though Christianity and Judaism have been tampered with since the time of their original revelations. Religions like Buddhism, Hinduism and karma-based atheist and pagan religions on the other hand, are not opposed by the clan. On the contrary, their proliferation is encouraged due to their lack of spiritual authenticity, having more in common with philosophy than genuine religion. </text:span></text:p>
      <text:p text:style-name="P13">These far eastern religions (also New Age and UFO cults etc.) are insufficient as an underpinning for the entirety of the clan's world-view. A more comprehensive system is required as the basis for the way of life they wish to promote. In reality most members of the clan are indifferent to philosophical topics such as these, in fact, they are ignorant in many respects and simply pursue a life that revolves around money, sex and entertainment. However, the theorists of the clan are fully aware of the importance of providing a world-view that accommodates the activities of its more ignorant members as well as its more far-reaching purposes. Darwinism and its off-shoot, social Darwinism, form the basis for this world-view. Social Darwinism is the theory of evolution applied to the social sciences. The fact that there is no scientific value in Darwinism has been extensively examined in our other books. Here are some of this theory's unfounded claims:</text:p>
      <text:p text:style-name="P13">1-<text:tab/>Life on earth is the result of a totally accidental evolutionary process and therefore has no purpose.</text:p>
      <text:p text:style-name="P13">2-<text:tab/>The only true rule in life is "the survival of the fittest". The only way to succeed in the struggle for survival is to be selfish and ruthless.</text:p>
      <text:p text:style-name="P13">3-<text:tab/>Man too is an animal species and he is subject to the same biological constraints. In other words, the law of the jungle applies to man as well as beast.</text:p>
      <text:p text:style-name="P13">Despite the fact that no supporting evidence ever emerged after Darwin made his deranged claims, they nevertheless gained widespread acceptance, the reason being that the prevalent anti-religious sentiment of that time had found an ideological basis in Darwin's theory. Imperialist Britain needed a justification for her colonial activities and found this in Darwinist terminology such as "the struggle for survival in the international arena" and "more advanced races on the ladder of evolution". </text:p>
      <text:p text:style-name="P13">For this reason, the ruling classes in Britain and then the other great states accepted Darwinism. War, therefore, was seen as a biological necessity by the European rulers of the time and this played a significant role in the outbreak of the First World War. </text:p>
      <text:p text:style-name="P13">Even worse consequences of social Darwinism appeared in the twentieth century: Nazi Germany and fascism. The Nazis, considering man to be an advanced species of <text:soft-page-break/>animal did not mind rising to power by trampling on the weak, they did not hesitate to eliminate the sick or weak by whatever means necessary, and they did not refrain from murdering and destroying races considered different or inferior. This was possible because they believed in a theory disguised in a scientific veneer which persuaded them that they were acting according to the laws of nature.</text:p>
      <text:p text:style-name="P13">A more widespread consequence of social Darwinism has manifested itself in the form of the moral degeneration which affects most modern societies. The Darwinist social structure, founded on the basis of competition and pitilessness produces a world-view with no regard for morality and hence, communities that consider themselves and the rest of mankind to be a species of advanced animal. Darwinist ideology regards individual self-interest as the only thing that matters; it regards self-sacrifice to be appropriate only where it is in the interest of the individual to do so, and that to do otherwise is against human nature. This misleading ideology has given rise to a culture where every kind of selfishness and aggression is deemed justifiable.</text:p>
      <text:p text:style-name="P12"><text:span text:style-name="T31">The propagators of this culture make frequent references to Darwinism. That to be selfish and ruthless is proper is an argument almost always based on Darwinism. One of the most fervent and famous Darwinists is the English zoologist and author Richard Dawkins, an atheist whose books are an example of this viewpoint. He has become the best-known defender of the theory of evolution. He claims that selfish genes rule all life on earth and that egotism is the primary principle of natural law. In his </text:span><text:span text:style-name="T44">Selfish Gene</text:span><text:span text:style-name="T31">, Dawkins expresses his irrational views thus: </text:span></text:p>
      <text:p text:style-name="P3"><text:span text:style-name="T36">The argument of this book is that we, and all other animals, are machines created by our genes. Like successful Chicago gangsters our genes have survived, in some cases for millions of years in a highly competitive world. This entitles us to expect certain qualities in our genes. I shall argue that a predominant quality to be expected in a successful gene is ruthless selfishness.</text:span><text:span text:style-name="T57">13</text:span><text:span text:style-name="T36"> </text:span></text:p>
      <text:p text:style-name="P13">It is not hard to imagine what kind of societal model will be produced by a philosophy that believes man to be a merciless, selfish machine, comparable to Chicago gangsters. In reality, Dawkins and other Darwinists are preparing the ground for social conflict and legalised crime by means of various media, sending out messages disguised as scientific truths in order to impose this world-view upon the masses. When Dawkins says that we are survival machines; robots programmed to protect our selfish genes, he justifies every kind of rape and violence. Phillip Johnson, one of the foremost opponents of Darwinism, says:</text:p>
      <text:p text:style-name="P3"><text:span text:style-name="T36">The logic implies that it may be only natural for robot vehicles to murder, rape or enslave other robots to satisfy their genetic masters.</text:span><text:span text:style-name="T57">14</text:span></text:p>
      <text:p text:style-name="P25">The reality of this matter is that the logic advocated by Dawkins and the other Darwinists is no different to the unholy beliefs of primitive pagan clans. Primitive pagans worshipped idols and totems they had made with their own hands in the belief that man owed their existence to them, and fought wars and shed blood to please these "gods". The <text:soft-page-break/>modern Darwinist – or the theorists of the dark clan – believe that genes, themselves a product of a series of coincidences for which one must fight, are responsible for man's creation. In short, the age-old pagan folly, ignorance and violence lives on; from the totemic clans of thousands of years ago to today's Darwinist dark clan….</text:p>
      <text:p text:style-name="P13">In reality, God has created man from nothing and requires from him not to be selfish and violent. On the contrary, God taught man through His religion to be ethical, generous, compassionate, and peaceful. The creator and ruler of humankind is neither an idol, nor a totem nor an unaware mass of matter such as the genes. The Lord of the universe, God Who determines the fate and controls every moment of man's life, has created humankind. However, the clan ignores this fact or rejects it blindly.</text:p>
      <text:p text:style-name="P12"><text:span text:style-name="T31">The comprehensive brainwashing and indoctrination campaign fought on behalf of the theory of evolution is presided over by the clan and its ideological partner: Darwinism. The theorists of the dark clan are well aware that the irreligious and selfish world they have created is "scientifically" based on Darwinism and for this reason, they use any means of propaganda to keep this defective theory alive. (For details see Harun Yahya, </text:span><text:span text:style-name="T44">The Religion of Darwinism</text:span><text:span text:style-name="T31">, 2003)</text:span></text:p>
      <text:p text:style-name="P38">THE DEFINITION OF GENETIC </text:p>
      <text:p text:style-name="P38">GUILT IN SOCIAL DARWINISM</text:p>
      <text:p text:style-name="P19"/>
      <text:p text:style-name="P12"><text:span text:style-name="T31">The theorists of the dark clan use Darwinism in a number of different ways according to which crime they wish to justify. Since man is an animal in their view, he has a genetic make-up inherited from the animal world and as such, there are natural reasons for crimes like murder, rape, theft etc. which relate to the struggle for survival. According to this, if humankind is not killing one another, stealing from each other and damaging the environment, it cannot be claimed that they are restrained from such acts by their conscience, but because they are protecting the interests of their species. It is not out of the ordinary for them to murder, rape and carry out massacres, because it is in man's "nature". It follows from this outlandish theory that when man, an animal species, does show his animal side by committing these acts of violence, he cannot be blamed.</text:span></text:p>
      <text:p text:style-name="P13">God, on the other hand, reveals that He has created humankind in such a way that they will find peace and contentment only when they act conscientiously. Man's inherent nature derives pleasure from love, compassion, modesty, generosity and friendship – in other words, from living by the values of religion. Our Lord reveals this truth in the Qur'an:</text:p>
      <text:p text:style-name="P46"/>
      <text:p text:style-name="P44">So set your face firmly towards the Religion, as a pure natural believer, God's natural pattern on which He made mankind… (Qur'an, 30: 30)</text:p>
      <text:p text:style-name="P14"/>
      <text:p text:style-name="P12"><text:soft-page-break/><text:span text:style-name="T31">Another aspect of the irrational logic of Darwinism reveals itself in its rationale as to what actually constitutes crime. One of the first advocates of the view that crime is genetic and one of the founders of criminal anthropology, was evolutionist Cesare Lombroso (1835-1909). His views, which were later taken up and defended by many other evolutionary scientists as a justification for crime, accelerated the process of social degeneration (Some evolutionists claim that Lombroso's views were never widely accepted but it is a fact that in today's scientific community, terms coined by Lombroso such as "guilty genes" and "guilty chromosomes" are commonly used and his views, slightly modified, are still in circulation. Some Darwinists openly admit this.</text:span><text:span text:style-name="T59">15</text:span><text:span text:style-name="T31">).</text:span></text:p>
      <text:p text:style-name="P13">According to Lombroso's totally unscientific claim, people who had committed crimes had in reality not done so, because they had only acted according to their nature as people who had been left behind in the evolutionary race. Therefore, it was only natural for them to commit crimes and this factor should be taken into consideration in the process of prosecution and sentencing. How Lombroso came up with this theory of "guilt by birth" is truly worth noting for its lack of scientific credentials:</text:p>
      <text:p text:style-name="P3"><text:span text:style-name="T36">Suddenly, the morning of a gloomy day in December, I found in the skull of a brigand a very long series of atavistic anomalies… The problem of the nature and of the origin of the criminal seemed to me resolved; the characters of primitive men and of inferior animals must be reproduced in our times.</text:span><text:span text:style-name="T57">16</text:span></text:p>
      <text:p text:style-name="P13">Lombroso and his assistants also claimed that longer arms, a narrow and setback forehead, big ears, a thick skull and a big protruding chin are the basic physical characteristics of the born criminal. They further claimed that tattoos originated in and belonged to tribal Africa, and therefore that people who have tattoos are some sort of human primate, and that therefore it should be perceived as normal that they are more inclined to commit crimes. Thus, it became justifiable for people with tattoos to commit crimes.</text:p>
      <text:p text:style-name="P13">This crude method of determining guilt by examining skulls, measuring the length of arms, and searching the bodies for tattoos was an error of the era's primitive scientific standards and was abandoned as times moved on. Yet even today, evolutionary scientists are continuing to defend similar theories albeit they are presented in a more "scientific" fashion. According to them crime is not the result of a deviation from the natural self but an act of the so-called evolutionary nature of man.</text:p>
      <text:p text:style-name="P76"/>
      <text:p text:style-name="P33"/>
      <text:p text:style-name="P38">BABY MURDERS</text:p>
      <text:p text:style-name="P19"/>
      <text:p text:style-name="P12"><text:span text:style-name="T60">O</text:span><text:span text:style-name="T31">ne of the Darwinists whose comments stand out in this respect is Steven Pinker. He is best known for his books on human consciousness, or to be more precise, books which try to explain the mind on the basis of Darwinist materialist dogma but fail to do so. He owes his fame to the baby murders committed in 1996 and 1997.</text:span></text:p>
      <text:p text:style-name="P13"><text:soft-page-break/>In the first of these, an American couple both 18 and high school students strangled their illegitimate baby and threw the corpse into a large rubbish bin. In the second case an 18 year-old American girl left half way through her prom and gave birth in the toilets. She then killed the baby, threw the body into the bin, and returned to the party.</text:p>
      <text:p text:style-name="P13">These two shocking cases demonstrated to Americans the extent of violence, cruelty, and mercilessness prevailing in their society. People were shocked and these cases were widely discussed. Most people argued that these incomprehensible murders were the result of moral degeneration and the psychological instability of the perpetrators.</text:p>
      <text:p text:style-name="P12"><text:span text:style-name="T31">However, one of the best known and most ardent American Darwinists, Steven Pinker, interpreted these cases very differently. Pinker argued that these cases were not the consequence of moral degeneration or psychopathological problems but were rather ordinary acts compatible with the evolutionary nature of humankind. In an article published in the </text:span><text:span text:style-name="T44">New York Times</text:span><text:span text:style-name="T31">, he argued that these cases which he termed "neonaticide" (the murder of a day old baby) should not be considered as showing mental illness because killing newborn babies was accepted and practised by many cultures in history. Pinker went even further in his perverse assertion by claiming that this kind of killing was an evolutionary necessity:</text:span></text:p>
      <text:p text:style-name="P3"><text:span text:style-name="T36">Mammals are extreme among animals in the amount of time, energy and food they invest in their young, and humans are extreme among mammals. Parental investment is a limited resource, and mammalian mothers must "decide" whether to allot it to their newborn or to their current and future offspring. If a newborn is sickly, or if its survival is not promising, they may cut their losses and favor the healthiest in the litter or try again later on.</text:span><text:span text:style-name="T57">17</text:span></text:p>
      <text:p text:style-name="P13">According to Pinker, this neonaticide is part of our genetic makeup and can resurface where the mother considers it risky to give birth. In other words, these American high school girls who had carried their babies in their bellies and then cruelly murdered their own children, according to Pinker had displayed "genetic behaviour" in keeping with the rules of evolution.</text:p>
      <text:p text:style-name="P12"><text:span text:style-name="T31">In brief, Pinker regarded these baby murders as natural from a Darwinist point of view. Michael Kelly wrote in the </text:span><text:span text:style-name="T44">Washington Post</text:span><text:span text:style-name="T31"> an article entitled "Arguing for Infanticide" in which he said, "Steven Pinker . . . did not go quite so far as to openly recommend the murder of infants… But close enough, close enough."</text:span><text:span text:style-name="T59">18</text:span></text:p>
      <text:p text:style-name="P13">One part of Pinker's unscientific argument, which was nothing more than Darwinist speculation, was especially interesting, namely, that in primitive societies infanticide was practised too. Yes, there were many pagan nations which practised infanticide, but the reason for this was not as Pinker claimed an evolutionary tendency, but their deranged morality. Pagans were sacrificing children to their imaginary gods or would simply kill "useless" children without mercy.</text:p>
      <text:p text:style-name="P13"><text:soft-page-break/>With the spread of theistic religions, this degenerate morality disappeared completely. Tenderness, compassion and love replaced infanticide. Pre-Islamic Arab society is an example of this. The Islamic religion forbids this horrific practice categorically. God, in the Qur'an, ordered the Prophet Muhammad (peace be upon him) to proclaim that infanticide was prohibited:</text:p>
      <text:p text:style-name="P47"/>
      <text:p text:style-name="P47">Say: "Come and I will recite to you what your Lord has made forbidden for you": that you do not associate anything with Him; that you are good to your parents; that you do not kill your children because of poverty – We will provide for you and them; that you do not approach indecency – outward or inward; that you do not kill any person God has made inviolate – except with the right to do so. That is what He instructs you to do so that hopefully you will use your intellect. (Qur'an, 6: 151)</text:p>
      <text:p text:style-name="P14"/>
      <text:p text:style-name="P13">In another verse of the Qur'an, God speaks of the irrationality and sin of infanticide: </text:p>
      <text:p text:style-name="P46"/>
      <text:p text:style-name="P44">Those who kill their children foolishly without any knowledge and make what God has provided for them forbidden, inventing lies against God, such people are lost. They are misguided. They are not guided… (Qur'an, 6: 140)</text:p>
      <text:p text:style-name="P14"/>
      <text:p text:style-name="P12"><text:span text:style-name="T31">In yet another verse of the Qur'an, God ordered Muhammad (peace be upon him) to take an oath from women who came to ally themselves to him, not to </text:span><text:span text:style-name="T2">"kill their children,"</text:span><text:span text:style-name="T31"> besides the other oath of faith and morality </text:span><text:span text:style-name="T2">(Qur'an, 60: 12).</text:span><text:span text:style-name="T31"> To God, infanticide is an intolerable perversion, cruelty and ignorance.</text:span></text:p>
      <text:p text:style-name="P13">The point to be noted here is that modern Darwinism attempts to portray the moral deviations of pagan societies as evolutionary tendencies, and thus make them justifiable and acceptable.</text:p>
      <text:p text:style-name="P13">The Islamic as well as Christian and Jewish laws forbid the infanticide of pagan societies and those practices have become buried in history. As people become distanced from religious values, those pagan perversions are resurfacing and the Darwinists are trying to justify this with evolutionary reasoning. </text:p>
      <text:p text:style-name="P13">As can be seen, the Darwinist social model is identical to the dark clan's vision of society. By defending and upholding Darwinism, the dark clan actually safeguards its own habitat and secures its continuity. For this reason, the bond between the dark clan and Darwinism is a solid one.</text:p>
      <text:p text:style-name="P32"/>
      <text:p text:style-name="P32"/>
      <text:p text:style-name="P38">THEFT, RAPE AND HOMOSEXUALITY</text:p>
      <text:p text:style-name="P21"/>
      <text:p text:style-name="P12"><text:soft-page-break/><text:span text:style-name="T65">P</text:span><text:span text:style-name="T31">inker's arguments in relation to the baby murders are only one of the pro-crime tendencies of Darwinism. They argue for many other acts which are acknowledged by conventional wisdom as crimes, to be perceived as normal. The evolutionists' illogical argument holds that anyone committing a crime like murder, theft or rape etc. is in reality not guilty of the crime because he lags behind in the process of evolution, and that this circumstance must be taken into account when sentencing. At the bottom of this unscientific argument lies the error that we carry genes derived from primates and that these will cause us to display animal behaviour. The famous evolutionist of the recent past, Stephen Jay Gould summarises this logic common to many evolutionists:</text:span></text:p>
      <text:p text:style-name="P3"><text:span text:style-name="T36">We may be clothed, citified, and civilised, but we carry deep within us the genetic patterns of behaviour that served our ancestor, the "killer ape."</text:span><text:span text:style-name="T57">19</text:span></text:p>
      <text:p text:style-name="P12"><text:span text:style-name="T31">Some evolutionists go as far as to suggest that even rape should be considered normal. In the recently published </text:span><text:span text:style-name="T44">Natural History of Rape</text:span><text:span text:style-name="T31"> the evolutionary scientists Randy Thornhill and Craig Palmer argue that rape committed by man, who is still equipped with animal instincts, should be considered normal. According to this perverse claim it is normal behaviour for man as a species of animal, to occasionally commit rape like his primate ancestors did and that this act may even be essential for the continuation of the species: </text:span></text:p>
      <text:p text:style-name="P3"><text:span text:style-name="T36">We fervently believe that, just as the leopard's spots and the giraffe's elongated neck are the results of aeons of past Darwinian selection, so is rape… There is no doubt that rape has evolutionary — and hence genetic — origins.</text:span><text:span text:style-name="T57">20</text:span></text:p>
      <text:p text:style-name="P13">As seen, Darwin's scientifically unsupported claim that man and ape have a common ancestor, can lead man into a degenerate morality in which even a violent act like rape becomes acceptable for mankind.</text:p>
      <text:p text:style-name="P13">The perversion of homosexuality, a common practice in the dark clan, presents a similar situation. In the Qur'an, God reveals that the people of the Prophet Lut practised this perversion and forbids it strictly. Today, those who portray this perversion as normal and try to spread it, rely again on Darwinism for this purpose. The claim that homosexuality is genetic is an attempt to present this perversion as a normal, innocent practice and constitutes yet another unfounded thesis.</text:p>
      <text:p text:style-name="P13">The real issue here must be the correct understanding of the term ethics. Contrary to the evolutionists claim, God created man and taught humankind right from wrong via His messengers and books of revelation. Ethics is based on God's rules revealed in these books. At the same time, God has given man a conscience which shows him righteousness and an opposite instinct (ego) that leads him to evil. Therefore, whatever the social context, level of education, language, race or sex, every human knows right from wrong. If he is a God-fearing person, he will listen to the voice of conscience and do good, but even if the opposite is the case, he will still know deep down the wrong when it is committed. Thus, if a person does wrong, it means that he knows it to be so and is prepared to live with the consequences. God says: </text:p>
      <text:p text:style-name="P49"><text:soft-page-break/></text:p>
      <text:p text:style-name="P50">By the soul and the One Who proportioned and inspired it with knowledge of depravity and with its sense of duty, he who purifies it has succeeded, he who covers it up has failed… (Qur'an, 91: 7-10)</text:p>
      <text:p text:style-name="P34"/>
      <text:p text:style-name="P35"/>
      <text:p text:style-name="P39">DARWINISM: A NECESSITY FOR THE DARK CLAN</text:p>
      <text:p text:style-name="P22"/>
      <text:p text:style-name="P12"><text:span text:style-name="T63">S</text:span><text:span text:style-name="T31">o far we have examined examples of Social Darwinism's views on morality and crime. Claiming to be scientific with no scientific basis whatsoever, the damaging effect of this ideology on the fabric of society is clear. To consider robbery, theft, murder, rape and fornication as historically natural realities and indeed, as biological necessities, will bring quick social degeneration and waves of corruption, a fact which has already occurred. Some groups benefiting from this immorality have found a so-called scientific cover for it and are therefore clinging onto it. Right at the top of this group is the dark clan. All the conditions needed by the clan to serve its interests and survival are met by the Darwinist social structure. For this reason safeguarding Darwinism and working to preserve its corrupt ideology is, indirectly, a fundamental ideological necessity for the clan's continued existence.</text:span></text:p>
      <text:p text:style-name="P13">The theorists of the clan know very well that if Darwinism disappears, people will begin to find true answers to the question of how they came to be and what the real purpose of their life is. The first thing someone will want to learn when he comes to realise that the universe and its living beings are too perfect to be the product of blind chance, as the baseless claims of Darwinism suggest, is how, by whom and in what way this wonderful world was made. His investigations and research will lead him to one answer: the universe and all the life it contains are the work of a superior and exalted Creator Who is the Lord and Ruler of all, the Almighty God.</text:p>
      <text:p text:style-name="P13">The next thing someone who has realised this clear truth will do is to get to know and appreciate our Creator properly. A human being who lives his life as God prescribes will distance himself resolutely from all kinds of immorality, he will be fair, he will not cheat nor defraud, he will protect the vulnerable and stay clear of any acts of injustice. In short, he will lead a life contrary to the dark clan's preferred model. Growing numbers of people like this will bring about the end of the clan.</text:p>
      <text:p text:style-name="P13">This is why the dark clan's members worldwide do not want the Darwinist sham to be exposed as such, together with its disinformation, imperfections, contradictions and irrational and illogical claims. Fuelled by anger and hatred, they are the most determined enemies of people who promote the values of religion and who oppose Darwinism and materialism ideologically. To understand the clan's actions it is necessary to examine first its structure and then the methods it uses.</text:p>
      <text:p text:style-name="P13"/>
      <text:p text:style-name="P26">THE STRUCTURE OF THE </text:p>
      <text:p text:style-name="P11">DARK CLAN</text:p>
      <text:p text:style-name="P6"/>
      <text:p text:style-name="P9"/>
      <text:p text:style-name="P12"><text:span text:style-name="T31">Every society consists of various social classes separated by divides, even if not clear-cut. These divides are in general defined by the moral values, life styles, world-view, cultural standards and economic means of the classes in question. Generally speaking, the leading elite of society have a more degenerate lifestyle whereas the majority of people try to stay clear and safe of this decadence. The characteristics common to most members of this leading elite are their arrogance because of their wealth, status, office, property, beauty or fame, and the fact that they are leading figures of a decadent way of life.</text:span></text:p>
      <text:p text:style-name="P13">God reveals in the Qur'an that the leading elite among people fought religious values constantly, throughout history and in many societies. In the chapter of the Qur'an entitled Al-Isra, God says: </text:p>
      <text:p text:style-name="P51"/>
      <text:p text:style-name="P52">When We desire to destroy a city, We send a command to the affluent in it and they become deviant in it and the Word is justly carried out against it and We annihilate it completely. (Qur'an, 17: 16)</text:p>
      <text:p text:style-name="P14"/>
      <text:p text:style-name="P13">In another verse God revealed that the deniers mobilise every possible means to fight the proliferation of religious values: </text:p>
      <text:p text:style-name="P46"/>
      <text:p text:style-name="P44">Those who disbelieve spend their wealth barring access to the Way of God. They will spend it; then they will regret it; then they will be overthrown. Those who disbelieve will be gathered into Hell. (Qur'an, 8: 36) </text:p>
      <text:p text:style-name="P15"/>
      <text:p text:style-name="P25">One of the most important features of the dark clan is the diversity of their members. There are plenty of examples around of people who stake a claim on being artistic but are better known for their decadence rather than their art. Some occupy decision-making positions in the world of the media, others influence global trade according to their interest, and some have even infiltrated governmental organisations in collaboration with the clan. However, it must be said that besides these people in the world of the arts, entertainment and the media and those who have infiltrated the government, there are worthy and honest people working in all these areas who are also disturbed by the activities of the dark clan.</text:p>
      <text:p text:style-name="P12"><text:span text:style-name="T63">One of the main reasons for the clan's ability to safeguard its existence is the fact that it has members at every level from the highest to the lowest. There can be minor differences between the places where they grew up, between their family structures and their cultural </text:span><text:soft-page-break/><text:span text:style-name="T63">backgrounds but they are united behind one imperative: the continuity of the clan's immorality and the personal benefits they derive from this. Another bonding factor is the similarity of their characters</text:span><text:span text:style-name="T31">.</text:span></text:p>
      <text:p text:style-name="P13">God revealed to us their common character traits in the Qur'an: </text:p>
      <text:p text:style-name="P44">But do not obey any vile swearer of oaths, any backbiter, slandermonger, impeder of good, evil aggressor, gross, coarse and furthermore, despicable, simply because he possesses wealth and sons. When Our Signs are recited to him, he says, "Just myths of previous peoples!" (Qur'an, 68: 10 – 15) </text:p>
      <text:p text:style-name="P14"/>
      <text:p text:style-name="P13">It is of great importance to bear in mind these characteristics when reading the information on the dark clan provided over the coming pages. This is necessary in order to better understand the psychology of the clan members.</text:p>
      <text:p text:style-name="P13">There is a hierarchical structure within the clan. There are the leaders and their supporters but as a principle, they act as one body in a highly organised fashion. Every member's responsibilities are clearly defined. There is also a task sharing mechanism in place between members where every member knows what to do without it being explicitly stated. For example, while one member sings the praises of decadence using a fancy and philosophical terminology, another becomes the role model of this glamourised way of life. Yet another member will protect him if something goes wrong because of his immorality or because of a crime he may have committed. Some members use the press as a propaganda tool to aid their brother in need and others misuse their state powers to protect him from potential harm. The defence mechanism, as will be seen in the coming pages is a fundamental feature of clan life and assures its continuity.</text:p>
      <text:p text:style-name="P32"/>
      <text:p text:style-name="P32"/>
      <text:p text:style-name="P38">SOLIDARITY WITHIN THE CLAN</text:p>
      <text:p text:style-name="P19"/>
      <text:p text:style-name="P12"><text:span text:style-name="T60">A</text:span><text:span text:style-name="T31"> slightly closer examination of the group behind the moral degeneration which is afflicting society, reveals a covert solidarity between its members. The definition of a clan in sociology highlights this aspect. The </text:span><text:span text:style-name="T44">Grolier Encyclopedia</text:span><text:span text:style-name="T31"> for example, states that one of the foremost rules of a clan is: "Most [clans] stress collective rights and obligations and provide members with mutual support during a feud or conflict."</text:span><text:span text:style-name="T59">21</text:span><text:span text:style-name="T31"> For this reason clan members always display solidarity in the face of a "common enemy" (this being anyone who stands in opposition to the dark clan's ideology) even though they can have differences between themselves or even be in conflict with one another. No doubt, at the bottom of this solidarity lies the survival instinct.</text:span></text:p>
      <text:p text:style-name="P13">The biggest fear of the clan is to lose its habitat. This fear is the motive behind the great solidarity between clan members. Defensive as well as offensive activities are <text:soft-page-break/>carried out in complete unanimity. All the members unite in the face of danger to its source, and continue to act as one body until it is certain that the danger has passed.</text:p>
      <text:p text:style-name="P13">By looking at events that have occurred in various countries and their press coverage, we are able see how this solidarity works in practice. For example, think of how many headlines about smashed prostitution rings or arrested drug traffickers you have read in the public press. Think of how many corruption scandals in how many countries you have come to hear about. Think of how many headlines you have read such as: "Prostitution Ring Smashed!", "The End of the Mafia", "Drugs Clean-Up Operation",etc. and hoped that things were changing for the better around the world. But think again, how many of these cases have actually been concluded as you would have expected? Which smashed prostitution ring has led to the discovery of the bigger businesses behind them? When has the capture of a drugs gang led to the destruction any drug cartels? When has the apprehension of people giving or taking bribes led to any genuine reform of administrative processes obliging them to function totally according to the law? The answers to these questions will most probably be almost none, because the "invisible hands" of the clan, even though the crimes were clear and open, somehow manage to cover up these cases.</text:p>
      <text:p text:style-name="P13">Rapid cover-ups are examples of the dark clan's solidarity. Despite all the evidence, witnesses, and proofs, the crimes are covered up. The possibility of the dark clan's crimes and scandals being discovered sets off the alarm bells of this nefarious organisation. A dirty defensive strategy begins. Firstly, an efficient communications network ensures that the maximum number of clan members are notified of the incident, and within a very short period of time all the key people will have been informed. The remainder of the members are informed by the clan members working in the press, whose responsibility is to get the message across. Newspapers and TV stations broadcast the news in such a way as to appear critical of the incident but in reality, they are triggering the clan's solidarity reflex. If needed, the clan uses those of its members who have infiltrated the various government departments and tries to manipulate the police and the justice system to its own ends. The most ruthless methods are used.</text:p>
      <text:p text:style-name="P13">The reason for this is that every crime not covered up can lead to the discovery of an even bigger crime. Sometimes the arrest of a junky or a prostitute or the discovery of a racket is enough to make the clan nervous. Just as a pain somewhere in the body causes discomfort to the whole body, the arrest of a drug addict, prostitute, fraudster, corrupt official or a killer causes unease within the clan. The arrest of one person can sometimes make hundreds or even thousands of people feel uncomfortable. Every person caught has the potential to "grass" on the other people he knows and this danger can escalate into a chain reaction, whereby one person can give away many people and thus the whole organisation of the clan could be unearthed and all of its dirty businesses <text:soft-page-break/>exposed. Most importantly, every single member of the clan could come to harm, one after another.</text:p>
      <text:p text:style-name="P13">To prevent a potential chain reaction and disintegration of this kind, all the clan members rapidly become engaged in the operation to cover up the incident. For this reason clan members watch developments closely in relation to such incidents since they are constantly aware that they themselves may be at risk. </text:p>
      <text:p text:style-name="P13">A major scandal which exploded in Italy around fifteen years ago can be cited as an example in which the circumstances surrounding the discovery of the P2 masonic lodge led to "Operation Clean Hands". The illegal activities of one Licio Gelli having come to the attention of the police, gave rise to an investigation which eventually led to the exposure of the entirety of P2's activities. Gelli, who was the Grand Master of the lodge, had been engaged in money laundering activities and officers investigating the case decided to search his villa. They found a document listing the names of hundreds of lodge members and further documents containing information on the secret activities of lodge members ranging from drug trafficking and money laundering to links with the Mafia. The capture of one member led to the destruction of the whole organisation. It all began with the discovery of a list which eventually led to a series of scandals shocking the nation and finally the exposure of the dark clan's "network of greed".</text:p>
      <text:p text:style-name="P13">Worried that all of its activities may become exposed the dark clan took drastic measures in order to prevent this. Some investigating officials were attacked and others even became the targets of assassination attempts. This case provides many important examples of the methods the dark clan will employ in order to cover up its crimes or when it perceives a threat.</text:p>
      <text:p text:style-name="P13">The clan member's pathetic and paranoid frame of mind is of the sort mentioned in the Qur'an: </text:p>
      <text:p text:style-name="P52">When you see them, their outward form appeals to you, and if they speak you listen to what they say. But they are like propped-up planks of wood. They imagine every cry to be against them. They are the enemy, so beware of them. May God assail them! How they are perverted! (Qur'an, 63: 4)</text:p>
      <text:p text:style-name="P14"/>
      <text:p text:style-name="P13">The unanimity in the clan is an instinctive necessity based on the individual's fear that "I could be next". Their solidarity is not the consequence of positive moral qualities like loyalty, devotion, faithfulness and love, but simply results from the criminal code of the underworld fraternity. In danger-free times clan members can afford to give free rein to their internal rivalries and even indulge in some "backstabbing", to use their own terminology. Within the clan, all relations and all dialogues between people rest on self-interest. What looks like solidarity on the outside, is in reality disunity when seen from within.</text:p>
      <text:p text:style-name="P13"><text:soft-page-break/>Actually, all these features are typical of deniers and their society, as God has revealed in detail in the Qur'an. One of these verses says: </text:p>
      <text:p text:style-name="P46"/>
      <text:p text:style-name="P44">They will not fight against you all together as a group except in fortified towns or behind high walls. Their hostility towards each other is intense. They are full of bravado in each other's company. You consider them united but their hearts are scattered wide. That is because they are people who do not use their intellect. (Qur'an, 59: 14)</text:p>
      <text:p text:style-name="P14"/>
      <text:p text:style-name="P13">The sense of solidarity based on self-interest is compatible with the Darwinist ideology. According to Darwinist dogma, living beings will only display solidarity if it is in their own interest to do so as determined by nature. At all other times they are competitors in the struggle for survival and will do anything for their own survival in this struggle.</text:p>
      <text:p text:style-name="P13">The solidarity of the clan which exists in this world will totally disintegrate on the Day of Judgment. On that day, they will come face to face with the clear truth and they will not find the strength to unite with one another in their denial and against the welfare of good people as they did all their lives. They will have surrendered to what God will give them in return. God says in this matter: </text:p>
      <text:p text:style-name="P46"/>
      <text:p text:style-name="P44">[They will be asked:] "Why are you not helping one another?" No, today they come in absolute submission. They will confront each other, questioning one another. One group will say, "You used to come at us from a position of power." The others will say, "The truth is that you were not believers. We had no authority over you. Rather you were unbridled people. Our Lord's Word has been carried out against us, that we would taste it. We misled you and we were ourselves misled." On that Day they will be partners in the punishment… (Qur'an, 37: 25-33) </text:p>
      <text:p text:style-name="P14"/>
      <text:p text:style-name="P13">All this information gives us a clear picture. The true nature of the clan is based upon the subconscious instinct of self-preservation. Their degree of response to this instinct is in direct relation to the seriousness of their crimes. Therefore, their defence is often aggressive and can involve lies, slander, and smear-campaigns against their enemies.</text:p>
      <text:p text:style-name="P76"/>
      <text:p text:style-name="P42">THE CONSTANT FEAR OF THE CLAN MEMBERS</text:p>
      <text:p text:style-name="P19"/>
      <text:p text:style-name="P12"><text:span text:style-name="T60">O</text:span><text:span text:style-name="T31">ne of the most characteristic attributes of the clan members is the constant fear they live in. We have mentioned in previous chapters that clan members are afraid of being exposed, that their interests may be damaged, that events can suddenly turn against them or that they will have to change their immoral lifestyles. They live under the threat of their immoral activities and crimes being discovered and this fear results in a schizophrenic state of mind. In order to comprehend this state of mind better, we can categorise their fears as follows:</text:span></text:p>
      <text:p text:style-name="P13">1-<text:tab/>One of the best-known fears of the clan members is that of losing their place in the clan and thus being faced with isolation. Apart from losing their share in the collective profits, to be alone means that the clan member cannot continue to exist. He will have lost the protection and support of the clan which increases the likelihood of his activities being exposed and his certain downfall. Because of this every clan member will do his best not to become an outcast. He would rather participate in the immoralities, crimes and perversions of the other members and defend them to the best of his abilities. Being accomplices in crime creates the mentality of interdependence.</text:p>
      <text:p text:style-name="P13">2-<text:tab/>Another important fear of the clan is, as mentioned, the loss of benefits. As there is no religious belief in the dark clan, worldly ambitions constitute the only goal in life. Obtaining high office, status and material wealth is for the clan member more important than anything else. For these people, values like patience, devotion, loyalty and good character mean nothing. People are thus judged by wealth rather than character. They will respect even the most contemptible people in the world provided they are rich and powerful and can benefit them. By the same token, they can disrespect and be ruthless towards honourable people of good character if they are not considered to be wealthy or powerful or that they are of no use to them in the pursuit of their own advantage. This is because they do not believe in the hereafter and think this world to be all there is to it. According to their false reasoning, life is only about this world therefore they must take advantage of everything this life can offer. The Qur'an describes the people of this mentality and their attitude to life in this world and the great mistake they make: </text:p>
      <text:p text:style-name="P46"/>
      <text:p text:style-name="P44">Those who prefer the life of this world to the hereafter, and bar access to the way of God, wanting to make it crooked; they are greatly misguided. (Qur'an, 14: 3) </text:p>
      <text:p text:style-name="P44"/>
      <text:p text:style-name="P44">The life of this world is nothing but a game and a diversion. The abode of the hereafter – that is truly Life if they only knew. (Qur'an, 29: 64)</text:p>
      <text:p text:style-name="P14"/>
      <text:p text:style-name="P13"><text:soft-page-break/>3-<text:tab/>Discretion and secrecy is one of the foremost principles of the clan. Every member feels responsible for covering up the other's immorality and crimes. To defend the other means to defend oneself. For this reason the care and attention paid to keeping one's own activities secret is paid to those of everyone else, this shows that one of their biggest fears is the exposure of their immoral behaviour. Just the thought of their guilt is enough to make them nervous. This is their worst nightmare, because they want to be highly regarded in society and accepted as respectable people of good repute. Each member of the dark clan aims to be seen as innocent and blameless even though they commit fraud, lie and cheat. He is well aware of the danger to his interests if this image of blamelessness were to be damaged.</text:p>
      <text:p text:style-name="P13">4-<text:tab/>Besides all these fears there is also the fear of losing everything for reasons of social change. This one weighs heavier than all of the others. The most frightening change for the clan is where religious morality becomes dominant in society thus spelling the end for immorality, injustice, and inequality. For the clan this would mean that it would never be active again in any way. Throughout history, this has been the reality for all dark clans. They have always been wary even afraid of devout believers and Muslims who endeavour to spread religious morality. In a verse of the Qur'an:</text:p>
      <text:p text:style-name="P46"/>
      <text:p text:style-name="P44">You are a greater cause of dread in their breasts than God! That is because they are people who do not understand. (Qur'an, 59: 13)</text:p>
      <text:p text:style-name="P14"/>
      <text:p text:style-name="P13">As stated clearly, those who have declared war on God's religion are very much afraid of the Muslims, particularly with respect to the ideological struggle the believers wage against irreligious systems. In reality, the only being to fear is God. The clan members, on the other hand, do not fear God, His power or the Day of Judgment, but because of their hopeless ignorance they fear instead that their ideology will be wiped out by the Muslims.</text:p>
      <text:p text:style-name="P13">5-<text:tab/>There is yet another fear that haunts clan members: that the clan should lose its authority. For the clan, numbers are important and it wants to increase them constantly. The more clan members there are, the greater the extent of the propaganda. In the case of danger, each individual member will act for the clan, it will become easier to suppress opposing voices and therefore easier to protect itself. This is why anyone who has had any dealings with the clan is quickly sucked in and then never again permitted to leave.</text:p>
      <text:p text:style-name="P12"><text:span text:style-name="T31">Partnerships founded on the evil and wicked deals of the clan prevent anyone who has become involved from leaving even if he wanted to. The dark clan has its own culture of authority, violence and force. Just like in the primitive African tribes of the past, unforgiving rules apply. The clan is absolutely merciless when a member decides to go his separate ways. Allowing even one of them to depart could mean </text:span><text:span text:style-name="T63">great dangers for the future of the clan, since there is always the possibility that this individual might </text:span><text:soft-page-break/><text:span text:style-name="T63">confess to his involvement in the clan and reveal its structure. Therefore, members who show any sign of going down this road are forced into a corner by the clan. </text:span></text:p>
      <text:p text:style-name="P12"><text:span text:style-name="T63">There are plenty of examples to be seen in various countries of how people end up when they attempt to give evidence against the clan, or who try to prevent them from pursuing their criminal goals. Such examples make potential witnesses against the clan change their minds about giving evidence when they are required to do so, even right up to the very last minute in the courtroom itself. The witness protection schemes in many countries are not enough to encourage these people. It is not surprising for someone tied to this world, who is not God fearing, who does not know the secret of trusting in God, not to find the c</text:span><text:span text:style-name="T31">ourage within himself to do so.</text:span></text:p>
      <text:p text:style-name="P27">THE LEADERS OF THE DARK CLAN </text:p>
      <text:p text:style-name="P23">AND THEIR ADHERENTS</text:p>
      <text:p text:style-name="P20"/>
      <text:p text:style-name="P12"><text:span text:style-name="T60">I</text:span><text:span text:style-name="T31">n the previous chapter, the hierarchical structure of the clan was briefly examined. Within this structure there are those who take the lead in immorality and decadence, then there are others who, influenced by the rich and powerful trappings of their superiors, blindly support them. The fact that some people live immoral and irreligious lives as promoted by the clan through the powerful image of solidarity it has created, misleads these people. To side with people whom they regard as powerful is one of their typical character traits. According to this false logic, "might is right". Therefore, when those considered to be powerful do injustices, break the law or repeatedly commit crimes, it is easy to turn a blind eye. They are spoken of highly without deserving it, they are obeyed unconditionally and they are defended under all circumstances. The loyalty which leaders of totalitarian regimes command is an example of this psychology. Everybody in totalitarian societies knows deep down that the dictator ruling them is tyrannical and merciless, they witness the inconsistencies and inequalities, but never rebel against the leader who seems to be so powerful. The majority of people come under the spell of this mass psychology and become part of the system.</text:span></text:p>
      <text:p text:style-name="P13">One of the most thought provoking examples of this situation is the account about Pharaoh in the Qur'an. Influenced by the power and means of the Pharaoh, one of the most bloodthirsty dictators known to history, most people turned away from the true religion and did not ally themselves to Moses, despite knowing him to be truthful. They did not submit to the true religion because they perceived Pharaoh to be all powerful due to his material wealth and sovereignty and regarded him with awe inspired admiration. God reveals in the Qur'an that very few people joined Moses in his religion for fear of Pharaoh and his entourage: </text:p>
      <text:p text:style-name="P46"/>
      <text:p text:style-name="P44">No one believed in Moses except for a few of his people out of fear that Pharaoh, and the elders, would persecute them. Pharaoh was high and mighty in the land. He was one of the profligate. (Qur'an, 10: 83)</text:p>
      <text:p text:style-name="P14"/>
      <text:p text:style-name="P13">Those who join the dark clan make the mistake of thinking that their leaders will never be defeated, never be wiped out, and that they are capable of overcoming any difficulty. To them, it seems only logical to join the clan, which also guarantees their future. In reality, it is a big mistake. The real and true power is with God, and His help is with the Muslims who obey Him. God says in the Qur'an:</text:p>
      <text:p text:style-name="P46"/>
      <text:p text:style-name="P44"><text:soft-page-break/>Do those who take the disbelievers as protectors, rather than the believers, hope to find power and strength with them? Power and strength belong entirely to God. (Qur'an, 4: 139) </text:p>
      <text:p text:style-name="P14"/>
      <text:p text:style-name="P13">There are very important truths, forgotten and ignored by people. First of all, the people they seek refuge with and where they hope to find empowerment are themselves only helpless creatures of God, who could not have obtained wealth, status or power unless God had allowed them to. The wealth and power given to them is only a temporary adornment for the duration of their lives in this world after which they are then doomed to become nothing. All wealth given to man is a test. The Qur'an reveals the secret of the means given to the deniers:</text:p>
      <text:p text:style-name="P44">Do not let their wealth and children impress you. God merely wants to punish them by them during their life in this world and for them to expire while they are disbelievers. (Qur'an, 9: 55)</text:p>
      <text:p text:style-name="P14"/>
      <text:p text:style-name="P13">The temporary resources the deniers own, as revealed in this verse, are only a means to the suffering awaiting them in this world as well as in the hereafter. Those who fail to realise this fact become spellbound by this wealth and power and admire these people without regard to their foul characters or their low standing in God's sight.</text:p>
      <text:p text:style-name="P13">The Qur'anic narrative concerning Qarun exemplifies people's admiration of wealth and their tendency to forget that it all belongs to God. God had given Qarun huge wealth, but instead of being grateful to God he became spoiled, arrogant and spiteful in character. Despite his moral deficiencies, many people of that society could not help admiring him:</text:p>
      <text:p text:style-name="P46"/>
      <text:p text:style-name="P44">He went out among his people in his finery. Those who desired the life of this world said, "Oh! If only we had the same as Qarun has been given! What immense good fortune he possesses." (Qur'an, 28: 79) </text:p>
      <text:p text:style-name="P14"/>
      <text:p text:style-name="P13">The believers on the other hand, knew God to be the true Owner of all property and thus were not tempted by Qarun's wealth. When God took away all of Qarun's riches, the people who had admired him for it realised their big mistake:</text:p>
      <text:p text:style-name="P46"/>
      <text:p text:style-name="P44">We caused the earth to swallow up both him and his house. There was no group to come to his aid, besides God, and he was not someone who is helped. Those who had longed to take his place the day before woke up saying, "God expands the provision of any of His servants He wills or restricts it. If God had not shown great kindness to us, we would have been swallowed up as well. Ah! Truly the disbelievers are not successful." (Qur'an, 28: 81-82) </text:p>
      <text:p text:style-name="P14"><text:soft-page-break/></text:p>
      <text:p text:style-name="P13">Just like the people who had come under the spell of Qarun's temporary riches, the members of the dark clan believe that the clan's existence will always protect them.</text:p>
      <text:p text:style-name="P13">They think that whatever may happen, their profit motivated relationships and connections in this world will continue. The clan members may well be supporting each other in this life but they will never be able to do so in the hereafter. </text:p>
      <text:p text:style-name="P13">On the Day of Judgment everyone will come to God's presence alone, just as when he was first created, and account for every deed in his life. God has commanded mankind, through His messengers to fear only Him, to beware of Him and to obey His messengers. It is God's order not to follow the conspirators of evil and corruption. In the Qur'an the prophet Salih addresses his people:</text:p>
      <text:p text:style-name="P46"/>
      <text:p text:style-name="P44">So have fear of God and obey me. Do not obey the orders of the profligate, those who corrupt the earth and do not put things right. (Qur'an, 26: 150-152)</text:p>
      <text:p text:style-name="P14"/>
      <text:p text:style-name="P13">In other verses connected to this, it is also revealed that the corruptors are deeply divided between themselves. The disbelievers who appeared to be supporting one another in their worldly lives, will be blaming one another when they see the great punishment awaiting them. The Day of Judgment is where the clan's solidarity will be no more. God reveals their circumstances on that Day in the following verses of the Qur'an:</text:p>
      <text:p text:style-name="P46"/>
      <text:p text:style-name="P44">Those who disbelieve say, "We will never believe in this Qur'an, nor in what came before it." If only you could see when the wrongdoers, standing in the presence of their Lord, cast accusations back and forth at one another! Those deemed weak will say to those deemed great, "Were it not for you, we would have been believers!" Those deemed great will say to those deemed weak, "Did we debar you from the guidance when it came to you? No, it is you who were evildoers." Those deemed weak will say to those deemed great, "No, it was your scheming night and day when you commanded us to reject God and assign equals to Him." But they will show their remorse when they see the punishment. We will put iron collars round the necks of those who disbelieve. Will they be repaid for anything but what they did? We never sent a warner into any city without the affluent people in it saying, "We reject what you have been sent with." They also said, "We have more wealth and children. We are not going to be punished.'' (Qur'an, 34: 31-35)</text:p>
      <text:p text:style-name="P14"/>
      <text:p text:style-name="P12"><text:soft-page-break/><text:span text:style-name="T31">On that Day the members of the dark clan will say to one another, </text:span><text:span text:style-name="T2">"If only there was the distance of the two Easts between you and me! What an evil companion!"</text:span><text:span text:style-name="T31"> </text:span><text:span text:style-name="T2">(Qur'an, 43: 38).</text:span><text:span text:style-name="T31"> But it will be way too late for remorse. In the life of this world they had been repeatedly warned of the Day of Judgment but they didn't listen, continued to plot against the good and cooperated in evil. There is a harsh punishment awaiting these people in the presence of God:</text:span></text:p>
      <text:p text:style-name="P46"/>
      <text:p text:style-name="P44">When they are squabbling with one another in the Fire, the weak will say to those deemed great, "We were your followers, so why do you not relieve us of a portion of the Fire?" Those deemed great will say, "All of us are in it. God has clearly judged between His servants.'' (Qur'an, 40: 47-48)</text:p>
      <text:p text:style-name="P75"/>
      <text:p text:style-name="P32"/>
      <text:p text:style-name="P38">THE ANIMOSITY OF THE DARK CLAN </text:p>
      <text:p text:style-name="P38">TOWARDS SPIRITUAL VALUES</text:p>
      <text:p text:style-name="P19"/>
      <text:p text:style-name="P12"><text:span text:style-name="T60">T</text:span><text:span text:style-name="T31">he clan is not only against religious morality but also opposes spiritual values. Because of the selfish and profiteering nature of the clan, its members are people devoid of human love or a sense of duty to society. What is important to them is that the infrastructure for the continuity of their interests is secured. According to the clan members' perverse mentality, the continuity of their system requires that all power should be concentrated in their own leader. This requires an environment where prostitution is deemed proper, drug abuse widespread and plenty of resources are available to guarantee the continuity of immorality. The dark clan feeds on destitution and decadence. It is obvious that such an environment does not serve the interests of the people, and it is equally obvious that these individuals will always put their own interests before the common good of the populace. </text:span></text:p>
      <text:p text:style-name="P13">It is not in the interests of the clan for the standard of living to rise, for wealth to proliferate, or for everyone to have an equal share in the rewards of science and technology. This group does not like the idea of wealth becoming accessible to the population at large, or that there should be any improvement in the distribution of wealth, or that their country should begin to achieve social stability and security. It does not even like the standards of art to improve, since this would indicate a trend towards aesthetic purification which could only mean that it would become that much more difficult to tempt people into their distasteful dealings. </text:p>
      <text:p text:style-name="P13">In countries where the dark clan's presence is strong, this situation becomes most apparent. It is interesting to observe especially in Latin America, Africa and the majority of the third-world countries, that their abundant natural resources do not aid their development, and that destitution and poverty rule. The general profile of these <text:soft-page-break/>countries show that their economies are usually controlled by a handful of wealthy people who drain the country's resources whilst the majority of people suffer from hunger and live in abject poverty. The reason for this corruption is that the rulers prefer to "fleece" the country rather than nurture a productive economy. </text:p>
      <text:p text:style-name="P13">In many Latin American countries, where dictatorial regimes are in power, it has almost become impossible to fight corruption. The members of the security forces and organised crime rings are interlinked and most people in the justice department work for them. Those who don't work for them are afraid of them. The Catholic Church, which opposes the oppression of the people by the dictatorial regimes in these countries, has become the main target and in many countries the military has assassinated priests and men of faith. In the majority of African countries, theft and murder are commonplace, people cannot go out after sunset for fear of their lives, aids and other infectious diseases are widespread, while the rich protect their homes with private security personnel. </text:p>
      <text:p text:style-name="P13">The dark clan's activities are mainly responsible for the dire situation in these countries where drug dealing and prostitution are counted among the most profitable businesses, where unsolved murders are common, where insecurity, fear and anxiety dominate, and where the rule of law and justice are out of the question. These nations are simply unable to escape the grip of the clan members who control their governments. They even confiscate the donations sent by international aid agencies for people suffering from the effects of famine and starvation, and sell the produce intended for free distribution to the poor. It is to the advantage of these pitiless rulers for millions of their own people in their own countries to remain in hunger and destitution since this is how they maintain their lifestyles.</text:p>
      <text:p text:style-name="P13">On top of this, those clan members claim before the nation that they are the guardians of their country's interests, that their ambition is to raise living standards to the levels of the developed world. They appear to be saying that they want the democracy, industry and science of the developed world, but what they are really saying is that they want the corrupted culture and the social decadence of the developed world without any of the religious morality or other social positives. When they speak of a government respectful of human rights and freedoms, or of high levels of science and technology, it is only pretence. What they really want to establish is a society in which free sex and adultery are common practice, where drug use is legalised and supported by the state, where the family institution is abolished and where mutual respect is destroyed.</text:p>
      <text:p text:style-name="P13"/>
      <text:p text:style-name="P88">THE BATTLE TACTICS OF THE DARK CLAN</text:p>
      <text:p text:style-name="P7"/>
      <text:p text:style-name="P10"/>
      <text:p text:style-name="P12"><text:span text:style-name="T31">In the previous chapter we examined the dark clan's internal cohesion, cover-up strategies and their decadent system in some detail. We will now look at how this cohesive power manifests itself in its self-protection and defence mechanisms.</text:span></text:p>
      <text:p text:style-name="P13">The dark clan has developed a highly comprehensive and complex defence mechanism in order to protect its existing structure, to preserve its power and to prevent potential harm. Its most important strategy consists of rendering the agent of the perceived threat ineffective or even to destroy it. At this stage it is necessary to point out that the clan regards as enemies those who stand up for spiritual and moral values and who promote good character, justice, truth and righteousness. These people and the values they fight for are one of the biggest obstacles to the continuity of the clan's murky system, hence they encourage transgression and hostility against them. However, these people courageously stand up to all the evil represented by the clan and actively expose its shady activities. Our Lord in the Qur'an reveals certain characteristics of the clan: </text:p>
      <text:p text:style-name="P46"/>
      <text:p text:style-name="P44">You see many of them rushing to wrongdoing and enmity and acquiring ill-gotten gains. What an evil thing they do! (Qur'an, 5: 62) </text:p>
      <text:p text:style-name="P14"/>
      <text:p text:style-name="P13">Throughout history, there have been interest groups uniting in oppression, unfairness and injustice thereby causing great suffering to people. These groups have done their best to spread immorality and denial in their own era. In this verse of the Qur'an, God reveals that they have existed throughout history:</text:p>
      <text:p text:style-name="P46"/>
      <text:p text:style-name="P44">Did they bequeath this to each other? Indeed they are an unbridled people. (Qur'an, 51: 53) </text:p>
      <text:p text:style-name="P14"/>
      <text:p text:style-name="P13">However, people of good character who believe in God have always opposed them bravely, with perseverance. Those who stand up to evil have been working to bring it to an end, to open the way to peace and safety. Today, the dark clan is in the forefront of evil, and just as it has always been, the ideological battle between the clan and the people of good continues. The clan is making efforts to wear down or even eliminate the faithful and conscientious representatives of spiritual values because of their determined morality. In the Qur'an, God revealed this characteristic of the dark clan in the account of how Lut's people reacted to his summons: </text:p>
      <text:p text:style-name="P46"/>
      <text:p text:style-name="P44">The only answer of his people was to say, "Expel them from your city! They are people who keep themselves pure!" (Qur'an, 7: 82)</text:p>
      <text:p text:style-name="P14"><text:soft-page-break/></text:p>
      <text:p text:style-name="P13">As God reveals, the like of the dark clan will not take kindly to people of good character who remain pure, and who remain unimpressed by the suggestions of the clan, which considers anyone who does not adopt its own morality as a potential threat to the continuity of its system.</text:p>
      <text:p text:style-name="P13">This historic battle is one of the reasons why the dark clan accommodates the immorality of prostitutes, fraudsters, murderers, drug dealers, arms smugglers, and all sorts of other shady people and always defends them under all circumstances. In morally degenerate societies all over the world, there are people who protect the clan in various media organisations, in the security forces and from within the justice system. These people cover up the perversions and criminal activities of the clan and make financial gains at the same time. They are used in intrigues for the purpose of destabilising the enemy and to clear the name of the clan.</text:p>
      <text:p text:style-name="P13">People active in the defensive mechanism are of two kinds. The first of these are the leaders who organise the corruption. They are the people who make a profit out of immorality, prostitution, drug dealing, arms smuggling, conflict and chaos and therefore promote and encourage decadence. The second group of people depend on the clan's continuity for their own existence and rely on the protection of the clan leaders. These are under the total control of the clan, obedient to their leaders, they move as directed. It is one of their responsibilities to man the frontline in the battle against the clan's enemies.</text:p>
      <text:p text:style-name="P13">The clan, however, is unaware of one reality. Evil is doomed to defeat. Throughout history, as God reveals in the Qur'an, the struggle of the deniers has been evil and those who fight for evil have always been defeated: </text:p>
      <text:p text:style-name="P46"/>
      <text:p text:style-name="P44">The people of Nuh denied the truth before them, and the Confederates after them. Every nation planned to seize its Messenger and used false arguments to rebut the truth. So I seized them, and how was My retribution! (Qur'an, 40: 5) </text:p>
      <text:p text:style-name="P14"/>
      <text:p text:style-name="P13">As can be seen, one of the main goals of the deniers is to obstruct the efforts of those in the service of religion. The dark clan has throughout history unjustly arrested people it deemed to be in opposition to its own system, forced them to emigrate, or even killed them. </text:p>
      <text:p text:style-name="P13"/>
      <text:p text:style-name="P32"/>
      <text:p text:style-name="P38">IMPORTANT TACTICS OF THE CLAN: CONSPIRACY</text:p>
      <text:p text:style-name="P19"/>
      <text:p text:style-name="P12"><text:span text:style-name="T60">C</text:span><text:span text:style-name="T31">onspiracy is a method often used by the dark clan against its enemies. It is a fact revealed by the Qur'an that the deniers use conspiracies against the believers. Many </text:span><text:soft-page-break/><text:span text:style-name="T31">verses reveal that they devise plots and make plans in order to turn people from God and the morality of His religion. God says:</text:span></text:p>
      <text:p text:style-name="P46"/>
      <text:p text:style-name="P44">And likewise in every city We set up its greatest wrongdoers to plot in it. They plot against themselves alone, but they are not aware of it. (Qur'an, 6: 123)</text:p>
      <text:p text:style-name="P14"/>
      <text:p text:style-name="P12"><text:span text:style-name="T31">The Qur'an further reveals that in their secret night-time meetings, the deniers devised plots and conspiracies against the believers. God says that they are </text:span><text:span text:style-name="T2">"...arrogant towards it (My Signs), talking arrant nonsense all night long."</text:span><text:span text:style-name="T31"> </text:span><text:span text:style-name="T2">(Qur'an, 23: 67)</text:span><text:span text:style-name="T31"> </text:span></text:p>
      <text:p text:style-name="P13"/>
      <text:p text:style-name="P13">Another reality that God revealed is that in general nothing comes of secret meetings and discussions, other than disaster, damage to society and chaos instead of law and order (see Qur'an, 4: 114 and 58: 9-10). The meetings were held at night because they believed they were less likely to be discovered and that it would be easier to conceal what they were up to in the darkness. However, even if they were to meet in the remotest and most secret of locations known to no one but them, and even if they were to choose the darkest hour of the night, God would know every detail of their plan. Whilst they are planning against people and setting people up, God is unfolding a perfect plan that will turn theirs upside down. God says:</text:p>
      <text:p text:style-name="P44"/>
      <text:p text:style-name="P44">They try to conceal themselves from people, but they cannot conceal themselves from God. He is with them when they spend the night saying things which are not pleasing to Him. God encompasses everything they do. (Qur'an, 4: 108)</text:p>
      <text:p text:style-name="P14"/>
      <text:p text:style-name="P13">Staging conspiracies is where the clan is most successful and it is the most frequently used method when faced with the threat of danger. They make detailed plans in their secret meetings to eliminate anything considered a potential threat to themselves or their system. Then they take all the necessary precautions for the smooth running of the conspiracies they plan. To achieve their missions, they prepare false evidence if needed and act out the most incredible scenarios with the aid of false witnesses. It is not difficult for the clan leader to find the actors to play out these scenarios because there is no shortage of suitable candidates within the clan.</text:p>
      <text:p text:style-name="P13">There are plenty of examples from history of Muslims against whom conspiracies were staged by the dark clan. The deniers forced the Prophet Muhammad (peace be upon him) from his home and made attempts on his life. The Prophet Yusuf (peace be upon him) was left behind in the well by his brothers as a result of their selfish desires, The Prophet Ibrahim (peace be upon him) was thrown into the flames by his people, <text:soft-page-break/>Pharaoh tried to force the Prophet Musa (peace be upon him) into submission by threats. God revealed the deniers' plots against His Messenger, the prophet Muhammad (peace be upon him) in the Qur'an: </text:p>
      <text:p text:style-name="P46"/>
      <text:p text:style-name="P44">When those who disbelieve were plotting against you to imprison you or kill you or expel you: they were plotting and God was plotting, but God is the Best of Plotters. (Qur'an, 8: 30)</text:p>
      <text:p text:style-name="P14"/>
      <text:p text:style-name="P13">There is no doubt that those who believe, who are in the service of God and engaged in ideological warfare against irreligious philosophies may come up against these kinds of conspiracy. It is God's will that the believers will have to overcome numerous tests, just as the Muslims of the past did. For all those who are genuine in their faith in God, these conspiracies are an opportunity in which there is much good for them. This is the perspective from which the Muslims see the activities of the dark clan. The believers are also very well aware of the fact that God is witness to everything and that no one can plan conspiracies outside of His knowledge or carry them out, even if they are certain about their total secrecy. God has revealed that He is the All-Knowing:</text:p>
      <text:p text:style-name="P46"/>
      <text:p text:style-name="P44">Do you not see that God knows what is in the heavens and on the earth? Three men cannot confer together secretly without Him being the fourth of them, or five without Him being the sixth of them, or fewer than that or more without Him being with them wherever they are. Then He will inform them on the Day of Rising of what they did. God has knowledge of all things. (Qur'an, 58: 7)</text:p>
      <text:p text:style-name="P36"/>
      <text:p text:style-name="P42">EXAMPLE OF A CLAN: THAMUD’S GROUP OF NINE </text:p>
      <text:p text:style-name="P19"/>
      <text:p text:style-name="P12"><text:span text:style-name="T60">K</text:span><text:span text:style-name="T31">nown as the Group of Nine in the Qur'an, this gang exemplifies clan formation. God draws our attention to this clan, which existed at the time of the Prophet Salih (peace be upon him) and shows us the plot they devised against him. The one thing members of this group all had in common was their unanimity in evil. The Prophet Salih had repeatedly invited his people to believe in God, to obey God's commands and not to transgress. They did not heed his call but chose to adopt an aggressive stance against Salih instead, whose efforts to spread God's religion were perceived as a threat to their interests. Hence, they came together to plot against him. Taking the lead in this plot, the Group of Nine was one of the dark clans of the time. The Qur'an reveals this plot:</text:span></text:p>
      <text:p text:style-name="P46"/>
      <text:p text:style-name="P44">There was a group of nine men in the city causing corruption in the land and not putting things right. They said, "Let us make an oath to one another by God that we will fall on him and his family in the night and then say to his protector, 'We did not witness the destruction of his family and we are telling the truth.' " (Qur'an, 27: 48-49)</text:p>
      <text:p text:style-name="P14"/>
      <text:p text:style-name="P13">It is truly interesting to note that they swore an oath by God in relation to their plot against Salih. This expression in the verse shows that the gang members, within their erroneous logic, either considered themselves religious or appear to have used a religious style. This fact could be pointing to the possibility today that members of the Dark Clan will claim religious credentials or even that they may camouflage their attacks on the believers in religious terminology (God knows best).</text:p>
      <text:p text:style-name="P13">The fate of this plot by the Group of Nine was the same as all the other plots in history devised against the believers. God turned it against them. This reality proves that no plot by the dark clans succeeded in history and that none will succeed in the future. God's response appears in the Qur'an: </text:p>
      <text:p text:style-name="P46"/>
      <text:p text:style-name="P44">They hatched a plot and We hatched a plot while they were not aware. So look at the end result of all their plotting; We utterly destroyed them and their whole people! These are the ruins of their houses because of the wrong they did. There is certainly a Sign in that for people with knowledge. (Qur'an, 27: 50-52)</text:p>
      <text:p text:style-name="P75"/>
      <text:p text:style-name="P32"/>
      <text:p text:style-name="P38">DEFENCE MECHANISMS OF THE CLAN: </text:p>
      <text:p text:style-name="P38">LIES AND SLANDER</text:p>
      <text:p text:style-name="P19"><text:soft-page-break/></text:p>
      <text:p text:style-name="P12"><text:span text:style-name="T60">S</text:span><text:span text:style-name="T63">lander and lies are important weapons in the arsenal of the clan. The fact that these people are outside of religious morality causes them to lose their sense of shame and to disregard their conscience. Therefore, they do not hesitate to destroy mercilessly people who confront them and to use the most cunning tactics in order to achieve this. God reveals in the Qur'an that these people are inspired by Satan whose counsel for the clan members is to use the tactics of lies and slander. The verses say: </text:span></text:p>
      <text:p text:style-name="P49"/>
      <text:p text:style-name="P44">Shall I tell you upon whom the satans descend? They descend on every evil liar. They give them [i.e., satans] a hearing and most of them are liars. (Qur'an, 26: 221-223)</text:p>
      <text:p text:style-name="P15"/>
      <text:p text:style-name="P12"><text:span text:style-name="T63">These tactics were also adopted by the deniers of the past as revealed by the Qur'an. God has revealed some of them to us and the strategies adopted by these formations. For example, in the narrative of the Prophet Yusuf's life (peace be upon him), his brothers envied the gifts God had bestowed upon him. United in their envy they moved against him, even making an attempt on his life. The mentality and behaviour of Yusuf's brothers is an example of the dark clan's attitude and methods. The plot hatched by his brothers against</text:span><text:span text:style-name="T31"> Yusuf is related in the Qur'an: </text:span></text:p>
      <text:p text:style-name="P46"/>
      <text:p text:style-name="P44">When they declared, "Why! Yusuf and his brother are dearer to our father than we are although we constitute a powerful group. Our father is clearly making a mistake. Kill Yusuf or expel him to some land so that your father will look to you alone and then you can be people who do right." (Qur'an, 12: 8-9)</text:p>
      <text:p text:style-name="P15"/>
      <text:p text:style-name="P25">The root of this envy towards Yusuf on the part of his brothers was the thought that their father loved him more than them. This made them concerned that they may lose some of their privileges and that their interests might be damaged. (This is the same great fear felt by the clan members). Faced by this prospect they made a plan of action according to their limited intellectual capacity. For their plan to succeed they had to come across to their father as trustworthy and dependable in order to get his permission to take Yusuf with them. Then they would return and say that despite having done everything they could to protect Yusuf, a wolf had killed and taken him. To make it all the more believable they didn't forget to add a piece of fabricated evidence. The verses reveal:</text:p>
      <text:p text:style-name="P52"/>
      <text:p text:style-name="P53"><text:span text:style-name="T43">That night they came back to their father in tears, saying, "Father, we went out to run a race and left Yusuf together with our things and then a wolf appeared and ate him up but you are never going to believe us now, not even though we really tell the truth." They then produced his shirt with </text:span><text:soft-page-break/><text:span text:style-name="T43">false blood on it. He said, "It is merely that your lower selves have suggested something to you which you did; but be</text:span><text:span text:style-name="T40">auty lies in showing steadfastness. It is God alone Who is my Help in face of the event that you describe." (Qur'an, 12: 16-18)</text:span></text:p>
      <text:p text:style-name="P14"/>
      <text:p text:style-name="P13">After acting out this wicked scenario, they came crying to their father Ya'qub and insisted that they were telling the truth, proving their acting skills (this type of role-playing for the purpose of deceit is also common among clan members). It is impossible for people of conscience to lie convincingly, but the people used by the clan are capable of convincing themselves of these lies so that they can act out the most dramatic scenarios with authentic conviction.</text:p>
      <text:p text:style-name="P13">Another of the clan members' qualities is the skill to fabricate evidence. Yusuf's brothers brought back his blood-stained shirt in support of their lies about the wolf killing him in the belief that this would make them more convincing. This, however, is one of the clan's biggest errors. They believe the fabrication of evidence to be effective as support for their lies and deceit. They become so absorbed in this role-play that after a little while they themselves start to believe their own lies. Even so, the truth cannot be altered, not with lies or with fake evidence in support of them. The truth must emerge.</text:p>
      <text:p text:style-name="P13">The Muslims, on the other hand, as always in the face of these traps, put their trust in God. Yusuf in the face of the set-up against him, trusted in our Lord and God revealed to him: </text:p>
      <text:p text:style-name="P46"/>
      <text:p text:style-name="P44">… You will inform them of this deed they perpetrate at a time when they are totally unaware. (Qur'an, 12: 15)</text:p>
      <text:p text:style-name="P14"/>
      <text:p text:style-name="P13">He escaped the well his brothers had thrown him into with the help of a passing convoy of traders and eventually settled in the household of an Egyptian governor.</text:p>
      <text:p text:style-name="P13">Another example of the dark clan's methods in the narrative of Yusuf is the trap set for him by the wife of the governor. It is an example of how the clan members can ruthlessly slander others in order to save themselves and how they are protected and minded by their supporters. The governor's wife was struck by Yusuf's handsomeness and offered herself to him, an ugly offer indeed. Yusuf refused but she became angry and slandered him. The verse says: </text:p>
      <text:p text:style-name="P46"/>
      <text:p text:style-name="P44">The woman whose house it was solicited him. She barred the doors and said, "Come over here!" He said, "God is my refuge! He is My lord and has been good to me with where I live. Those who do wrong will surely not succeed." (Qur'an, 12: 23)</text:p>
      <text:p text:style-name="P14"/>
      <text:p text:style-name="P13">When the governor found out about the incident, his wife lied and slandered Yusuf: </text:p>
      <text:p text:style-name="P46"><text:soft-page-break/></text:p>
      <text:p text:style-name="P44">They raced to the door. She tore his shirt at the back. They met her husband by the door. She said, "How should a man whose intention was to harm your family be punished for what he did except with prison or painful punishment?" (Qur'an, 12: 25)</text:p>
      <text:p text:style-name="P14"/>
      <text:p text:style-name="P13">The trap set for Yusuf by this woman had other consequences too. When the word about this incident spread, she made certain that Yusuf was imprisoned in order to safeguard her own interests. Despite the evidence proving Yusuf's innocence and her guilt, the ruling elite (in other words the dark clan of that era) sent him to prison. The relevant verses say: </text:p>
      <text:p text:style-name="P46"/>
      <text:p text:style-name="P44">He said, "It was she who tried to seduce me." A witness from her people then declared, "If his shirt is torn in front, she speaks the truth and he has clearly told a shameless lie. If his shirt is torn at the back, then she has lied and he has clearly told the simple truth." He saw the shirt torn at the back and said, "The source of this is women's deviousness. Without a doubt your guile is very great." (Qur'an, 12: 26-28)</text:p>
      <text:p text:style-name="P44"/>
      <text:p text:style-name="P44">Then, after they had seen the Signs, they thought that they should still imprison him for a time. (Qur'an, 12: 35)</text:p>
      <text:p text:style-name="P14"/>
      <text:p text:style-name="P13">In these verses, it is noticeable that in relation to the clan there was a serious defect in the justice system. Even though the evidence proved the innocence of the person accused, the system imprisoned him as if guilty simply because those who had made the allegations had status in that society and had made a fuss. This shows us that we must examine real evidence without being influenced by the propaganda and the fuss created by the clan when determining the truth about the guilt or innocence of the person targeted by it.</text:p>
      <text:p text:style-name="P13">As clearly seen in the verses about Yusuf, if the Clan's interests are at risk it can activate shadowy schemes, fabricate evidence and destroy innocent people by slanderous methods. As seen in the narrative of Yusuf, it is an important tactical move to present a blameless front whilst being the aggressor. To achieve the desired effect they can shed crocodile tears, make a scene as if they were the victims or make insinuations in order to mislead the public. Their shameless and ugly daring is noticeable straight away. The source of this daring is the certainty of the support they will receive from the other clan members. As was seen in Yusuf's narrative, even though his innocence was proven against the allegations of the governor's wife, the leaders of that society had him arrested, this being in the best interest of the clan.</text:p>
      <text:p text:style-name="P13"><text:soft-page-break/>In the example of past societies given in the Qur'an, another of the Clan's qualities is highlighted. It is their absolute confidence in the belief that their cunning plans, immoralities and crimes will not be exposed. For example, Pharaoh, one of the most savage deniers known to history, was the foremost representative of the dark clan at that time. Pharaoh and his clan were persecuting Musa (peace be upon him) and the believers and scheming against them in the certainty that victory was theirs. The verses say the following: </text:p>
      <text:p text:style-name="P46"/>
      <text:p text:style-name="P44">Pharaoh sent marshals into the cities: 'These people are a small group and we find them irritating and we constitute a vigilant majority." (Qur'an, 26: 53-56)</text:p>
      <text:p text:style-name="P14"/>
      <text:p text:style-name="P13">But another verse states: </text:p>
      <text:p text:style-name="P46"/>
      <text:p text:style-name="P44">Or do those who do bad actions imagine they can outstrip Us? How bad their judgment is! (Qur'an, 29: 4) </text:p>
      <text:p text:style-name="P14"/>
      <text:p text:style-name="P13">It is never possible for the wicked to be victorious over the good. No matter how hard the dark clan works in order to assure its continuity and whatever shady means it resorts to, it is destined to be defeated in the end. This is God's eternal law.</text:p>
      <text:p text:style-name="P32"/>
      <text:p text:style-name="P32"/>
      <text:p text:style-name="P38">THE OVERKILL STRATEGY OF THE DARK CLAN</text:p>
      <text:p text:style-name="P19"/>
      <text:p text:style-name="P12"><text:span text:style-name="T60">O</text:span><text:span text:style-name="T31">ccasionally members of the dark clan can find themselves face to face with events which threaten to expose their wicked way of life. Considered to be very dangerous in cases like these, one of their most commonly used tactics is to resort to overreaction in order to save themselves. The idea being that their aggressive and exaggerated attitude will intimidate their opponent and divert attention from the real issue of their guilty or criminal activities.</text:span></text:p>
      <text:p text:style-name="P13">For example, a clan member caught selling or buying drugs will make unfounded allegations in order to divert attention away from himself, instead of admitting his guilt and expressing remorse. Various elements of the media often play along and soon the focus comes to rest on the irrelevant allegations and slanders. The public, having been sidetracked from the real issue, forgets who the perpetrator was and discusses side issues instead. Whilst all this is taking place, the clan continues with business as usual. </text:p>
      <text:p text:style-name="P13">Overkill can be in effect very intimidating and this is another reason for its use. One is often hesitant about taking people on who throw tantrums or display aggressive and volatile behaviour, even if they know them to be wrong and guilty. Nobody really dares to expose their lies and inconsistencies. Knowing this, the dark clan often resorts to this <text:soft-page-break/>tactic. It would be a real surprise for members of the clan if someone were to take them on in spite of their overreactions, however, the likelihood in such a case is that rather than backing down, they would resort to even bigger lies and dirtier tricks.</text:p>
      <text:p text:style-name="P13">The Qur'an's description of Satan's behaviour reveals the diabolical nature of this strategy. Satan too is a creature who lies, throws tantrums, provokes and confuses people with his trickery: </text:p>
      <text:p text:style-name="P46"/>
      <text:p text:style-name="P44">Do you not see that We send the satans against those who disbelieve to goad them on? (Qur'an, 19: 83)</text:p>
      <text:p text:style-name="P44"/>
      <text:p text:style-name="P44">Stir up any of them you can with your voice and rally against them your cavalry and your infantry and share with them in their children and their wealth and make them promises! The promise of Satan is nothing but delusion. (Qur'an, 17: 64)</text:p>
      <text:p text:style-name="P14"/>
      <text:p text:style-name="P12"><text:span text:style-name="T31">Another example from the Qur'an are the words of Musa and Harun, who, faced with the overkill strategy of the dark clan of their time, said about Pharaoh: </text:span><text:span text:style-name="T2">"Our Lord, we are afraid that he might persecute us or overstep the bounds." (Qur'an, 20: 45).</text:span><text:span text:style-name="T31"> This shows that the deniers join Satan and transgress.</text:span></text:p>
      <text:p text:style-name="P13">Contrary to the dark clan and similar groups' transgressing and aggressive attitude, the behaviour of the Muslims is always moderate and balanced. Before anything else, believers trust in God and know that He is their Protector. Additionally, God commands the Muslims to be measured, just and patient, whatever the circumstances. For this reason, irrespective of the methods used by the dark clan, the believers will never respond in the same fashion. The struggle of the faithful against the dark clan will always be on an ideological platform. Such a struggle will bring about the end of the dark clan and will destroy their immoral and irreligious system.</text:p>
      <text:p text:style-name="P13"/>
      <text:p text:style-name="P13"/>
      <text:p text:style-name="P13"/>
      <text:p text:style-name="P87">THE END OF THE DARK CLAN AND THE BRIGHT FUTURE OF THE WORLD</text:p>
      <text:p text:style-name="P6"/>
      <text:p text:style-name="P9"/>
      <text:p text:style-name="P12"><text:span text:style-name="T31">So far in this book we have analysed the structure of the dark clan, its ideology and the system it has established. All this information demonstrates that the dark clan is a well-organised movement and that it has taken every precaution in order to ensure the continuity of its system. Because of this some of our readers could have come to the mistaken conclusion that the dark clan is here to stay. In reality, the dark clan's system, like all other systems outside religion are destined to disappear. In the Qur'an, God gives us the good tidings that the believers and those on the side of goodness will definitely be victorious in their struggle against evil:</text:span></text:p>
      <text:p text:style-name="P46"/>
      <text:p text:style-name="P44">Do not give up and do not be downhearted. You shall be uppermost if you are believers. (Qur'an, 3: 139)</text:p>
      <text:p text:style-name="P14"/>
      <text:p text:style-name="P13">Clan members know that their system rests on rotten and shaky foundations and it is largely for this reason that they live their lives in constant nervousness and fear. The possibility of one day somehow being brought to justice for their evil deeds and the crimes they have committed causes clan members great distress. Being brought to justice means that their life loses its meaning and value. This is why they constantly need to reassure themselves and those who join the clan with the lie: "We are powerful and we are unaccountable". They like to think that their resources will last forever and they make the mistake of believing that their plans will always function faultlessly. The passage of time and the fact that they do not suffer the consequences they deserve straight away, causes these people to fool themselves that they will always get away with it. However, God reveals in the Qur'an that He has allowed them a certain amount of time at the end of which they too will be witnesses to the truth: </text:p>
      <text:p text:style-name="P46"/>
      <text:p text:style-name="P44">Say: "As for those who are astray, let the All-Merciful prolong their term until they see what they were promised, whether it be the punishment or the Hour. Then they will know who is in the worse position and has the weaker troops." (Qur'an, 19: 75)</text:p>
      <text:p text:style-name="P14"/>
      <text:p text:style-name="P13">No one on that Day will be able to protect anyone else and no high office and no property will be of any use. There will be neither organisations nor people who can prevent God from giving the clan members their due. People on the Day of Judgment will wish to dissociate themselves completely from the evil deeds and immoral acts of their <text:soft-page-break/>worldly lives and they will beg God to be allowed back to the world just the once in order to make amends. However, God reveals in the Qur'an: </text:p>
      <text:p text:style-name="P46"/>
      <text:p text:style-name="P44">… Those who join forces for evil will be answerable for it… (Qur'an, 4: 85) </text:p>
      <text:p text:style-name="P14"/>
      <text:p text:style-name="P13">In other words, every human will get what he deserves. In another verse God describes the situation for some of mankind on the Day of Judgment:</text:p>
      <text:p text:style-name="P44">But as for him who is given his Book in his left hand, he will say, "If only I had not been given my Book and had not known about my Reckoning! If only death had really been the end! My wealth has been of no use to me." (Qur'an, 69: 25-28)</text:p>
      <text:p text:style-name="P14"/>
      <text:p text:style-name="P13">The people they considered their partners will have disappeared. Everybody will have dispersed from around them; everybody they used to sin with, who acknowledged their power and their status and who they thought would never abandon them: </text:p>
      <text:p text:style-name="P46"/>
      <text:p text:style-name="P44">Those against whom the Word has been justly carried out will say, "Our Lord, those people we misled, we only misled them as we too were misled. We declare our innocence to You. It was not us they were worshipping!" They will be told, "Call on your partner-gods!" They will call on them but they will not respond to them. They will see the punishment. Oh if only they had been guided! (Qur'an, 28: 63-64)</text:p>
      <text:p text:style-name="P14"/>
      <text:p text:style-name="P13">As God reveals in these verses, those who do not quit denial and repent, and those who become arrogant and transgress with their God-given wealth, will realise what a big mistake they have made when God's punishment engulfs them. Those who refrain from evil and do not seek another mentor besides God must make an effort to prevent others in their environment from doing evil, so that eventually, God willing, the dark clan's corrupt and tyrannical system will come to an end and an environment of safety and justice can emerge. The responsibility of the believers is mentioned in the Qur'an:</text:p>
      <text:p text:style-name="P46"/>
      <text:p text:style-name="P44">Would that there had been more people with a vestige of good among the generations of those who came before you, who forbade corruption in the earth, other than the few among them whom We saved… (Qur'an, 11: 116)</text:p>
      <text:p text:style-name="P14"/>
      <text:p text:style-name="P13">God invites people to peace and happiness and if the believers fulfil their duty of enjoining good and forbidding evil as God prescribes, many people who are unaware of the true religious morality will turn to the Qur'an and begin to lead a life which is <text:soft-page-break/>pleasing to God. With the disappearance of the dark clan's degenerate system, problems like chaos, poverty, discontent, insecurity, injustice and inequality will disappear too and the world will become a place of peace and plenty. The streets will be safe again, the legal system will deliver justice, everybody will have the opportunity to seek God's bounty, and everybody will benefit according to their need from education and health services. The arts will receive the appreciation and attention they deserve, the standard of housing and accommodation will rise, great leaps will be taken in science and technology, people will approach one another with respect and compassion and crime rates will drop dramatically.</text:p>
      <text:p text:style-name="P12"><text:span text:style-name="T31">It must not be forgotten that it is every believer's duty to pray and work for the realisation of the wonderful prospect we have described. If the believers make a sincere and determined effort to spread religious morality, God will: </text:span><text:span text:style-name="T2">"make them successors in the land as He made those before them successors, and will firmly establish for them their religion." (Qur'an, 24: 55)</text:span></text:p>
      <text:p text:style-name="P13">Like all of the Muslims, we pray to see people turning to God's religion in great numbers as stated in the Qur'an:</text:p>
      <text:p text:style-name="P44">When God's help and victory have arrived and you have seen people entering God's religion in droves, then glorify your Lord's praise and ask His forgiveness. He is the Ever-Returning. (Qur'an, 110: 1-3)</text:p>
      <text:p text:style-name="P75"/>
      <text:p text:style-name="P89"><text:span text:style-name="T34">CONCLUSION: INVITATION TO THE TRUTH</text:span></text:p>
      <text:p text:style-name="P75"/>
      <text:p text:style-name="P71"/>
      <text:p text:style-name="P12"><text:span text:style-name="T31">In the face of the truths we have revealed so far, every person who lives according to religious morality has an important role to play. All defenders of goodness and virtue must respect and support one another with a solidarity that is superior to that of the clan which is based on evil. The spread of immorality causes a rot that engulfs the whole of society. This rot will eventually cause serious harm. Therefore, it is necessary to collaborate in the ideological struggle against this danger. God reveals the need for the alliance of the good in the following verse:</text:span></text:p>
      <text:p text:style-name="P46"/>
      <text:p text:style-name="P44">Those who disbelieve are the friends and protectors of one another. If you do not act in this way (protect each other) there will be turmoil in the land and great corruption. (Qur'an, 8: 73)</text:p>
      <text:p text:style-name="P14"/>
      <text:p text:style-name="P13">As God says in this verse, if sincere and honest people do not act in unity and strive on every front, this world will become a place in which life is unbearable and where everybody will suffer.</text:p>
      <text:p text:style-name="P13">Once allied together, the things to be done in the first instance can be listed as follows:</text:p>
      <text:p text:style-name="P13">Innocent people generally do not know the clan, its dark soul, and the evil it can cause. For this reason, the public needs to be informed about it and warned of its cunning tricks.</text:p>
      <text:p text:style-name="P13">In this respect, the media has a great responsibility. The prevailing circumstances in countries where the media support and encourage immorality and degeneration are there to be seen. Around the world, people in the media of honest, balanced and conscientious character must not allow themselves to be provoked or to be misled by the clan. Instead, they must try to prevent the clan's immoralities and crimes by exposing its true face. The clan, with its crimes exposed, cannot continue to exist.</text:p>
      <text:p text:style-name="P13">Every one of its crimes which is discovered must be prosecuted and punished according to due process of the law. These people must know that their evil deeds will not escape justice. This is one of the most important ways of dismantling the clan's networks.</text:p>
      <text:p text:style-name="P13">Around the globe, the public, especially youth, must be made aware of the clan's tactics. With its attractive but hollow propaganda, the clan entices the young in particular into its philosophy and lifestyle. The result of this is a whole generation which sees the world from the perspective of social Darwinism, who are lost to the pursuit of their own personal interests and selfish desires. In countries where morality has collapsed, this situation is clearly visible. To prevent this, a massive educational campaign must be initiated in which the systemic damage that is caused to society by <text:soft-page-break/>the perverse philosophies defended and promoted by the clan, is clearly explained to young people.</text:p>
      <text:p text:style-name="P13">It must not be forgotten that without the destruction of the clan's basic ideology, it is not possible to prevent immorality and social rot. These people feed on this rot and degeneration and therefore promote it. The raising of a generation of morally sound people will seriously damage the clan's ideological system. It is necessary to raise people's moral awareness with appropriate reforms in the education system and with the aid of the media. Virtue can only become reality with the living implementation of the Qur'anic ethic. Everyone must be told of God's existence and unity, they must be reminded that they are answerable to God and will have to account for their deeds on the Day of Judgment and they must be encouraged to live by their conscience. With God's help someone who listens to the voice of his conscience will never knowingly do evil.</text:p>
      <text:p text:style-name="P13">All these are the responsibilities of sincere, conscientious and honest people. Additionally, it must not be forgotten that according to God's eternal law, the dark clan will never succeed and will receive in the end a crushing defeat. God reveals in the Qur'an the end awaiting people who do evil and refuse to reform: </text:p>
      <text:p text:style-name="P46"/>
      <text:p text:style-name="P44">No indeed! Those who accumulate bad actions and are surrounded by their mistakes, such people are the Companions of the Fire, remaining in it timelessly, for ever. (Qur'an, 2: 81)</text:p>
      <text:p text:style-name="P14"/>
      <text:p text:style-name="P13">No system founded on immorality, trickery, fraud, inequality and injustice can ever be lasting. Just as every degenerate system is destined to disappear, the dark clan's vile system will disappear. God reveals in the Qur'an that the clan and its plots will be destroyed:</text:p>
      <text:p text:style-name="P48"/>
      <text:p text:style-name="P47">... When a warner came to them, it only increased their aversion, shown by their arrogance in the land and evil plotting. But evil plotting envelops only those who do it. Do they expect anything but the pattern of previous peoples? You will not find any changing in the pattern of God. You will not find any alteration in the pattern of God. (Qur'an, 35: 42-43)</text:p>
      <text:p text:style-name="P17"/>
      <text:p text:style-name="P13">As can be seen, it is God's law that every group organising evil will be defeated. No doubt, the people of truth who oppose this system with their ideological struggle are of great importance. This is a tough war. Only believers defending spiritual values and religious morality can stand up to the ruthless system of the dark clan.</text:p>
      <text:p text:style-name="P13">To continue to live within the system of the clan means to move towards a great punishment in this world and the hereafter. Every member of the clan has the <text:soft-page-break/>opportunity, whilst on earth, to repent and reform. The people in this system must not forget that God is most forgiving, and that He forgives people who turn away from evil, believe, and then begin to do good and side with the good and the true.</text:p>
      <text:p text:style-name="P13">Whosoever follows the right path will have done so for his own good, and whosoever returns to wicked ways, no doubt God's punishment is severe. God says in the Qur'an: </text:p>
      <text:p text:style-name="P46"/>
      <text:p text:style-name="P44">Whoever is guided is only guided to his own good. Whoever is misguided is only misguided to his detriment. No burden-bearer can bear another's burden. We never punish until We have sent a Messenger. (Qur'an, 17: 15)</text:p>
      <text:p text:style-name="P44"/>
      <text:p text:style-name="P44">It may well be that your Lord will have mercy on you. But if you revert to what you did, We also will revert. We have made Hell a prison for the disbelievers. (Qur'an, 17: 8)</text:p>
      <text:p text:style-name="P54"><text:span text:style-name="T71">1</text:span><text:span text:style-name="T37"> L.H.Morgan, </text:span><text:span text:style-name="T38">Ancient Society</text:span><text:span text:style-name="T37">, London, 1877, p.357-360</text:span></text:p>
      <text:p text:style-name="P65"><text:span text:style-name="T72">2</text:span><text:span text:style-name="T36"> Georges Dumézil, Les survivances de Totémisme dans le monde indo-européen, Revue d'histoire des Religions 28 (1898)</text:span></text:p>
      <text:p text:style-name="P65"><text:span text:style-name="T72">3</text:span><text:span text:style-name="T36"> Coskun Susoy, </text:span><text:span text:style-name="T41">Araf</text:span><text:span text:style-name="T36">, June 8, 1996</text:span></text:p>
      <text:p text:style-name="P65"><text:span text:style-name="T72">4</text:span><text:span text:style-name="T36"> Drug Report 2000, United Nations Office for Drug Control and Crime Prevention</text:span></text:p>
      <text:p text:style-name="P65"><text:span text:style-name="T72">5</text:span><text:span text:style-name="T36"> Statistics on Trafficing and Prostitution in Asia and the Pacific, CATW Factbook, 1999 </text:span><text:span text:style-name="T68">http://www.catwinternational.org/fb/Asia_Pacific.html</text:span><text:span text:style-name="T36"> </text:span></text:p>
      <text:p text:style-name="P65"><text:span text:style-name="T72">6</text:span><text:span text:style-name="T36"> US Dept of Labor, Prostitution of Children, 1996</text:span></text:p>
      <text:p text:style-name="P65"><text:span text:style-name="T72">7</text:span><text:span text:style-name="T36"> Kathlyn Gay, </text:span><text:span text:style-name="T41">Child Labor: A Global Crisis</text:span><text:span text:style-name="T36">, 1998, citing Joan J. Johnson, Teen Prostitution, 1992</text:span></text:p>
      <text:p text:style-name="P65"><text:span text:style-name="T72">8</text:span><text:span text:style-name="T36"> Emre Yilmaz, </text:span><text:span text:style-name="T41">Genc Bir Is Adamina</text:span><text:span text:style-name="T36"> (To A Young Businessman), Ilkkaynak, 20.edition, 2001, p.11</text:span></text:p>
      <text:p text:style-name="P65"><text:span text:style-name="T72">9</text:span><text:span text:style-name="T36"> Emre Yilmaz, </text:span><text:span text:style-name="T41">Genc Bir Is Adamina</text:span><text:span text:style-name="T36"> (To A Young Businessman), Ilkkaynak, 20.edition, 2001, p.11</text:span></text:p>
      <text:p text:style-name="P65"><text:span text:style-name="T72">10</text:span><text:span text:style-name="T36"> Emre Yilmaz, </text:span><text:span text:style-name="T41">Genc Bir Is Adamina</text:span><text:span text:style-name="T36"> (To A Young Businessman), Ilkkaynak, 20.edition, 2001, p.24-25</text:span></text:p>
      <text:p text:style-name="P65"><text:span text:style-name="T72">11</text:span><text:span text:style-name="T36"> Emre Yilmaz, </text:span><text:span text:style-name="T41">Genc Bir Is Adamina</text:span><text:span text:style-name="T36"> (To A Young Businessman), Ilkkaynak, 20.edition, 2001, p.39</text:span></text:p>
      <text:p text:style-name="P65"><text:span text:style-name="T72">12</text:span><text:span text:style-name="T36"> Emre Yilmaz, </text:span><text:span text:style-name="T41">Genc Bir Is Adamina</text:span><text:span text:style-name="T36"> (To A Young Businessman), Ilkkaynak, 20.edition, 2001, p.21</text:span></text:p>
      <text:p text:style-name="P65"><text:span text:style-name="T72">13</text:span><text:span text:style-name="T36"> Richard Dawkins, </text:span><text:span text:style-name="T41">The Selfish Gene, </text:span><text:span text:style-name="T36">Oxford: Oxford University Press, 2nd Edition 1989, p.3</text:span></text:p>
      <text:p text:style-name="P65"><text:span text:style-name="T72">14</text:span><text:span text:style-name="T36"> Philip Johnson, </text:span><text:span text:style-name="T41">The Wedge of Truth: Splitting the Foundations of Naturalism, </text:span><text:span text:style-name="T36">Illinois, 2000, p.106</text:span></text:p>
      <text:p text:style-name="P65"><text:span text:style-name="T72">15</text:span><text:span text:style-name="T36"> Stephen J. Gould, Ever Since Darwin: Reflections in Natural History, chapter 28, New York, 1992, p.224</text:span></text:p>
      <text:p text:style-name="P65"><text:span text:style-name="T72">16</text:span><text:span text:style-name="T36"> Stephen J. Gould, Ever Since Darwin: Reflections in Natural History, chapter 28, New York, 1992, p.223</text:span></text:p>
      <text:p text:style-name="P65"><text:span text:style-name="T72">17</text:span><text:span text:style-name="T36"> Philip Johnson, </text:span><text:span text:style-name="T41">The Wedge of Truth: Splitting the Foundations of Naturalism, </text:span><text:span text:style-name="T36">Illinois, 2000, p.111</text:span></text:p>
      <text:p text:style-name="P65"><text:span text:style-name="T72">18</text:span><text:span text:style-name="T36"> Michael Kelly, Arguing for Infanticide, </text:span><text:span text:style-name="T41">The Washington Post,</text:span><text:span text:style-name="T36"> November 6, 1997 http://connell.cs.swau.edu/eds/Links/ItHasBegun.htm</text:span></text:p>
      <text:p text:style-name="P65"><text:span text:style-name="T72">19</text:span><text:span text:style-name="T36"> Stephen J. Gould, Ever Since Darwin: Reflections in Natural History, chapter 28, New York, 1992, p.239</text:span></text:p>
      <text:p text:style-name="P65"><text:span text:style-name="T72">20</text:span><text:span text:style-name="T36"> Margaret Wertheim , Born to Rape, Salon.Com, February 29, 2000 </text:span><text:span text:style-name="T68">http://dir.salon.com/books/feature/2000/02/29/rape/index.html</text:span><text:span text:style-name="T36"> </text:span></text:p>
      <text:p text:style-name="P65"><text:span text:style-name="T72">21</text:span><text:span text:style-name="T36"> Grolier International America, Vol.9, p.29</text:span></text:p>
      <text:p text:style-name="P75"/>
      <text:p text:style-name="P75"/>
      <text:h text:style-name="P63" text:outline-level="4">THE DECEPTION OF EVOLUTION</text:h>
      <text:p text:style-name="P69"/>
      <text:p text:style-name="P75"/>
      <text:p text:style-name="P12"><text:span text:style-name="T31">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God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13">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se the invalidity of Darwinism and employ the concept of intelligent design to account for the origin of life. This "intelligent design" is a scientific expression of the fact that God created all living things.</text:p>
      <text:p text:style-name="P13">We have examined the collapse of the theory of evolution and the proofs of creation in great scientific detail in many of our works, and are still continuing to do so. Given the enormous importance of this subject, it will be of great benefit to summarise it here.</text:p>
      <text:p text:style-name="P13"/>
      <text:p text:style-name="P32"/>
      <text:p text:style-name="P38">The Scientific Collapse of Darwinism </text:p>
      <text:p text:style-name="P24"/>
      <text:p text:style-name="P12"><text:span text:style-name="T31">Although this doctrine goes back as far as ancient Greece, the theory of evolution was advanced extensively in the nineteenth century. The most important development that made it the top topic of the world of science was Charles Darwin's </text:span><text:span text:style-name="T44">The Origin of Species</text:span><text:span text:style-name="T31">, published in 1859. In this book, he denied that God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f the Theory," the theory failed in the face of many critical questions. </text:span></text:p>
      <text:p text:style-name="P13">Darwin invested all of his hopes in new scientific discoveries, which he expected to solve these difficulties. However, contrary to his expectations, scientific findings <text:soft-page-break/>expanded the dimensions of these difficulties. The defeat of Darwinism in the face of science can be reviewed under three basic topics:</text:p>
      <text:p text:style-name="P13">1) The theory cannot explain how life originated on Earth. </text:p>
      <text:p text:style-name="P13">2) No scientific finding shows that the "evolutionary mechanisms" proposed by the theory have any evolutionary power at all. </text:p>
      <text:p text:style-name="P13">3) The fossil record proves the exact opposite of what the theory suggests.</text:p>
      <text:p text:style-name="P13">In this section, we will examine these three basic points in general outlines:</text:p>
      <text:p text:style-name="P13"/>
      <text:p text:style-name="P43"><text:span text:style-name="T78">The First Insurmountable Step: The Origin of Life</text:span></text:p>
      <text:p text:style-name="P13">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13">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p>
      <text:p text:style-name="P32"/>
      <text:p text:style-name="P40">¨Life Comes from Life¨</text:p>
      <text:p text:style-name="P13">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13">Similarly, maggots developing in rotting meat was assumed to be evidence of spontaneous generation. However, it was later understood that worms did not appear on meat spontaneously, but were carried there by flies in the form of larvae, invisible to the naked eye. </text:p>
      <text:p text:style-name="P12"><text:span text:style-name="T31">Even when Darwin wrote </text:span><text:span text:style-name="T44">The Origin of Species</text:span><text:span text:style-name="T31">, the belief that bacteria could come into existence from non-living matter was widely accepted in the world of science. </text:span></text:p>
      <text:p text:style-name="P12"><text:span text:style-name="T31">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T59">22</text:span></text:p>
      <text:p text:style-name="P13">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13"/>
      <text:p text:style-name="P40">Inconclusive Efforts in the Twentieth Century</text:p>
      <text:p text:style-name="P13"><text:soft-page-break/>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3"><text:span text:style-name="T36">Unfortunately, however, the problem of the origin of the cell is perhaps the most obscure point in the whole study of the evolution of organisms.</text:span><text:span text:style-name="T57">23</text:span></text:p>
      <text:p text:style-name="P13">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sed several organic molecules (amino acids) present in the structure of proteins. </text:p>
      <text:p text:style-name="P12"><text:span text:style-name="T31">Barely a few years had passed before it was revealed that this experiment, which was then presented as an important step in the name of evolution, was invalid, for the atmosphere used in the experiment was very different from the real Earth conditions.</text:span><text:span text:style-name="T59">24</text:span></text:p>
      <text:p text:style-name="P12"><text:span text:style-name="T31">After a long silence, Miller confessed that the atmosphere medium he used was unrealistic.</text:span><text:span text:style-name="T59">25</text:span></text:p>
      <text:p text:style-name="P12"><text:span text:style-name="T31">All the evolutionists' efforts throughout the twentieth century to explain the origin of life ended in failure. The geochemist Jeffrey Bada, from the San Diego Scripps Institute accepts this fact in an article published in </text:span><text:span text:style-name="T44">Earth</text:span><text:span text:style-name="T31"> magazine in 1998:</text:span></text:p>
      <text:p text:style-name="P3"><text:span text:style-name="T36">Today as we leave the twentieth century, we still face the biggest unsolved problem that we had when we entered the twentieth century: How did life originate on Earth?</text:span><text:span text:style-name="T57">26</text:span></text:p>
      <text:p text:style-name="P1"/>
      <text:p text:style-name="P40">The Complex Structure of Life</text:p>
      <text:p text:style-name="P13">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p>
      <text:p text:style-name="P12"><text:span text:style-name="T31">The conditions required for the formation of a cell are too great in quantity to be explained away by coincidences. The probability of proteins, the building blocks of a cell, being synthesised coincidentally, is 1 in 10</text:span><text:span text:style-name="T76">950</text:span><text:span text:style-name="T31"> for an average protein made up of 500 amino acids. In mathematics, a probability smaller than 1 over 10</text:span><text:span text:style-name="T76">50</text:span><text:span text:style-name="T31"> is considered to be impossible in practical terms.</text:span></text:p>
      <text:p text:style-name="P13">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p>
      <text:p text:style-name="P12"><text:soft-page-break/><text:span text:style-name="T31">A very interesting dilemma emerges at this point: DNA can replicate itself only with the help of some specialised proteins (enzymes). However, the synthesis of these enzymes can be realis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44">Scientific American</text:span><text:span text:style-name="T31"> magazine:</text:span></text:p>
      <text:p text:style-name="P3"><text:span text:style-name="T36">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57">27</text:span></text:p>
      <text:p text:style-name="P13">No doubt, if it is impossible for life to have originated from natural causes, then it has to be accepted that life was "created" in a supernatural way. This fact explicitly invalidates the theory of evolution, whose main purpose is to deny creation. </text:p>
      <text:p text:style-name="P13"/>
      <text:p text:style-name="P42">Imaginary Mechanisms of Evolution</text:p>
      <text:p text:style-name="P24"/>
      <text:p text:style-name="P13">The second important point that negates Darwin's theory is that both concepts put forward by the theory as "evolutionary mechanisms" were understood to have, in reality, no evolutionary power. </text:p>
      <text:p text:style-name="P12"><text:span text:style-name="T31">Darwin based his evolution allegation entirely on the mechanism of "natural selection." The importance he placed on this mechanism was evident in the name of his book: </text:span><text:span text:style-name="T44">The Origin of Species, By Means of Natural Selectio</text:span><text:span text:style-name="T31">n…</text:span></text:p>
      <text:p text:style-name="P13">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2"><text:span text:style-name="T31">Therefore, the mechanism of natural selection has no evolutionary power. Darwin was also aware of this fact and had to state this in his book </text:span><text:span text:style-name="T44">The Origin of Species</text:span><text:span text:style-name="T31">:</text:span></text:p>
      <text:p text:style-name="P3"><text:span text:style-name="T36">Natural selection can do nothing until favourable individual differences or variations occur.</text:span><text:span text:style-name="T57">28</text:span></text:p>
      <text:p text:style-name="P1"/>
      <text:p text:style-name="P41">Lamarck's Impact</text:p>
      <text:p text:style-name="P13">So, how could these "favou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12"><text:span text:style-name="T31">Darwin also gave similar examples. In his book </text:span><text:span text:style-name="T44">The Origin of Specie</text:span><text:span text:style-name="T31">s, for instance, he said that some bears going into water to find food transformed themselves into whales over time.</text:span><text:span text:style-name="T59">29</text:span></text:p>
      <text:p text:style-name="P13">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ur as an evolutionary mechanism. </text:p>
      <text:p text:style-name="P13"/>
      <text:p text:style-name="P41">Neo-Darwinism and Mutations</text:p>
      <text:p text:style-name="P13">In order to find a solution, Darwinists advanced the "Modern Synthetic Theory," or as it is more commonly known, Neo-Darwinism, at the end of the 1930's. Neo-Darwinism added mutations, which are distortions formed in the genes of living beings due to such <text:soft-page-break/>external factors as radiation or replication errors, as the "cause of favourable variations" in addition to natural mutation. </text:p>
      <text:p text:style-name="P25">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25">The reason for this is very simple: DNA has a very complex structure, and random effects can only harm it. The American geneticist B.G. Ranganathan explains this as follows:</text:p>
      <text:p text:style-name="P3"><text:span text:style-name="T42">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text:span><text:span text:style-name="T36">highly ordered structure such as a </text:span><text:span text:style-name="T42">building, there would be a random change in the framework of the building which, in all probability, would not be an improvement.</text:span><text:span text:style-name="T57">30</text:span></text:p>
      <text:p text:style-name="P25">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p>
      <text:p text:style-name="P13"/>
      <text:p text:style-name="P32"/>
      <text:p text:style-name="P37"><text:span text:style-name="T61">The Fossil Record: No Sign of Intermediate Forms</text:span></text:p>
      <text:p text:style-name="P22"/>
      <text:p text:style-name="P25">The clearest evidence that the scenario suggested by the theory of evolution did not take place is the fossil record. </text:p>
      <text:p text:style-name="P25">According to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25">Had this been the case, numerous intermediary species should have existed and lived within this long transformation period. </text:p>
      <text:p text:style-name="P25">For instance, some half-fish/half-reptiles should have lived in the past which had acquired some reptilian traits in addition to the fish traits they already had. Or there should <text:soft-page-break/>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12"><text:span text:style-name="T63">If such animals ever really existed, there should be millions and even billions of them in number and variety. More importantly, the remains of these strange creatures should be present in the fossil record. In </text:span><text:span text:style-name="T64">The Origin of Species</text:span><text:span text:style-name="T63">, Darwin explained:</text:span></text:p>
      <text:p text:style-name="P3"><text:span text:style-name="T42">If my theory be true, numberless intermediate varieties, linking most closely all of the species of the same group together must assuredly have existed.... Consequently, evidence of their former existence could be found only amongst fossil remains.</text:span><text:span text:style-name="T57">31</text:span></text:p>
      <text:p text:style-name="P2"/>
      <text:p text:style-name="P42">Darwin’s Hopes Shattered</text:p>
      <text:p text:style-name="P24"/>
      <text:p text:style-name="P13">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13">One famous British paleontologist, Derek V. Ager, admits this fact, even though he is an evolutionist:</text:p>
      <text:p text:style-name="P3"><text:span text:style-name="T36">The point emerges that if we examine the fossil record in detail, whether at the level of orders or of species, we find – over and over again – not gradual evolution, but the sudden explosion of one group at the expense of another.</text:span><text:span text:style-name="T57">32</text:span></text:p>
      <text:p text:style-name="P13">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p>
      <text:p text:style-name="P3"><text:span text:style-name="T36">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57">33</text:span></text:p>
      <text:p text:style-name="P13">Fossils show that living beings emerged fully developed and in a perfect state on the earth. That means that "the origin of species," contrary to Darwin's supposition, is not evolution, but creation.</text:p>
      <text:p text:style-name="P13"/>
      <text:p text:style-name="P32"/>
      <text:p text:style-name="P38">The Tale of Human Evolution</text:p>
      <text:p text:style-name="P24"/>
      <text:p text:style-name="P13">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p>
      <text:p text:style-name="P13">1. Australopithecus </text:p>
      <text:p text:style-name="P13">2. Homo habilis</text:p>
      <text:p text:style-name="P13">3. Homo erectus</text:p>
      <text:p text:style-name="P13">4. Homo sapiens</text:p>
      <text:p text:style-name="P12"><text:soft-page-break/><text:span text:style-name="T31">Evolutionists call man's so-called first ape-like ancestors </text:span><text:span text:style-name="T44">Australopithecus</text:span><text:span text:style-name="T31">, which means "South African ape." These living beings are actually nothing but an old ape species that has become extinct. Extensive research done on various </text:span><text:span text:style-name="T44">Australopithecus</text:span><text:span text:style-name="T31"> specimens by two world famous anatomists from England and the USA, namely, Lord Solly Zuckerman and Prof. Charles Oxnard, shows that these apes belonged to an ordinary ape species that became extinct and bore no resemblance to humans.</text:span><text:span text:style-name="T59">34</text:span></text:p>
      <text:p text:style-name="P12"><text:span text:style-name="T31">Evolutionists classify the next stage of human evolution as "</text:span><text:span text:style-name="T44">homo</text:span><text:span text:style-name="T31">," that is "man." According to their claim, the living beings in the </text:span><text:span text:style-name="T44">Homo</text:span><text:span text:style-name="T31"> series are more developed than </text:span><text:span text:style-name="T44">Australopithecus</text:span><text:span text:style-name="T31">.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44">One Long Argument</text:span><text:span text:style-name="T31"> that "particularly historical [puzzles] such as the origin of life or of </text:span><text:span text:style-name="T44">Homo sapiens</text:span><text:span text:style-name="T31">, are extremely difficult and may even resist a final, satisfying explanation."</text:span><text:span text:style-name="T59">35</text:span></text:p>
      <text:p text:style-name="P12"><text:span text:style-name="T31">By outlining the link chain as </text:span><text:span text:style-name="T44">Australopithecus</text:span><text:span text:style-name="T31"> &gt; </text:span><text:span text:style-name="T44">Homo habilis</text:span><text:span text:style-name="T31"> &gt; </text:span><text:span text:style-name="T44">Homo erectus</text:span><text:span text:style-name="T31"> &gt; </text:span><text:span text:style-name="T44">Homo sapiens</text:span><text:span text:style-name="T31">, evolutionists imply that each of these species is one another's ancestor. However, recent findings of paleoanthropologists have revealed that </text:span><text:span text:style-name="T44">Australopithecus</text:span><text:span text:style-name="T31">, </text:span><text:span text:style-name="T44">Homo habilis</text:span><text:span text:style-name="T31">, and </text:span><text:span text:style-name="T44">Homo erectus</text:span><text:span text:style-name="T31"> lived at different parts of the world at the same time.</text:span><text:span text:style-name="T59">36</text:span></text:p>
      <text:p text:style-name="P12"><text:span text:style-name="T31">Moreover, a certain segment of humans classified as </text:span><text:span text:style-name="T44">Homo erectus</text:span><text:span text:style-name="T31"> have lived up until very modern times. </text:span><text:span text:style-name="T44">Homo sapiens neandarthalensis</text:span><text:span text:style-name="T31"> and </text:span><text:span text:style-name="T44">Homo sapiens sapiens</text:span><text:span text:style-name="T31"> (modern man) co-existed in the same region.</text:span><text:span text:style-name="T59">37</text:span></text:p>
      <text:p text:style-name="P13">This situation apparently indicates the invalidity of the claim that they are ancestors of one another. A paleontologist from Harvard University, Stephen Jay Gould, explains this deadlock of the theory of evolution, although he is an evolutionist himself:</text:p>
      <text:p text:style-name="P3"><text:span text:style-name="T36">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57">38</text:span></text:p>
      <text:p text:style-name="P13">Put briefly, the scenario of human evolution, which is "upheld" with the help of various drawings of some "half ape, half human" creatures appearing in the media and course books, that is, frankly, by means of propaganda, is nothing but a tale with no scientific foundation. </text:p>
      <text:p text:style-name="P12"><text:span text:style-name="T31">Lord Solly Zuckerman, one of the most famous and respected scientists in the U.K., who carried out research on this subject for years and studied </text:span><text:span text:style-name="T44">Australopithecus</text:span><text:span text:style-name="T31"> fossils for 15 years, finally concluded, despite being an evolutionist himself, that there is, in fact, no such family tree branching out from ape-like creatures to man. </text:span></text:p>
      <text:p text:style-name="P25">Zuckerman also made an interesting "spectrum of science" ranging from those he considered scientific to those he considered unscientific. According to Zuckerman's spectrum, the most "scientific"—that is, depending on concrete data—fields of science are <text:soft-page-break/>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3"><text:span text:style-name="T42">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57">39</text:span></text:p>
      <text:p text:style-name="P25">The tale of human evolution boils down to nothing but the prejudiced interpretations of some fossils unearthed by certain people, who blindly adhere to their theory.</text:p>
      <text:p text:style-name="P25"/>
      <text:p text:style-name="P42">Technology in the Eye and the Ear</text:p>
      <text:p text:style-name="P22"/>
      <text:p text:style-name="P25">Another subject that remains unanswered by evolutionary theory is the excellent quality of perception in the eye and the ear. </text:p>
      <text:p text:style-name="P25">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25">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25">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25">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25">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25">If a device producing a more primitive image than the eye could not have been formed by chance, then it is very evident that the eye and the image seen by the eye could not have been formed by chance. The same situation applies to the ear. The outer ear picks up the <text:soft-page-break/>available sounds by the auricle and directs them to the middle ear, the middle ear transmits the sound vibrations by intensifying them, and the inner ear sends these vibrations to the brain by translating them into electric signals. Just as with the eye, the act of hearing finalises in the center of hearing in the brain. </text:p>
      <text:p text:style-name="P25">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was measured by a precise device at that moment, complete silence would be found to be prevailing there. </text:p>
      <text:p text:style-name="P25">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12"><text:span text:style-name="T63">So far, no man-made visual or recording apparatus has been as sensitive and successful in perceiving sensory data as </text:span><text:span text:style-name="T31">are the eye and the ear. However, as far as seeing and hearing are concerned, a far greater truth lies beyond all this. </text:span></text:p>
      <text:p text:style-name="P13"/>
      <text:p text:style-name="P32"/>
      <text:p text:style-name="P38">To Whom Does the Consciousness That Sees and </text:p>
      <text:p text:style-name="P38">Hears within the Brain Belong?</text:p>
      <text:p text:style-name="P24"/>
      <text:p text:style-name="P13">Who watches an alluring world in the brain, listens to symphonies and the twittering of birds, and smells the rose?</text:p>
      <text:p text:style-name="P13">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ext:soft-page-break/>to the nerves, the fat layer, and neurons comprising the brain. This is why Darwinist-materialists, who believe that everything is comprised of matter, cannot answer these questions. </text:p>
      <text:p text:style-name="P13">For this consciousness is the spirit God creates, which needs neither the eye to watch the images nor the ear to hear the sounds. Furthermore, it does not need the brain to think. </text:p>
      <text:p text:style-name="P13">Everyone who reads this explicit and scientific fact should ponder on Almighty God, and fear and seek refuge in Him, for He squeezes the entire universe in a pitch-dark place of a few cubic centimeters in a three-dimensional, colored, shadowy, and luminous form.</text:p>
      <text:p text:style-name="P13"/>
      <text:p text:style-name="P42">A Materialist Faith</text:p>
      <text:p text:style-name="P24"/>
      <text:p text:style-name="P12"><text:span text:style-name="T31">The in</text:span><text:span text:style-name="T63">formation we have presented so far shows us that the theory of evolution is a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span></text:p>
      <text:p text:style-name="P25">However, the theory of evolution is kept on the agenda of science. Some people even try to represent criticisms directed against it as an "attack on science." Why?</text:p>
      <text:p text:style-name="P25">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25">Interestingly enough, they also confess this fact from time to time. A well-known geneticist and an outspoken evolutionist, Richard C. Lewontin from Harvard University, confesses that he is "first and foremost a materialist and then a scientist":</text:p>
      <text:p text:style-name="P3"><text:span text:style-name="T42">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T57">40</text:span></text:p>
      <text:p text:style-name="P25">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p>
      <text:p text:style-name="P12"><text:span text:style-name="T63">Anyone who does not look at the origin of living beings with a materialist prejudice will see this evident truth: All living beings are works of a Creator, Who is All-Powerful, All-Wise, and All-Knowing. This Creator is </text:span><text:span text:style-name="T31">God, Who created the whole universe from non-existence, designed it in the most perfect form, and fashioned all living beings. </text:span></text:p>
      <text:p text:style-name="P71"/>
      <text:p text:style-name="P32"/>
      <text:p text:style-name="P37"><text:span text:style-name="T61">The Theory of Evolution is the Most Potent Spell in the World</text:span></text:p>
      <text:p text:style-name="P22"><text:soft-page-break/></text:p>
      <text:p text:style-name="P25">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25">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Prophet Ibrahim (peace be upon him) worshipping idols they had made with their own hands, or the people of the Prophet Musa (peace be upon him) worshipping the Golden Calf.</text:p>
      <text:p text:style-name="P25">In fact, God has pointed to this lack of reason in the Qur'an. In many verse, He reveals in many verses that some peoples' minds will be closed and that they will be powerless to see the truth. Some of these verses are as follows:</text:p>
      <text:p text:style-name="P56"/>
      <text:p text:style-name="P56">As for those who do not believe, it makes no difference to them whether you warn them or do not warn them, they will not believe. God has sealed up their hearts and hearing and over their eyes is a blindfold. They will have a terrible punishment. (Qur'an, 2:6-7)</text:p>
      <text:p text:style-name="P55"/>
      <text:p text:style-name="P55">… They have hearts with which they do not understand. They have eyes with which they do not see. They have ears with which they do not hear. Such people are like cattle. No, they are even further astray! They are the unaware. (7: 179)</text:p>
      <text:p text:style-name="P55"/>
      <text:p text:style-name="P55">Even if We opened up to them a door into heaven, and they spent the day ascending through it, they would only say: "Our eyesight is befuddled! Or rather we have been put under a spell!" (Qur'an, 15: 14-15) </text:p>
      <text:p text:style-name="P16"/>
      <text:p text:style-name="P25">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text:soft-page-break/>come together and form a universe that functions with a flawless system of organization, discipline, reason, and consciousness; a planet named Earth with all of its features so perfectly suited to life; and living things full of countless complex systems. </text:p>
      <text:p text:style-name="P25">In fact, the Qur'an relates the incident of Prophet Musa and Pharaoh to show that some people who support atheistic philosophies actually influence others by magic. When Pharaoh was told about the true religion, he told Prophet Musa to meet with his own magicians. When Musa did so, he told them to demonstrate their abilities first. The verses continue:</text:p>
      <text:p text:style-name="P50"/>
      <text:p text:style-name="P50">He said: "You throw." And when they threw, they cast a spell on the people's eyes and caused them to feel great fear of them. They produced an extremely powerful magic. (Qur'an, 7: 116)</text:p>
      <text:p text:style-name="P15"/>
      <text:p text:style-name="P25">As we have seen, Pharaoh's magicians were able to deceive everyone, apart from Musa and those who believed in him. However, his evidence broke the spell, or "swallowed up what they had forged," as the verse puts it.</text:p>
      <text:p text:style-name="P50"/>
      <text:p text:style-name="P50">We revealed to Musa, "Throw down your staff." And it immediately swallowed up what they had forged. So the Truth took place and what they did was shown to be false. (Qur'an, 7: 117-119)</text:p>
      <text:p text:style-name="P15"/>
      <text:p text:style-name="P25">As we can see, when people realis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Malcolm Muggeridge, an atheist philosopher and supporter of evolution, admitted he was worried by just that prospect:</text:p>
      <text:p text:style-name="P3"><text:span text:style-name="T42">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57">.41</text:span></text:p>
      <text:p text:style-name="P25">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25"/>
      <text:p text:style-name="P25"/>
      <text:p text:style-name="P25"/>
      <text:p text:style-name="P28">NOTES</text:p>
      <text:p text:style-name="P29"/>
      <text:p text:style-name="P30"/>
      <text:p text:style-name="P30">1. L.H.Morgan, Ancient Society, London, 1877, p.357-360.</text:p>
      <text:p text:style-name="P30">2. Georges Dumézil, Les survivances de Totémisme dans le monde indo-européen, Revue d’histoire des Religions 28 (1898).</text:p>
      <text:p text:style-name="P30">3. Coskun Susoy, Araf, June 8, 1996.</text:p>
      <text:p text:style-name="P30">4. Drug Report 2000, United Nations Office for Drug Control and Crime Prevention.</text:p>
      <text:p text:style-name="P30">5. Statistics on Trafficking and Prostitution in Asia and the Pacific, CATW Factbook, 1999 http://www.catwinternational.org/fb/Asia_Pacific.html </text:p>
      <text:p text:style-name="P30">6. US Department of Labor, Report on the Prostitution of Children, 1996.</text:p>
      <text:p text:style-name="P30">7. Kathlyn Gay, Child Labor: A Global Crisis, 1998, citing Joan J. Johnson, Teen Prostitution, 1992.</text:p>
      <text:p text:style-name="P30">8. Emre Yilmaz, Genc Bir Is Adamina (To A Young Businessman), Ilkkaynak, 20.edition, 2001, p.11.</text:p>
      <text:p text:style-name="P30">9. Emre Yilmaz, Genc Bir Is Adamina (To A Young Businessman), Ilkkaynak, 20.edition, 2001, p.11.</text:p>
      <text:p text:style-name="P30">10. Emre Yilmaz, Genc Bir Is Adamina (To A Young Businessman), Ilkkaynak, 20.edition, 2001, p.24-25.</text:p>
      <text:p text:style-name="P30">11. Emre Yilmaz, Genc Bir Is Adamina (To A Young Businessman), Ilkkaynak, 20.edition, 2001, p.39.</text:p>
      <text:p text:style-name="P30">12. Emre Yilmaz, Genc Bir Is Adamina (To A Young Businessman), Ilkkaynak, 20.edition, 2001, p.21.</text:p>
      <text:p text:style-name="P30">13. Richard Dawkins, The Selfish Gene, Oxford: Oxford University Press, 2nd Edition 1989, p.2.</text:p>
      <text:p text:style-name="P30">14. Phillip Johnson, The Wedge of Truth: Splitting the Foundations of Naturalism, Illinois, 2000, p.106.</text:p>
      <text:p text:style-name="P30">15. Stephen J. Gould, Ever Since Darwin: Reflections in Natural History, New York, 1992, p. 224.</text:p>
      <text:p text:style-name="P30">16. Stephen J. Gould, Ever Since Darwin: Reflections in Natural History, New York, 1992, p. 223.</text:p>
      <text:p text:style-name="P30">17. Steven Pinker, "Why They kill Their Newborns", New York Times, November 2, 1997.</text:p>
      <text:p text:style-name="P30">18. Michael Kelly, Arguing for Infanticide, The Washington Post, November 6, 1997 http://connell.cs.swau.edu/eds/Links/ItHasBegun.htm</text:p>
      <text:p text:style-name="P30">19. Stephen J. Gould, Ever Since Darwin: Reflections in Natural History, New York, 1992, p. 239.</text:p>
      <text:p text:style-name="P31"><text:span text:style-name="T63">20. Margaret Wertheim , "Born to Rape," Salon.Com, February 29, 2000 http://dir.salon.com/books/feature/2000/02/29/rape/index.html </text:span></text:p>
      <text:p text:style-name="P30">21. Grolier International Encyclopedia CD Edition, "Clan".</text:p>
      <text:p text:style-name="P30"><text:soft-page-break/>22. Sidney Fox, Klaus Dose, Molecular Evolution and The Origin of Life, W.H. Freeman and Company, San Francisco, 1972, p. 4.</text:p>
      <text:p text:style-name="P30">23. Alexander I. Oparin, Origin of Life, Dover Publications, NewYork, 1936, 1953 (reprint), p. 196.</text:p>
      <text:p text:style-name="P30">24. "New Evidence on Evolution of Early Atmosphere and Life", Bulletin of the American Meteorological Society, vol 63, November 1982, p. 1328-1330. </text:p>
      <text:p text:style-name="P30">25. Stanley Miller, Molecular Evolution of Life: Current Status of the Prebiotic Synthesis of Small Molecules, 1986, p. 7.</text:p>
      <text:p text:style-name="P30">26. Jeffrey Bada, Earth, February 1998, p. 40</text:p>
      <text:p text:style-name="P30">27. Leslie E. Orgel, "The Origin of Life on Earth", Scientific American, vol. 271, October 1994, p. 78.</text:p>
      <text:p text:style-name="P30">28. Charles Darwin, The Origin of Species by Means of Natural Selection, The Modern Library, New York, p. 127.</text:p>
      <text:p text:style-name="P30">29. Charles Darwin, The Origin of Species: A Facsimile of the First Edition, Harvard University Press, 1964, p. 184.</text:p>
      <text:p text:style-name="P30">30. B. G. Ranganathan, Origins?, Pennsylvania: The Banner Of Truth Trust, 1988, p. 7.</text:p>
      <text:p text:style-name="P30">31. Charles Darwin, The Origin of Species: A Facsimile of the First Edition, Harvard University Press, 1964, p. 179.</text:p>
      <text:p text:style-name="P30">32. Derek A. Ager, "The Nature of the Fossil Record", Proceedings of the British Geological Association, vol 87, 1976, p. 133.</text:p>
      <text:p text:style-name="P30">33. Douglas J. Futuyma, Science on Trial, Pantheon Books, New York, 1983. p. 197.</text:p>
      <text:p text:style-name="P30">34. Solly Zuckerman, Beyond The Ivory Tower, Toplinger Publications, New York, 1970, pp. 75-94; Charles E. Oxnard, "The Place of Australopithecines in Human Evolution: Grounds for Doubt", Nature, vol 258, p. 389.</text:p>
      <text:p text:style-name="P30">35. "Could science be brought to an end by scientists' belief that they have final answers or by society's reluctance to pay the bills?" Scientific American, December 1992, p. 20.</text:p>
      <text:p text:style-name="P30">36. Alan Walker, Science, vol. 207, 7 March 1980, p. 1103; A. J. Kelso, Physical Antropology, 1st ed., J. B. Lipincott Co., New York, 1970, p. 221; M. D. Leakey, Olduvai Gorge, vol. 3, Cambridge University Press, Cambridge, 1971, p. 272.</text:p>
      <text:p text:style-name="P30">37. Jeffrey Kluger, "Not So Extinct After All: The Primitive Homo Erectus May Have Survived Long Enough To Coexist With Modern Humans," Time, 23 December 1996.</text:p>
      <text:p text:style-name="P30">38. S. J. Gould, Natural History, vol. 85, 1976, p. 30.</text:p>
      <text:p text:style-name="P30">39. Solly Zuckerman, Beyond The Ivory Tower, p. 19.</text:p>
      <text:p text:style-name="P30">40. Richard Lewontin, "The Demon-Haunted World," The New York Review of Books, January 9, 1997, p. 28.</text:p>
      <text:p text:style-name="P30">41. Malcolm Muggeridge, The End of Christendom, Grand Rapids: Eerdmans, 1980, p. 43.</text:p>
      <text:p text:style-name="P25"/>
      <text:p text:style-name="P25"/>
      <text:p text:style-name="P25"/>
      <text:p text:style-name="P25"/>
      <text:p text:style-name="P25"><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Brodway" svg:font-family="Brodway, 'Times New 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fo:color="#ff0000" fo:font-size="16pt" fo:letter-spacing="0.45cm" fo:font-weight="bold" style:font-size-asian="16pt" style:font-weight-asian="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20pt" fo:letter-spacing="0.15cm" fo:font-weight="bold" style:font-size-asian="20pt" style:font-weight-asian="bold"/>
    </style:style>
    <style:style style:name="Heading_20_2" style:display-name="Heading 2" style:family="paragraph" style:parent-style-name="Standard" style:next-style-name="Standard" style:default-outline-level="2" style:class="text">
      <style:paragraph-properties fo:line-height="1.058cm" fo:keep-with-next="always"/>
      <style:text-properties fo:font-size="14pt"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font-name="Brodway" fo:font-family="Brodway, 'Times New Roman'" style:font-pitch="variable" fo:font-size="36pt" fo:font-weight="bold" style:font-size-asian="36pt" style:font-weight-asian="bold" style:font-name-complex="Brodway" style:font-family-complex="Brodway, 'Times New Roman'" style:font-pitch-complex="variable"/>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color="#ff0000" fo:font-size="22pt" fo:font-weight="bold" style:font-size-asian="22pt" style:font-weight-asian="bold"/>
    </style:style>
    <style:style style:name="ANA_20_METIN" style:display-name="ANA METIN" style:family="paragraph" style:parent-style-name="Standard">
      <style:paragraph-properties fo:margin-left="0cm" fo:margin-right="0cm" fo:line-height="0.6cm" fo:text-align="justify" style:justify-single-word="false" fo:text-indent="0.801cm" style:auto-text-indent="false"/>
      <style:text-properties style:font-name="New York" fo:font-family="'New York', 'Times New Roman'" style:font-family-generic="roman" style:font-pitch="variable" fo:font-size="11pt" style:font-size-asian="11pt" style:font-name-complex="New York" style:font-family-complex="'New York', 'Times New Roman'" style:font-family-generic-complex="roman" style:font-pitch-complex="variable"/>
    </style:style>
    <style:style style:name="ARA_20_BASLIK" style:display-name="ARA BASLIK" style:family="paragraph" style:parent-style-name="Standard">
      <style:paragraph-properties fo:margin-left="0cm" fo:margin-right="0cm" fo:margin-top="0.049cm" fo:margin-bottom="0.15cm" loext:contextual-spacing="false" fo:line-height="0.67cm" fo:text-align="center" style:justify-single-word="false" fo:text-indent="0.801cm" style:auto-text-indent="false"/>
      <style:text-properties style:font-name="New York" fo:font-family="'New York', 'Times New Roman'" style:font-family-generic="roman" style:font-pitch="variable" fo:font-size="13pt" fo:letter-spacing="0.018cm" fo:font-weight="bold" style:font-size-asian="13pt" style:font-weight-asian="bold" style:font-name-complex="New York" style:font-family-complex="'New York', 'Times New Roman'" style:font-family-generic-complex="roman" style:font-pitch-complex="variable"/>
    </style:style>
    <style:style style:name="ALINTI" style:family="paragraph" style:parent-style-name="Standard">
      <style:paragraph-properties fo:margin-left="0.801cm" fo:margin-right="0cm" fo:margin-top="0.071cm" fo:margin-bottom="0.071cm" loext:contextual-spacing="false" fo:line-height="0.564cm" fo:text-align="justify" style:justify-single-word="false" fo:text-indent="0cm" style:auto-text-indent="false"/>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AYET" style:family="paragraph" style:parent-style-name="Standard" style:next-style-name="Heading_20_1">
      <style:paragraph-properties fo:margin-left="0.801cm" fo:margin-right="0cm" fo:margin-top="0.071cm" fo:margin-bottom="0.071cm" loext:contextual-spacing="false" fo:line-height="0.547cm" fo:text-align="justify" style:justify-single-word="false" fo:text-indent="0cm" style:auto-text-indent="false"/>
      <style:text-properties style:font-name="New York" fo:font-family="'New York', 'Times New Roman'" style:font-family-generic="roman" style:font-pitch="variable" fo:font-size="10pt" fo:letter-spacing="0.026cm" style:font-size-asian="10pt" style:font-name-complex="New York" style:font-family-complex="'New York', 'Times New Roman'" style:font-family-generic-complex="roman" style:font-pitch-complex="variable"/>
    </style:style>
    <style:style style:name="RESIM_20_ALTI" style:display-name="RESIM ALTI" style:family="paragraph" style:parent-style-name="Standard">
      <style:paragraph-properties fo:line-height="0.388cm"/>
      <style:text-properties fo:font-size="8pt" fo:font-weight="bold" style:font-size-asian="8pt" style:font-weight-asian="bold"/>
    </style:style>
    <style:style style:name="KUTU_20_AYET" style:display-name="KUTU AYET" style:family="paragraph" style:parent-style-name="Standard">
      <style:paragraph-properties fo:line-height="0.564cm" fo:text-align="center" style:justify-single-word="false"/>
    </style:style>
    <style:style style:name="BEYAZ_20_TANITIM_20_YAZI" style:display-name="BEYAZ TANITIM YAZI" style:family="paragraph" style:parent-style-name="Standard">
      <style:paragraph-properties fo:line-height="0.3cm"/>
      <style:text-properties fo:font-size="6pt" style:font-size-asian="6pt"/>
    </style:style>
    <style:style style:name="TANITIM" style:family="paragraph" style:parent-style-name="Standard">
      <style:paragraph-properties fo:line-height="0.282cm" fo:text-align="justify" style:justify-single-word="false"/>
      <style:text-properties fo:font-size="6pt" style:font-size-asian="6pt"/>
    </style:style>
    <style:style style:name="AYET_20_ÜST" style:display-name="AYET ÜST" style:family="paragraph" style:parent-style-name="Standard">
      <style:paragraph-properties fo:margin-left="0.801cm" fo:margin-right="0cm" fo:margin-top="0cm" fo:margin-bottom="0.076cm" loext:contextual-spacing="false" fo:line-height="0.529cm" fo:text-align="justify" style:justify-single-word="false" fo:text-indent="0cm" style:auto-text-indent="false"/>
      <style:text-properties fo:font-size="9pt" fo:font-weight="bold" style:font-size-asian="9pt" style:font-weight-asian="bold"/>
    </style:style>
    <style:style style:name="AYET_20_ALT" style:display-name="AYET ALT" style:family="paragraph" style:parent-style-name="Standard">
      <style:paragraph-properties fo:margin-left="0.801cm" fo:margin-right="0cm" fo:margin-top="0.076cm" fo:margin-bottom="0cm" loext:contextual-spacing="false" fo:line-height="0.529cm" fo:text-align="justify" style:justify-single-word="false" fo:text-indent="0cm" style:auto-text-indent="false"/>
      <style:text-properties fo:font-size="9pt" fo:font-weight="bold" style:font-size-asian="9pt"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DARK CLAN</dc:title>
    <meta:initial-creator>HARUN YAHYA</meta:initial-creator>
    <meta:creation-date>1904-01-01T00:55:00</meta:creation-date>
    <dc:date>2020-07-05T01:03:29.795382714</dc:date>
    <meta:editing-cycles>40</meta:editing-cycles>
    <meta:editing-duration>PT5H49M38S</meta:editing-duration>
    <meta:generator>LibreOffice/6.4.4.2$Linux_X86_64 LibreOffice_project/523b8e55cdb4890550c54dc0a0ee2ea29d34e811</meta:generator>
    <meta:keyword>THE DARK CLAN</meta:keyword>
    <dc:subject>THE DARK CLAN</dc:subject>
    <meta:document-statistic meta:table-count="0" meta:image-count="0" meta:object-count="0" meta:page-count="74" meta:paragraph-count="519" meta:word-count="27780" meta:character-count="165436" meta:non-whitespace-character-count="138006"/>
  </office:meta>
</office:document-meta>
</file>